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ec08e3" officeooo:paragraph-rsid="00ec08e3"/>
    </style:style>
    <style:style style:name="P4" style:family="paragraph" style:parent-style-name="Byline">
      <style:text-properties officeooo:rsid="00f252b8" officeooo:paragraph-rsid="00f252b8"/>
    </style:style>
    <style:style style:name="P5" style:family="paragraph" style:parent-style-name="Byline">
      <style:text-properties officeooo:rsid="01020561" officeooo:paragraph-rsid="01020561"/>
    </style:style>
    <style:style style:name="P6" style:family="paragraph" style:parent-style-name="Byline">
      <style:text-properties officeooo:rsid="010510a3" officeooo:paragraph-rsid="010510a3"/>
    </style:style>
    <style:style style:name="P7" style:family="paragraph" style:parent-style-name="Byline">
      <style:text-properties officeooo:rsid="011b5b9d" officeooo:paragraph-rsid="011b5b9d"/>
    </style:style>
    <style:style style:name="P8" style:family="paragraph" style:parent-style-name="Byline">
      <style:text-properties officeooo:rsid="01323263" officeooo:paragraph-rsid="01323263"/>
    </style:style>
    <style:style style:name="P9" style:family="paragraph" style:parent-style-name="Byline">
      <style:text-properties officeooo:rsid="01391ecd" officeooo:paragraph-rsid="01391ecd"/>
    </style:style>
    <style:style style:name="P10" style:family="paragraph" style:parent-style-name="Byline">
      <style:text-properties officeooo:rsid="0139d843" officeooo:paragraph-rsid="0139d843"/>
    </style:style>
    <style:style style:name="P11" style:family="paragraph" style:parent-style-name="Byline">
      <style:text-properties officeooo:rsid="013da747" officeooo:paragraph-rsid="013da747"/>
    </style:style>
    <style:style style:name="P12" style:family="paragraph" style:parent-style-name="Byline">
      <style:text-properties officeooo:rsid="014dc309" officeooo:paragraph-rsid="014dc309"/>
    </style:style>
    <style:style style:name="P13" style:family="paragraph" style:parent-style-name="Byline">
      <style:text-properties officeooo:rsid="015914ee" officeooo:paragraph-rsid="015914ee"/>
    </style:style>
    <style:style style:name="P14" style:family="paragraph" style:parent-style-name="Byline">
      <style:text-properties officeooo:rsid="015a6647" officeooo:paragraph-rsid="015a6647"/>
    </style:style>
    <style:style style:name="P15" style:family="paragraph" style:parent-style-name="Byline">
      <style:text-properties officeooo:rsid="0167a718" officeooo:paragraph-rsid="0167a718"/>
    </style:style>
    <style:style style:name="P16" style:family="paragraph" style:parent-style-name="Byline">
      <style:text-properties officeooo:rsid="016f0790" officeooo:paragraph-rsid="016f0790"/>
    </style:style>
    <style:style style:name="P17" style:family="paragraph" style:parent-style-name="Byline">
      <style:text-properties officeooo:rsid="016f2f1e" officeooo:paragraph-rsid="016f2f1e"/>
    </style:style>
    <style:style style:name="P18" style:family="paragraph" style:parent-style-name="Byline">
      <style:text-properties officeooo:rsid="01784a64" officeooo:paragraph-rsid="01784a64"/>
    </style:style>
    <style:style style:name="P19" style:family="paragraph" style:parent-style-name="Byline">
      <style:text-properties officeooo:rsid="017fa925" officeooo:paragraph-rsid="017fa925"/>
    </style:style>
    <style:style style:name="P20" style:family="paragraph" style:parent-style-name="Byline">
      <style:text-properties officeooo:rsid="0186fd47" officeooo:paragraph-rsid="0186fd47"/>
    </style:style>
    <style:style style:name="P21" style:family="paragraph" style:parent-style-name="Byline">
      <style:text-properties officeooo:rsid="01913996" officeooo:paragraph-rsid="01913996"/>
    </style:style>
    <style:style style:name="P22" style:family="paragraph" style:parent-style-name="Byline">
      <style:text-properties officeooo:rsid="0198d508" officeooo:paragraph-rsid="0198d508"/>
    </style:style>
    <style:style style:name="P23" style:family="paragraph" style:parent-style-name="Byline">
      <style:text-properties officeooo:rsid="01eb54df" officeooo:paragraph-rsid="01eb54df"/>
    </style:style>
    <style:style style:name="P24" style:family="paragraph" style:parent-style-name="Byline">
      <style:text-properties officeooo:rsid="01ec70f1" officeooo:paragraph-rsid="01ec70f1"/>
    </style:style>
    <style:style style:name="P25" style:family="paragraph" style:parent-style-name="Byline">
      <style:text-properties officeooo:rsid="0227b3a5" officeooo:paragraph-rsid="0227b3a5"/>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1784a64" style:font-style-asian="normal" style:font-style-complex="normal"/>
    </style:style>
    <style:style style:name="P28" style:family="paragraph" style:parent-style-name="Text_20_body">
      <style:text-properties fo:font-style="normal" officeooo:rsid="00c394a1" officeooo:paragraph-rsid="01665a26" style:font-style-asian="normal" style:font-style-complex="normal"/>
    </style:style>
    <style:style style:name="P29" style:family="paragraph" style:parent-style-name="Text_20_body">
      <style:text-properties fo:font-style="normal" officeooo:rsid="0120a302" officeooo:paragraph-rsid="00df33ae" style:font-style-asian="normal" style:font-style-complex="normal"/>
    </style:style>
    <style:style style:name="P30" style:family="paragraph" style:parent-style-name="Text_20_body">
      <style:text-properties fo:font-style="normal" officeooo:rsid="00f6826f" officeooo:paragraph-rsid="00f6826f" style:font-style-asian="normal" style:font-style-complex="normal"/>
    </style:style>
    <style:style style:name="P31" style:family="paragraph" style:parent-style-name="Text_20_body">
      <style:text-properties fo:font-style="normal" officeooo:rsid="00f8423e" officeooo:paragraph-rsid="00f8423e" style:font-style-asian="normal" style:font-style-complex="normal"/>
    </style:style>
    <style:style style:name="P32" style:family="paragraph" style:parent-style-name="Text_20_body">
      <style:text-properties fo:font-style="normal" officeooo:rsid="011b5b9d" officeooo:paragraph-rsid="011b5b9d" style:font-style-asian="normal" style:font-style-complex="normal"/>
    </style:style>
    <style:style style:name="P33" style:family="paragraph" style:parent-style-name="Text_20_body">
      <style:text-properties fo:font-style="normal" officeooo:rsid="01323263" officeooo:paragraph-rsid="01323263" style:font-style-asian="normal" style:font-style-complex="normal"/>
    </style:style>
    <style:style style:name="P34" style:family="paragraph" style:parent-style-name="Text_20_body">
      <style:text-properties fo:font-style="normal" officeooo:rsid="01593e97" officeooo:paragraph-rsid="01593e97" style:font-style-asian="normal" style:font-style-complex="normal"/>
    </style:style>
    <style:style style:name="P35" style:family="paragraph" style:parent-style-name="Text_20_body">
      <style:text-properties fo:font-style="normal" officeooo:rsid="01593e97" officeooo:paragraph-rsid="021cf083" style:font-style-asian="normal" style:font-style-complex="normal"/>
    </style:style>
    <style:style style:name="P36" style:family="paragraph" style:parent-style-name="Text_20_body">
      <style:text-properties fo:font-style="normal" officeooo:rsid="01593e97" officeooo:paragraph-rsid="025c7b9e" style:font-style-asian="normal" style:font-style-complex="normal"/>
    </style:style>
    <style:style style:name="P37" style:family="paragraph" style:parent-style-name="Text_20_body">
      <style:text-properties fo:font-style="normal" officeooo:rsid="01593e97" officeooo:paragraph-rsid="025e2ada" style:font-style-asian="normal" style:font-style-complex="normal"/>
    </style:style>
    <style:style style:name="P38" style:family="paragraph" style:parent-style-name="Text_20_body">
      <style:text-properties fo:font-style="normal" officeooo:rsid="016767fe" officeooo:paragraph-rsid="016767fe" style:font-style-asian="normal" style:font-style-complex="normal"/>
    </style:style>
    <style:style style:name="P39" style:family="paragraph" style:parent-style-name="Text_20_body">
      <style:text-properties fo:font-style="normal" officeooo:rsid="016f2f1e" officeooo:paragraph-rsid="016f2f1e" style:font-style-asian="normal" style:font-style-complex="normal"/>
    </style:style>
    <style:style style:name="P40" style:family="paragraph" style:parent-style-name="Text_20_body">
      <style:text-properties fo:font-style="normal" officeooo:rsid="01702d8a" officeooo:paragraph-rsid="01702d8a" style:font-style-asian="normal" style:font-style-complex="normal"/>
    </style:style>
    <style:style style:name="P41" style:family="paragraph" style:parent-style-name="Text_20_body">
      <style:text-properties fo:font-style="normal" officeooo:rsid="01784a64" officeooo:paragraph-rsid="01784a64" style:font-style-asian="normal" style:font-style-complex="normal"/>
    </style:style>
    <style:style style:name="P42" style:family="paragraph" style:parent-style-name="Text_20_body">
      <style:text-properties fo:font-style="normal" officeooo:rsid="017b11c1" officeooo:paragraph-rsid="017b11c1" style:font-style-asian="normal" style:font-style-complex="normal"/>
    </style:style>
    <style:style style:name="P43" style:family="paragraph" style:parent-style-name="Text_20_body">
      <style:text-properties fo:font-style="normal" officeooo:rsid="0186fd47" officeooo:paragraph-rsid="0186fd47" style:font-style-asian="normal" style:font-style-complex="normal"/>
    </style:style>
    <style:style style:name="P44" style:family="paragraph" style:parent-style-name="Text_20_body">
      <style:text-properties fo:font-style="normal" officeooo:rsid="0187cae2" officeooo:paragraph-rsid="0187cae2" style:font-style-asian="normal" style:font-style-complex="normal"/>
    </style:style>
    <style:style style:name="P45" style:family="paragraph" style:parent-style-name="Text_20_body">
      <style:text-properties fo:font-style="normal" officeooo:rsid="01913996" officeooo:paragraph-rsid="01913996" style:font-style-asian="normal" style:font-style-complex="normal"/>
    </style:style>
    <style:style style:name="P46" style:family="paragraph" style:parent-style-name="Text_20_body">
      <style:text-properties fo:font-style="normal" officeooo:rsid="01926f5f" officeooo:paragraph-rsid="01926f5f" style:font-style-asian="normal" style:font-style-complex="normal"/>
    </style:style>
    <style:style style:name="P47" style:family="paragraph" style:parent-style-name="Text_20_body">
      <style:text-properties fo:font-style="normal" officeooo:rsid="019bee0a" officeooo:paragraph-rsid="019bee0a" style:font-style-asian="normal" style:font-style-complex="normal"/>
    </style:style>
    <style:style style:name="P48" style:family="paragraph" style:parent-style-name="Text_20_body">
      <style:text-properties fo:font-style="normal" officeooo:rsid="019bee0a" officeooo:paragraph-rsid="01a4dc47" style:font-style-asian="normal" style:font-style-complex="normal"/>
    </style:style>
    <style:style style:name="P49" style:family="paragraph" style:parent-style-name="Text_20_body">
      <style:text-properties fo:font-style="normal" officeooo:rsid="019dbf7d" officeooo:paragraph-rsid="019dbf7d" style:font-style-asian="normal" style:font-style-complex="normal"/>
    </style:style>
    <style:style style:name="P50" style:family="paragraph" style:parent-style-name="Text_20_body">
      <style:text-properties fo:font-style="normal" officeooo:rsid="01efb118" officeooo:paragraph-rsid="01efb118" style:font-style-asian="normal" style:font-style-complex="normal"/>
    </style:style>
    <style:style style:name="P51" style:family="paragraph" style:parent-style-name="Text_20_body">
      <style:text-properties fo:font-style="normal" officeooo:rsid="01efb6a4" officeooo:paragraph-rsid="01efb6a4" style:font-style-asian="normal" style:font-style-complex="normal"/>
    </style:style>
    <style:style style:name="P52" style:family="paragraph" style:parent-style-name="Text_20_body">
      <style:text-properties fo:font-style="normal" officeooo:rsid="020c3535" officeooo:paragraph-rsid="020c3535" style:font-style-asian="normal" style:font-style-complex="normal"/>
    </style:style>
    <style:style style:name="P53" style:family="paragraph" style:parent-style-name="Text_20_body">
      <style:text-properties fo:font-style="normal" officeooo:rsid="020c564a" officeooo:paragraph-rsid="020c564a" style:font-style-asian="normal" style:font-style-complex="normal"/>
    </style:style>
    <style:style style:name="P54" style:family="paragraph" style:parent-style-name="Text_20_body">
      <style:text-properties fo:font-style="normal" officeooo:rsid="020e6f48" officeooo:paragraph-rsid="020e6f48" style:font-style-asian="normal" style:font-style-complex="normal"/>
    </style:style>
    <style:style style:name="P55" style:family="paragraph" style:parent-style-name="Text_20_body">
      <style:text-properties fo:font-style="normal" officeooo:rsid="022622bf" officeooo:paragraph-rsid="022622bf" style:font-style-asian="normal" style:font-style-complex="normal"/>
    </style:style>
    <style:style style:name="P56" style:family="paragraph" style:parent-style-name="Text_20_body">
      <style:text-properties fo:font-style="normal" officeooo:rsid="024b13b2" officeooo:paragraph-rsid="024b13b2" style:font-style-asian="normal" style:font-style-complex="normal"/>
    </style:style>
    <style:style style:name="P57" style:family="paragraph" style:parent-style-name="Text_20_body">
      <style:text-properties fo:font-style="normal" officeooo:rsid="0272992b" officeooo:paragraph-rsid="0272992b" style:font-style-asian="normal" style:font-style-complex="normal"/>
    </style:style>
    <style:style style:name="P58" style:family="paragraph" style:parent-style-name="Text_20_body">
      <style:text-properties officeooo:rsid="009f7541" officeooo:paragraph-rsid="00df33ae"/>
    </style:style>
    <style:style style:name="P59" style:family="paragraph" style:parent-style-name="Text_20_body">
      <style:text-properties officeooo:rsid="0078ca9c" officeooo:paragraph-rsid="00df33ae"/>
    </style:style>
    <style:style style:name="P60" style:family="paragraph" style:parent-style-name="Text_20_body">
      <style:text-properties officeooo:paragraph-rsid="00df33ae"/>
    </style:style>
    <style:style style:name="P61" style:family="paragraph" style:parent-style-name="Text_20_body">
      <style:text-properties officeooo:paragraph-rsid="00e1f6ce"/>
    </style:style>
    <style:style style:name="P62" style:family="paragraph" style:parent-style-name="Text_20_body">
      <style:text-properties officeooo:rsid="00f8423e" officeooo:paragraph-rsid="00f8423e"/>
    </style:style>
    <style:style style:name="P63" style:family="paragraph" style:parent-style-name="Text_20_body">
      <style:text-properties officeooo:rsid="01020561" officeooo:paragraph-rsid="01020561"/>
    </style:style>
    <style:style style:name="P64" style:family="paragraph" style:parent-style-name="Text_20_body">
      <style:text-properties officeooo:paragraph-rsid="00ec08e3"/>
    </style:style>
    <style:style style:name="P65" style:family="paragraph" style:parent-style-name="Text_20_body">
      <style:text-properties officeooo:rsid="011b5b9d" officeooo:paragraph-rsid="011b5b9d"/>
    </style:style>
    <style:style style:name="P66" style:family="paragraph" style:parent-style-name="Text_20_body">
      <style:text-properties officeooo:rsid="014ef7c6" officeooo:paragraph-rsid="014ef7c6"/>
    </style:style>
    <style:style style:name="P67" style:family="paragraph" style:parent-style-name="Text_20_body">
      <style:text-properties officeooo:rsid="014ef7c6" officeooo:paragraph-rsid="014f7cfe"/>
    </style:style>
    <style:style style:name="P68" style:family="paragraph" style:parent-style-name="Text_20_body">
      <style:text-properties officeooo:rsid="014f7cfe" officeooo:paragraph-rsid="014f7cfe"/>
    </style:style>
    <style:style style:name="P69" style:family="paragraph" style:parent-style-name="Text_20_body">
      <style:text-properties officeooo:paragraph-rsid="014f7cfe"/>
    </style:style>
    <style:style style:name="P70" style:family="paragraph" style:parent-style-name="Text_20_body">
      <style:text-properties officeooo:rsid="014f96be" officeooo:paragraph-rsid="014f96be"/>
    </style:style>
    <style:style style:name="P71" style:family="paragraph" style:parent-style-name="Text_20_body">
      <style:text-properties officeooo:rsid="01593e97" officeooo:paragraph-rsid="01593e97"/>
    </style:style>
    <style:style style:name="P72" style:family="paragraph" style:parent-style-name="Text_20_body">
      <style:text-properties officeooo:rsid="015a6647" officeooo:paragraph-rsid="015a6647"/>
    </style:style>
    <style:style style:name="P73" style:family="paragraph" style:parent-style-name="Text_20_body">
      <style:text-properties officeooo:rsid="015a6647" officeooo:paragraph-rsid="0254d59a"/>
    </style:style>
    <style:style style:name="P74" style:family="paragraph" style:parent-style-name="Text_20_body">
      <style:text-properties officeooo:rsid="016767fe" officeooo:paragraph-rsid="016767fe"/>
    </style:style>
    <style:style style:name="P75" style:family="paragraph" style:parent-style-name="Text_20_body">
      <style:text-properties officeooo:paragraph-rsid="01665a26"/>
    </style:style>
    <style:style style:name="P76" style:family="paragraph" style:parent-style-name="Text_20_body">
      <style:text-properties officeooo:rsid="016f2f1e" officeooo:paragraph-rsid="016f2f1e"/>
    </style:style>
    <style:style style:name="P77" style:family="paragraph" style:parent-style-name="Text_20_body">
      <style:text-properties officeooo:rsid="01784a64" officeooo:paragraph-rsid="01784a64"/>
    </style:style>
    <style:style style:name="P78" style:family="paragraph" style:parent-style-name="Text_20_body">
      <style:text-properties officeooo:paragraph-rsid="01784a64"/>
    </style:style>
    <style:style style:name="P79" style:family="paragraph" style:parent-style-name="Text_20_body">
      <style:text-properties officeooo:rsid="017a149d" officeooo:paragraph-rsid="017a149d"/>
    </style:style>
    <style:style style:name="P80" style:family="paragraph" style:parent-style-name="Text_20_body">
      <style:text-properties officeooo:rsid="017b11c1" officeooo:paragraph-rsid="017b11c1"/>
    </style:style>
    <style:style style:name="P81" style:family="paragraph" style:parent-style-name="Text_20_body">
      <style:text-properties officeooo:rsid="0186fd47" officeooo:paragraph-rsid="0186fd47"/>
    </style:style>
    <style:style style:name="P82" style:family="paragraph" style:parent-style-name="Text_20_body">
      <style:text-properties officeooo:rsid="01926f5f" officeooo:paragraph-rsid="01926f5f"/>
    </style:style>
    <style:style style:name="P83" style:family="paragraph" style:parent-style-name="Text_20_body">
      <style:text-properties officeooo:rsid="019bee0a" officeooo:paragraph-rsid="019bee0a"/>
    </style:style>
    <style:style style:name="P84" style:family="paragraph" style:parent-style-name="Text_20_body">
      <style:text-properties officeooo:rsid="01c40c02" officeooo:paragraph-rsid="01c40c02"/>
    </style:style>
    <style:style style:name="P85" style:family="paragraph" style:parent-style-name="Text_20_body">
      <style:text-properties officeooo:rsid="01dc8f75" officeooo:paragraph-rsid="01dc8f75"/>
    </style:style>
    <style:style style:name="P86" style:family="paragraph" style:parent-style-name="Text_20_body">
      <style:text-properties officeooo:rsid="01112f24" officeooo:paragraph-rsid="01112f24"/>
    </style:style>
    <style:style style:name="P87" style:family="paragraph" style:parent-style-name="Text_20_body">
      <style:text-properties officeooo:rsid="01dd8d20" officeooo:paragraph-rsid="01dd8d20"/>
    </style:style>
    <style:style style:name="P88" style:family="paragraph" style:parent-style-name="Text_20_body">
      <style:text-properties officeooo:rsid="01e0c5f9" officeooo:paragraph-rsid="01e0c5f9"/>
    </style:style>
    <style:style style:name="P89" style:family="paragraph" style:parent-style-name="Text_20_body">
      <style:text-properties officeooo:rsid="01e23fa2" officeooo:paragraph-rsid="01e23fa2"/>
    </style:style>
    <style:style style:name="P90" style:family="paragraph" style:parent-style-name="Text_20_body">
      <style:text-properties officeooo:rsid="02085db8" officeooo:paragraph-rsid="02085db8"/>
    </style:style>
    <style:style style:name="P91" style:family="paragraph" style:parent-style-name="Text_20_body">
      <style:text-properties officeooo:paragraph-rsid="0246063c"/>
    </style:style>
    <style:style style:name="P92" style:family="paragraph" style:parent-style-name="Text_20_body">
      <style:text-properties officeooo:paragraph-rsid="0246f21e"/>
    </style:style>
    <style:style style:name="P93" style:family="paragraph" style:parent-style-name="Text_20_body">
      <style:text-properties officeooo:paragraph-rsid="0254d59a"/>
    </style:style>
    <style:style style:name="P94" style:family="paragraph" style:parent-style-name="Text_20_body">
      <style:text-properties officeooo:paragraph-rsid="00e3ae92"/>
    </style:style>
    <style:style style:name="P95" style:family="paragraph" style:parent-style-name="Text_20_body">
      <style:text-properties officeooo:paragraph-rsid="0264be50"/>
    </style:style>
    <style:style style:name="P96" style:family="paragraph" style:parent-style-name="Text_20_body">
      <style:text-properties officeooo:paragraph-rsid="02661ea2"/>
    </style:style>
    <style:style style:name="P97" style:family="paragraph" style:parent-style-name="Text_20_body">
      <style:text-properties officeooo:rsid="027a6d20" officeooo:paragraph-rsid="027a6d20"/>
    </style:style>
    <style:style style:name="P98" style:family="paragraph" style:parent-style-name="Text_20_body">
      <style:text-properties officeooo:paragraph-rsid="0286ad6a"/>
    </style:style>
    <style:style style:name="P99"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100" style:family="paragraph" style:parent-style-name="First_20_Paragraph">
      <style:text-properties fo:font-style="normal" officeooo:rsid="011b5b9d" officeooo:paragraph-rsid="011b5b9d" style:font-style-asian="normal" style:font-style-complex="normal"/>
    </style:style>
    <style:style style:name="P101" style:family="paragraph" style:parent-style-name="First_20_Paragraph">
      <style:text-properties fo:font-style="normal" officeooo:rsid="013da747" officeooo:paragraph-rsid="013da747" style:font-style-asian="normal" style:font-style-complex="normal"/>
    </style:style>
    <style:style style:name="P102" style:family="paragraph" style:parent-style-name="First_20_Paragraph">
      <style:text-properties fo:font-style="normal" officeooo:rsid="016f2f1e" officeooo:paragraph-rsid="016f2f1e" style:font-style-asian="normal" style:font-style-complex="normal"/>
    </style:style>
    <style:style style:name="P103" style:family="paragraph" style:parent-style-name="First_20_Paragraph">
      <style:text-properties fo:font-style="normal" officeooo:rsid="019bee0a" officeooo:paragraph-rsid="019bee0a" style:font-style-asian="normal" style:font-style-complex="normal"/>
    </style:style>
    <style:style style:name="P104" style:family="paragraph" style:parent-style-name="First_20_Paragraph">
      <style:text-properties fo:font-style="normal" officeooo:rsid="01efb118" officeooo:paragraph-rsid="01efb118" style:font-style-asian="normal" style:font-style-complex="normal"/>
    </style:style>
    <style:style style:name="P105" style:family="paragraph" style:parent-style-name="First_20_Paragraph">
      <style:text-properties fo:font-style="normal" officeooo:rsid="020c3535" officeooo:paragraph-rsid="020c3535" style:font-style-asian="normal" style:font-style-complex="normal"/>
    </style:style>
    <style:style style:name="P106" style:family="paragraph" style:parent-style-name="First_20_Paragraph">
      <style:text-properties fo:font-style="normal" officeooo:rsid="024b13b2" officeooo:paragraph-rsid="024b13b2" style:font-style-asian="normal" style:font-style-complex="normal"/>
    </style:style>
    <style:style style:name="P107" style:family="paragraph" style:parent-style-name="First_20_Paragraph">
      <style:text-properties fo:font-style="normal" officeooo:rsid="0272992b" officeooo:paragraph-rsid="0272992b" style:font-style-asian="normal" style:font-style-complex="normal"/>
    </style:style>
    <style:style style:name="P108" style:family="paragraph" style:parent-style-name="First_20_Paragraph">
      <style:text-properties officeooo:rsid="0177142a" officeooo:paragraph-rsid="0177142a"/>
    </style:style>
    <style:style style:name="P109" style:family="paragraph" style:parent-style-name="First_20_Paragraph">
      <style:text-properties officeooo:paragraph-rsid="01be56df"/>
    </style:style>
    <style:style style:name="P110" style:family="paragraph" style:parent-style-name="First_20_Paragraph">
      <style:text-properties officeooo:rsid="01e0c5f9" officeooo:paragraph-rsid="01e0c5f9"/>
    </style:style>
    <style:style style:name="P111" style:family="paragraph" style:parent-style-name="First_20_Paragraph">
      <style:text-properties officeooo:rsid="02241113" officeooo:paragraph-rsid="02241113"/>
    </style:style>
    <style:style style:name="P112" style:family="paragraph" style:parent-style-name="Footnote">
      <style:text-properties officeooo:rsid="00cd182e" officeooo:paragraph-rsid="00cd182e"/>
    </style:style>
    <style:style style:name="P113" style:family="paragraph" style:parent-style-name="Footnote">
      <style:text-properties officeooo:rsid="00ecb52e" officeooo:paragraph-rsid="00ecb52e"/>
    </style:style>
    <style:style style:name="P114" style:family="paragraph" style:parent-style-name="Footnote">
      <style:text-properties officeooo:rsid="01031d52" officeooo:paragraph-rsid="01031d52"/>
    </style:style>
    <style:style style:name="P115" style:family="paragraph" style:parent-style-name="Footnote">
      <style:text-properties officeooo:rsid="012cba8f" officeooo:paragraph-rsid="012cba8f"/>
    </style:style>
    <style:style style:name="P116" style:family="paragraph" style:parent-style-name="Footnote">
      <style:text-properties officeooo:rsid="01323263" officeooo:paragraph-rsid="01323263"/>
    </style:style>
    <style:style style:name="P117" style:family="paragraph" style:parent-style-name="Footnote">
      <style:text-properties officeooo:rsid="014dc309" officeooo:paragraph-rsid="014dc309"/>
    </style:style>
    <style:style style:name="P118" style:family="paragraph" style:parent-style-name="Footnote">
      <style:text-properties officeooo:rsid="014ef7c6" officeooo:paragraph-rsid="014ef7c6"/>
    </style:style>
    <style:style style:name="P119" style:family="paragraph" style:parent-style-name="Footnote">
      <style:text-properties officeooo:rsid="014f7cfe" officeooo:paragraph-rsid="014f7cfe"/>
    </style:style>
    <style:style style:name="P120" style:family="paragraph" style:parent-style-name="Footnote">
      <style:text-properties officeooo:rsid="014f96be" officeooo:paragraph-rsid="014f96be"/>
    </style:style>
    <style:style style:name="P121" style:family="paragraph" style:parent-style-name="Footnote">
      <style:text-properties officeooo:rsid="015ce51b" officeooo:paragraph-rsid="015ce51b"/>
    </style:style>
    <style:style style:name="P122" style:family="paragraph" style:parent-style-name="Footnote">
      <style:text-properties officeooo:rsid="0167a718" officeooo:paragraph-rsid="0167a718"/>
    </style:style>
    <style:style style:name="P123" style:family="paragraph" style:parent-style-name="Footnote">
      <style:text-properties officeooo:rsid="01695988" officeooo:paragraph-rsid="01695988"/>
    </style:style>
    <style:style style:name="P124" style:family="paragraph" style:parent-style-name="Footnote">
      <style:text-properties officeooo:rsid="017a149d" officeooo:paragraph-rsid="017a149d"/>
    </style:style>
    <style:style style:name="P125" style:family="paragraph" style:parent-style-name="Footnote">
      <style:text-properties officeooo:rsid="017b11c1" officeooo:paragraph-rsid="017b11c1"/>
    </style:style>
    <style:style style:name="P126" style:family="paragraph" style:parent-style-name="Footnote">
      <style:text-properties officeooo:rsid="017fa925" officeooo:paragraph-rsid="017fa925"/>
    </style:style>
    <style:style style:name="P127" style:family="paragraph" style:parent-style-name="Footnote">
      <style:text-properties officeooo:rsid="01e0c5f9" officeooo:paragraph-rsid="01e0c5f9"/>
    </style:style>
    <style:style style:name="P128" style:family="paragraph" style:parent-style-name="Footnote">
      <style:text-properties officeooo:rsid="01e23fa2" officeooo:paragraph-rsid="01e23fa2"/>
    </style:style>
    <style:style style:name="P129" style:family="paragraph" style:parent-style-name="Footnote">
      <style:text-properties officeooo:rsid="01efb118" officeooo:paragraph-rsid="01efb118"/>
    </style:style>
    <style:style style:name="P130" style:family="paragraph" style:parent-style-name="Footnote">
      <style:text-properties officeooo:rsid="01efb6a4" officeooo:paragraph-rsid="01efb6a4"/>
    </style:style>
    <style:style style:name="P131" style:family="paragraph" style:parent-style-name="Footnote">
      <style:text-properties officeooo:rsid="0200864a" officeooo:paragraph-rsid="0200864a"/>
    </style:style>
    <style:style style:name="P132" style:family="paragraph" style:parent-style-name="Footnote">
      <style:text-properties officeooo:rsid="0200864a" officeooo:paragraph-rsid="023024a3"/>
    </style:style>
    <style:style style:name="P133" style:family="paragraph" style:parent-style-name="Footnote">
      <style:text-properties officeooo:rsid="02011eba" officeooo:paragraph-rsid="02011eba"/>
    </style:style>
    <style:style style:name="P134" style:family="paragraph" style:parent-style-name="Footnote">
      <style:text-properties officeooo:rsid="02021e70" officeooo:paragraph-rsid="02021e70"/>
    </style:style>
    <style:style style:name="P135" style:family="paragraph" style:parent-style-name="Footnote">
      <style:text-properties officeooo:rsid="0202ebe4" officeooo:paragraph-rsid="0202ebe4"/>
    </style:style>
    <style:style style:name="P136" style:family="paragraph" style:parent-style-name="Footnote">
      <style:text-properties officeooo:rsid="02085db8" officeooo:paragraph-rsid="02085db8"/>
    </style:style>
    <style:style style:name="P137" style:family="paragraph" style:parent-style-name="Footnote">
      <style:text-properties officeooo:rsid="02241113" officeooo:paragraph-rsid="02241113"/>
    </style:style>
    <style:style style:name="P138" style:family="paragraph" style:parent-style-name="Footnote">
      <style:text-properties officeooo:rsid="022622bf" officeooo:paragraph-rsid="022622bf"/>
    </style:style>
    <style:style style:name="P139" style:family="paragraph" style:parent-style-name="Footnote">
      <style:text-properties officeooo:rsid="022c0473" officeooo:paragraph-rsid="022c0473"/>
    </style:style>
    <style:style style:name="P140" style:family="paragraph" style:parent-style-name="Footnote">
      <style:text-properties officeooo:rsid="022e65a4" officeooo:paragraph-rsid="022e65a4"/>
    </style:style>
    <style:style style:name="P141" style:family="paragraph" style:parent-style-name="Footnote">
      <style:text-properties officeooo:rsid="0230c427" officeooo:paragraph-rsid="0230c427"/>
    </style:style>
    <style:style style:name="P142" style:family="paragraph" style:parent-style-name="Footnote">
      <style:text-properties officeooo:rsid="0230db83" officeooo:paragraph-rsid="0230db83"/>
    </style:style>
    <style:style style:name="P143" style:family="paragraph" style:parent-style-name="Footnote">
      <style:text-properties officeooo:rsid="0232c501" officeooo:paragraph-rsid="0232c501"/>
    </style:style>
    <style:style style:name="P144" style:family="paragraph" style:parent-style-name="Footnote">
      <style:text-properties officeooo:rsid="025c7b9e" officeooo:paragraph-rsid="025c7b9e"/>
    </style:style>
    <style:style style:name="P145" style:family="paragraph" style:parent-style-name="Footnote">
      <style:text-properties officeooo:rsid="0264be50" officeooo:paragraph-rsid="0264be50"/>
    </style:style>
    <style:style style:name="P146" style:family="paragraph" style:parent-style-name="Footnote">
      <style:text-properties officeooo:rsid="02661ea2" officeooo:paragraph-rsid="02661ea2"/>
    </style:style>
    <style:style style:name="P147" style:family="paragraph" style:parent-style-name="Footnote">
      <style:text-properties officeooo:rsid="020c564a" officeooo:paragraph-rsid="020c564a"/>
    </style:style>
    <style:style style:name="P148" style:family="paragraph" style:parent-style-name="Author_20_Bio">
      <style:text-properties officeooo:paragraph-rsid="00df33ae"/>
    </style:style>
    <style:style style:name="P149" style:family="paragraph" style:parent-style-name="Author_20_Bio">
      <style:text-properties fo:font-style="italic" officeooo:rsid="00df33ae" officeooo:paragraph-rsid="00df33ae" style:font-style-asian="italic" style:font-style-complex="italic"/>
    </style:style>
    <style:style style:name="P150" style:family="paragraph" style:parent-style-name="Author_20_Bio">
      <style:text-properties officeooo:paragraph-rsid="012ba73d"/>
    </style:style>
    <style:style style:name="P151" style:family="paragraph" style:parent-style-name="Author_20_Bio">
      <style:text-properties officeooo:rsid="00ec08e3" officeooo:paragraph-rsid="00ec08e3"/>
    </style:style>
    <style:style style:name="P152" style:family="paragraph" style:parent-style-name="Author_20_Bio">
      <style:text-properties officeooo:rsid="01926f5f" officeooo:paragraph-rsid="01926f5f"/>
    </style:style>
    <style:style style:name="P153" style:family="paragraph" style:parent-style-name="Author_20_Bio">
      <style:text-properties officeooo:rsid="0187cae2" officeooo:paragraph-rsid="0187cae2"/>
    </style:style>
    <style:style style:name="P154" style:family="paragraph" style:parent-style-name="Author_20_Bio">
      <style:text-properties officeooo:rsid="00f8423e" officeooo:paragraph-rsid="00f8423e"/>
    </style:style>
    <style:style style:name="P155" style:family="paragraph" style:parent-style-name="Author_20_Bio">
      <style:text-properties officeooo:rsid="01080e01" officeooo:paragraph-rsid="01080e01"/>
    </style:style>
    <style:style style:name="P156" style:family="paragraph" style:parent-style-name="Author_20_Bio">
      <style:text-properties officeooo:rsid="013da747" officeooo:paragraph-rsid="013da747"/>
    </style:style>
    <style:style style:name="P157" style:family="paragraph" style:parent-style-name="Author_20_Bio">
      <style:text-properties officeooo:paragraph-rsid="0155ca5c"/>
    </style:style>
    <style:style style:name="P158" style:family="paragraph" style:parent-style-name="Author_20_Bio">
      <style:text-properties officeooo:rsid="01323263" officeooo:paragraph-rsid="01323263"/>
    </style:style>
    <style:style style:name="P159" style:family="paragraph" style:parent-style-name="Author_20_Bio">
      <style:text-properties officeooo:rsid="01702d8a" officeooo:paragraph-rsid="01702d8a"/>
    </style:style>
    <style:style style:name="P160" style:family="paragraph" style:parent-style-name="Author_20_Bio">
      <style:text-properties officeooo:paragraph-rsid="01cb66ba"/>
    </style:style>
    <style:style style:name="P161" style:family="paragraph" style:parent-style-name="Author_20_Bio">
      <style:text-properties officeooo:rsid="016767fe" officeooo:paragraph-rsid="016767fe"/>
    </style:style>
    <style:style style:name="P162" style:family="paragraph" style:parent-style-name="Author_20_Bio">
      <style:paragraph-properties fo:text-align="end" style:justify-single-word="false"/>
    </style:style>
    <style:style style:name="P163" style:family="paragraph" style:parent-style-name="Author_20_Bio">
      <style:text-properties officeooo:rsid="016f2f1e" officeooo:paragraph-rsid="016f2f1e"/>
    </style:style>
    <style:style style:name="P164" style:family="paragraph" style:parent-style-name="Author_20_Bio">
      <style:text-properties officeooo:rsid="01efb6a4" officeooo:paragraph-rsid="01efb6a4"/>
    </style:style>
    <style:style style:name="P165" style:family="paragraph" style:parent-style-name="Author_20_Bio">
      <style:text-properties officeooo:rsid="020c564a" officeooo:paragraph-rsid="020c564a"/>
    </style:style>
    <style:style style:name="P166" style:family="paragraph" style:parent-style-name="Author_20_Bio">
      <style:text-properties officeooo:rsid="022622bf" officeooo:paragraph-rsid="022622bf"/>
    </style:style>
    <style:style style:name="P167" style:family="paragraph" style:parent-style-name="Author_20_Bio">
      <style:text-properties officeooo:paragraph-rsid="0229d376"/>
    </style:style>
    <style:style style:name="P168" style:family="paragraph" style:parent-style-name="Author_20_Bio">
      <style:text-properties officeooo:rsid="0272992b" officeooo:paragraph-rsid="0272992b"/>
    </style:style>
    <style:style style:name="P169" style:family="paragraph" style:parent-style-name="Author_20_Bio">
      <style:text-properties officeooo:rsid="027a6d20" officeooo:paragraph-rsid="027a6d20"/>
    </style:style>
    <style:style style:name="P170" style:family="paragraph" style:parent-style-name="Text_20_body">
      <style:paragraph-properties fo:margin-left="0in" fo:margin-right="0in" fo:text-indent="0in" style:auto-text-indent="false"/>
    </style:style>
    <style:style style:name="P171"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72"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73" style:family="paragraph" style:parent-style-name="First_20_Paragraph">
      <style:paragraph-properties style:writing-mode="page">
        <style:drop-cap style:lines="2" style:length="2" style:distance="0.0799in"/>
      </style:paragraph-properties>
    </style:style>
    <style:style style:name="P174" style:family="paragraph" style:parent-style-name="First_20_Paragraph">
      <style:paragraph-properties style:writing-mode="page">
        <style:drop-cap style:lines="2" style:length="2" style:distance="0.0799in"/>
      </style:paragraph-properties>
      <style:text-properties officeooo:paragraph-rsid="014dc309"/>
    </style:style>
    <style:style style:name="P175"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76" style:family="paragraph" style:parent-style-name="Text_20_body">
      <style:paragraph-properties fo:text-align="start" style:justify-single-word="false" style:writing-mode="page"/>
    </style:style>
    <style:style style:name="P177" style:family="paragraph" style:parent-style-name="Text_20_body">
      <style:paragraph-properties fo:text-align="start" style:justify-single-word="false" style:writing-mode="page"/>
      <style:text-properties officeooo:paragraph-rsid="0208b904"/>
    </style:style>
    <style:style style:name="P178" style:family="paragraph" style:parent-style-name="Text_20_body">
      <style:paragraph-properties fo:text-align="start" style:justify-single-word="false" style:writing-mode="page"/>
      <style:text-properties officeooo:paragraph-rsid="0273c0ab"/>
    </style:style>
    <style:style style:name="P179" style:family="paragraph" style:parent-style-name="Text_20_body">
      <style:paragraph-properties fo:text-align="start" style:justify-single-word="false" style:writing-mode="page"/>
      <style:text-properties officeooo:rsid="0159e645" officeooo:paragraph-rsid="0159e645"/>
    </style:style>
    <style:style style:name="P180" style:family="paragraph" style:parent-style-name="Text_20_body">
      <style:paragraph-properties fo:text-align="start" style:justify-single-word="false" style:writing-mode="page"/>
      <style:text-properties officeooo:rsid="01339852" officeooo:paragraph-rsid="01339852"/>
    </style:style>
    <style:style style:name="P181" style:family="paragraph" style:parent-style-name="Text_20_body">
      <style:paragraph-properties fo:text-align="start" style:justify-single-word="false" style:writing-mode="page"/>
      <style:text-properties officeooo:rsid="012009f9" officeooo:paragraph-rsid="012009f9"/>
    </style:style>
    <style:style style:name="P182" style:family="paragraph" style:parent-style-name="Text_20_body">
      <style:paragraph-properties fo:text-align="start" style:justify-single-word="false" style:writing-mode="page"/>
      <style:text-properties officeooo:rsid="01749a6a" officeooo:paragraph-rsid="01749a6a"/>
    </style:style>
    <style:style style:name="P183" style:family="paragraph" style:parent-style-name="Text_20_body">
      <style:paragraph-properties fo:text-align="start" style:justify-single-word="false" style:writing-mode="page"/>
      <style:text-properties officeooo:rsid="016ad7d3" officeooo:paragraph-rsid="016ad7d3"/>
    </style:style>
    <style:style style:name="P184" style:family="paragraph" style:parent-style-name="Text_20_body">
      <style:paragraph-properties fo:text-align="start" style:justify-single-word="false" style:writing-mode="page"/>
      <style:text-properties officeooo:rsid="014095af" officeooo:paragraph-rsid="014095af"/>
    </style:style>
    <style:style style:name="P185" style:family="paragraph" style:parent-style-name="Text_20_body">
      <style:paragraph-properties fo:text-align="start" style:justify-single-word="false" style:writing-mode="page"/>
      <style:text-properties officeooo:rsid="0273c0ab" officeooo:paragraph-rsid="0274d1e3"/>
    </style:style>
    <style:style style:name="P186" style:family="paragraph" style:parent-style-name="Quotations">
      <style:text-properties officeooo:paragraph-rsid="01a63eaf"/>
    </style:style>
    <style:style style:name="P187" style:family="paragraph" style:parent-style-name="Quotations">
      <style:text-properties officeooo:rsid="02241113" officeooo:paragraph-rsid="02241113"/>
    </style:style>
    <style:style style:name="P188" style:family="paragraph" style:parent-style-name="Text_20_body">
      <style:paragraph-properties style:writing-mode="lr-tb"/>
    </style:style>
    <style:style style:name="P189" style:family="paragraph" style:parent-style-name="Text_20_body">
      <style:paragraph-properties style:writing-mode="lr-tb"/>
      <style:text-properties officeooo:rsid="01e0c5f9" officeooo:paragraph-rsid="01e0c5f9"/>
    </style:style>
    <style:style style:name="P190" style:family="paragraph" style:parent-style-name="Standard">
      <style:paragraph-properties fo:text-align="center" style:justify-single-word="false"/>
    </style:style>
    <style:style style:name="P191" style:family="paragraph" style:parent-style-name="Front_20_Heading_20_1">
      <style:text-properties officeooo:paragraph-rsid="02132a17"/>
    </style:style>
    <style:style style:name="P192" style:family="paragraph" style:parent-style-name="Front_20_Subtitle">
      <style:text-properties officeooo:rsid="0235ac92" officeooo:paragraph-rsid="0235ac92"/>
    </style:style>
    <style:style style:name="P193" style:family="paragraph" style:parent-style-name="Contents_20_1">
      <style:paragraph-properties>
        <style:tab-stops>
          <style:tab-stop style:position="0in"/>
          <style:tab-stop style:position="4.1299in" style:type="right"/>
        </style:tab-stops>
      </style:paragraph-properties>
    </style:style>
    <style:style style:name="P194" style:family="paragraph" style:parent-style-name="Contents_20_3">
      <style:paragraph-properties>
        <style:tab-stops>
          <style:tab-stop style:position="0in"/>
          <style:tab-stop style:position="3.7366in" style:type="right"/>
        </style:tab-stops>
      </style:paragraph-properties>
    </style:style>
    <style:style style:name="P195" style:family="paragraph" style:parent-style-name="Contents_20_2">
      <style:paragraph-properties>
        <style:tab-stops>
          <style:tab-stop style:position="3.9335in" style:type="right"/>
        </style:tab-stops>
      </style:paragraph-properties>
    </style:style>
    <style:style style:name="P196" style:family="paragraph" style:parent-style-name="Standard" style:master-page-name="Section_20_Page">
      <style:paragraph-properties style:page-number="auto"/>
    </style:style>
    <style:style style:name="P197"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98" style:family="paragraph" style:parent-style-name="Heading_20_1" style:master-page-name="Section_20_Page">
      <style:paragraph-properties style:page-number="auto"/>
    </style:style>
    <style:style style:name="P199" style:family="paragraph" style:parent-style-name="Heading_20_1" style:master-page-name="Section_20_Page">
      <style:paragraph-properties style:page-number="auto"/>
      <style:text-properties officeooo:rsid="00eba3aa" officeooo:paragraph-rsid="00eba3aa"/>
    </style:style>
    <style:style style:name="P200" style:family="paragraph" style:parent-style-name="Heading_20_2" style:master-page-name="Start_20_Page">
      <style:paragraph-properties style:page-number="auto"/>
    </style:style>
    <style:style style:name="P201" style:family="paragraph" style:parent-style-name="Heading_20_2" style:list-style-name="" style:master-page-name="Start_20_Page">
      <style:paragraph-properties style:page-number="auto"/>
      <style:text-properties officeooo:rsid="022207a5" officeooo:paragraph-rsid="022207a5"/>
    </style:style>
    <style:style style:name="P202" style:family="paragraph" style:parent-style-name="Heading_20_2" style:master-page-name="Start_20_Page">
      <style:paragraph-properties style:page-number="auto"/>
      <style:text-properties officeooo:rsid="00e9e347" officeooo:paragraph-rsid="00e9e347"/>
    </style:style>
    <style:style style:name="P203" style:family="paragraph" style:parent-style-name="Heading_20_2" style:master-page-name="Start_20_Page">
      <style:paragraph-properties style:page-number="auto"/>
      <style:text-properties officeooo:rsid="0186fd47" officeooo:paragraph-rsid="0186fd47"/>
    </style:style>
    <style:style style:name="P204" style:family="paragraph" style:parent-style-name="Heading_20_2" style:master-page-name="Start_20_Page">
      <style:paragraph-properties style:page-number="auto"/>
      <style:text-properties officeooo:rsid="00ec08e3" officeooo:paragraph-rsid="00ec08e3"/>
    </style:style>
    <style:style style:name="P205" style:family="paragraph" style:parent-style-name="Heading_20_2" style:master-page-name="Start_20_Page">
      <style:paragraph-properties style:page-number="auto"/>
      <style:text-properties officeooo:rsid="014dc309" officeooo:paragraph-rsid="014dc309"/>
    </style:style>
    <style:style style:name="P206" style:family="paragraph" style:parent-style-name="Heading_20_2" style:list-style-name="" style:master-page-name="Start_20_Page">
      <style:paragraph-properties style:page-number="auto"/>
      <style:text-properties officeooo:rsid="0184ffb8" officeooo:paragraph-rsid="0184ffb8"/>
    </style:style>
    <style:style style:name="P207" style:family="paragraph" style:parent-style-name="Heading_20_2" style:master-page-name="Start_20_Page">
      <style:paragraph-properties style:page-number="auto"/>
      <style:text-properties officeooo:rsid="01784a64" officeooo:paragraph-rsid="01784a64"/>
    </style:style>
    <style:style style:name="P208" style:family="paragraph" style:parent-style-name="Heading_20_2" style:master-page-name="Start_20_Page">
      <style:paragraph-properties style:page-number="auto"/>
      <style:text-properties officeooo:rsid="017fa925" officeooo:paragraph-rsid="017fa925"/>
    </style:style>
    <style:style style:name="P209" style:family="paragraph" style:parent-style-name="Heading_20_2" style:master-page-name="Start_20_Page">
      <style:paragraph-properties style:page-number="auto"/>
      <style:text-properties officeooo:rsid="016f2f1e" officeooo:paragraph-rsid="016f2f1e"/>
    </style:style>
    <style:style style:name="P210" style:family="paragraph" style:parent-style-name="Heading_20_2" style:master-page-name="Start_20_Page">
      <style:paragraph-properties style:page-number="auto"/>
      <style:text-properties officeooo:rsid="01eb54df" officeooo:paragraph-rsid="01eb54df"/>
    </style:style>
    <style:style style:name="P211" style:family="paragraph" style:parent-style-name="Heading_20_2" style:master-page-name="Start_20_Page">
      <style:paragraph-properties style:page-number="auto"/>
      <style:text-properties officeooo:rsid="015914ee" officeooo:paragraph-rsid="015914ee"/>
    </style:style>
    <style:style style:name="P212" style:family="paragraph" style:parent-style-name="Heading_20_2" style:master-page-name="Start_20_Page">
      <style:paragraph-properties style:page-number="auto"/>
      <style:text-properties officeooo:rsid="012ba73d" officeooo:paragraph-rsid="012ba73d"/>
    </style:style>
    <style:style style:name="P213" style:family="paragraph" style:parent-style-name="Heading_20_2" style:master-page-name="Start_20_Page">
      <style:paragraph-properties style:page-number="auto"/>
      <style:text-properties officeooo:rsid="011b5b9d" officeooo:paragraph-rsid="011b5b9d"/>
    </style:style>
    <style:style style:name="P214" style:family="paragraph" style:parent-style-name="Heading_20_2" style:master-page-name="Start_20_Page">
      <style:paragraph-properties style:page-number="auto"/>
      <style:text-properties officeooo:rsid="0177142a" officeooo:paragraph-rsid="0177142a"/>
    </style:style>
    <style:style style:name="P215" style:family="paragraph" style:parent-style-name="Heading_20_2" style:master-page-name="Start_20_Page">
      <style:paragraph-properties style:page-number="auto"/>
      <style:text-properties officeooo:rsid="0198d508" officeooo:paragraph-rsid="0198d508"/>
    </style:style>
    <style:style style:name="P216" style:family="paragraph" style:parent-style-name="Heading_20_2" style:master-page-name="Start_20_Page">
      <style:paragraph-properties style:page-number="auto"/>
      <style:text-properties officeooo:rsid="016767fe" officeooo:paragraph-rsid="016767fe"/>
    </style:style>
    <style:style style:name="P217" style:family="paragraph" style:parent-style-name="Heading_20_2" style:master-page-name="Start_20_Page">
      <style:paragraph-properties style:page-number="auto"/>
      <style:text-properties officeooo:rsid="013da747" officeooo:paragraph-rsid="013da747"/>
    </style:style>
    <style:style style:name="P218" style:family="paragraph" style:parent-style-name="Heading_20_2" style:master-page-name="Start_20_Page">
      <style:paragraph-properties style:page-number="auto"/>
      <style:text-properties officeooo:rsid="01e0c5f9" officeooo:paragraph-rsid="01e0c5f9"/>
    </style:style>
    <style:style style:name="P219" style:family="paragraph" style:parent-style-name="Heading_20_2" style:master-page-name="Start_20_Page">
      <style:paragraph-properties style:page-number="auto"/>
      <style:text-properties officeooo:rsid="01913996" officeooo:paragraph-rsid="01913996"/>
    </style:style>
    <style:style style:name="P220" style:family="paragraph" style:parent-style-name="Heading_20_2" style:master-page-name="Start_20_Page">
      <style:paragraph-properties style:page-number="auto"/>
      <style:text-properties officeooo:rsid="01efb118" officeooo:paragraph-rsid="01efb118"/>
    </style:style>
    <style:style style:name="P221" style:family="paragraph" style:parent-style-name="Heading_20_2" style:master-page-name="Start_20_Page">
      <style:paragraph-properties style:page-number="auto"/>
      <style:text-properties officeooo:rsid="01ec70f1" officeooo:paragraph-rsid="01ec70f1"/>
    </style:style>
    <style:style style:name="P222" style:family="paragraph" style:parent-style-name="Heading_20_2" style:master-page-name="Back_20_Page">
      <style:paragraph-properties style:page-number="auto"/>
    </style:style>
    <style:style style:name="P223" style:family="paragraph" style:parent-style-name="Heading_20_2" style:master-page-name="Back_20_Page">
      <style:paragraph-properties style:page-number="auto"/>
      <style:text-properties officeooo:rsid="00c2630e" officeooo:paragraph-rsid="00df33ae"/>
    </style:style>
    <style:style style:name="P224" style:family="paragraph" style:parent-style-name="Heading_20_2" style:master-page-name="Back_20_Page">
      <style:paragraph-properties style:page-number="auto"/>
      <style:text-properties officeooo:paragraph-rsid="00df33ae"/>
    </style:style>
    <style:style style:name="P225" style:family="paragraph" style:parent-style-name="Heading_20_3">
      <style:text-properties officeooo:paragraph-rsid="01eb54df"/>
    </style:style>
    <style:style style:name="P226" style:family="paragraph" style:parent-style-name="Heading_20_3">
      <style:text-properties officeooo:rsid="011b5b9d" officeooo:paragraph-rsid="011b5b9d"/>
    </style:style>
    <style:style style:name="P227" style:family="paragraph" style:parent-style-name="Heading_20_3">
      <style:text-properties officeooo:rsid="01112f24" officeooo:paragraph-rsid="01112f24"/>
    </style:style>
    <style:style style:name="P228" style:family="paragraph" style:parent-style-name="Heading_20_3">
      <style:text-properties officeooo:rsid="00fb358e" officeooo:paragraph-rsid="00e1f6ce"/>
    </style:style>
    <style:style style:name="P229" style:family="paragraph" style:parent-style-name="Heading_20_3">
      <style:text-properties officeooo:paragraph-rsid="00e1f6ce"/>
    </style:style>
    <style:style style:name="P230" style:family="paragraph" style:parent-style-name="Heading_20_3">
      <style:text-properties officeooo:paragraph-rsid="00df33ae"/>
    </style:style>
    <style:style style:name="P231" style:family="paragraph" style:parent-style-name="Heading_20_3">
      <style:text-properties officeooo:rsid="00943c5f" officeooo:paragraph-rsid="00df33ae"/>
    </style:style>
    <style:style style:name="P232" style:family="paragraph" style:parent-style-name="Heading_20_3">
      <style:text-properties officeooo:rsid="00e01f40" officeooo:paragraph-rsid="00e01f40"/>
    </style:style>
    <style:style style:name="P233" style:family="paragraph" style:parent-style-name="Heading_20_3" style:master-page-name="Activity_20_Page">
      <style:paragraph-properties style:page-number="auto"/>
    </style:style>
    <style:style style:name="P234" style:family="paragraph" style:parent-style-name="Heading_20_3" style:master-page-name="Activity_20_Page">
      <style:paragraph-properties style:page-number="auto"/>
      <style:text-properties officeooo:paragraph-rsid="019fdb79"/>
    </style:style>
    <style:style style:name="P235" style:family="paragraph" style:parent-style-name="Heading_20_3" style:master-page-name="Activity_20_Page">
      <style:paragraph-properties style:page-number="auto"/>
      <style:text-properties officeooo:paragraph-rsid="01a0d030"/>
    </style:style>
    <style:style style:name="P236" style:family="paragraph" style:parent-style-name="Heading_20_3" style:master-page-name="Activity_20_Page">
      <style:paragraph-properties style:page-number="auto"/>
      <style:text-properties officeooo:paragraph-rsid="01479d1f"/>
    </style:style>
    <style:style style:name="P237" style:family="paragraph" style:parent-style-name="Heading_20_3" style:master-page-name="Activity_20_Page">
      <style:paragraph-properties style:page-number="auto"/>
      <style:text-properties officeooo:paragraph-rsid="01a2b351"/>
    </style:style>
    <style:style style:name="P238" style:family="paragraph" style:parent-style-name="Heading_20_3" style:master-page-name="Activity_20_Page">
      <style:paragraph-properties style:page-number="auto"/>
      <style:text-properties officeooo:paragraph-rsid="0147722c"/>
    </style:style>
    <style:style style:name="P239" style:family="paragraph" style:parent-style-name="Heading_20_3" style:master-page-name="Activity_20_Page">
      <style:paragraph-properties style:page-number="auto"/>
      <style:text-properties officeooo:paragraph-rsid="015ce51b"/>
    </style:style>
    <style:style style:name="P240" style:family="paragraph" style:parent-style-name="Heading_20_3" style:master-page-name="Activity_20_Page">
      <style:paragraph-properties style:page-number="auto"/>
      <style:text-properties officeooo:paragraph-rsid="01ab7c63"/>
    </style:style>
    <style:style style:name="P241" style:family="paragraph" style:parent-style-name="Heading_20_3" style:master-page-name="Activity_20_Page">
      <style:paragraph-properties style:page-number="auto"/>
      <style:text-properties officeooo:paragraph-rsid="01823f81"/>
    </style:style>
    <style:style style:name="P242" style:family="paragraph" style:parent-style-name="Heading_20_3" style:master-page-name="Activity_20_Page">
      <style:paragraph-properties style:page-number="auto"/>
      <style:text-properties officeooo:paragraph-rsid="015de30b"/>
    </style:style>
    <style:style style:name="P243" style:family="paragraph" style:parent-style-name="Heading_20_3" style:master-page-name="Activity_20_Page">
      <style:paragraph-properties style:page-number="auto"/>
      <style:text-properties officeooo:paragraph-rsid="01c1f3df"/>
    </style:style>
    <style:style style:name="P244" style:family="paragraph" style:parent-style-name="Heading_20_3" style:master-page-name="Activity_20_Page">
      <style:paragraph-properties style:page-number="auto"/>
      <style:text-properties officeooo:rsid="01323263" officeooo:paragraph-rsid="01cb66ba"/>
    </style:style>
    <style:style style:name="P245" style:family="paragraph" style:parent-style-name="Heading_20_3" style:master-page-name="Activity_20_Page">
      <style:paragraph-properties style:page-number="auto"/>
      <style:text-properties officeooo:rsid="01702d8a" officeooo:paragraph-rsid="01cb66ba"/>
    </style:style>
    <style:style style:name="P246" style:family="paragraph" style:parent-style-name="Heading_20_3" style:master-page-name="Activity_20_Page">
      <style:paragraph-properties style:page-number="auto"/>
      <style:text-properties officeooo:paragraph-rsid="01b0849b"/>
    </style:style>
    <style:style style:name="P247" style:family="paragraph" style:parent-style-name="Heading_20_3" style:master-page-name="Activity_20_Page">
      <style:paragraph-properties style:page-number="auto"/>
      <style:text-properties officeooo:rsid="016767fe" officeooo:paragraph-rsid="01cb66ba"/>
    </style:style>
    <style:style style:name="P248" style:family="paragraph" style:parent-style-name="Heading_20_3" style:master-page-name="Activity_20_Page">
      <style:paragraph-properties style:page-number="auto"/>
      <style:text-properties officeooo:paragraph-rsid="01b23094"/>
    </style:style>
    <style:style style:name="P249" style:family="paragraph" style:parent-style-name="Heading_20_3" style:master-page-name="Activity_20_Page">
      <style:paragraph-properties style:page-number="auto"/>
      <style:text-properties officeooo:paragraph-rsid="01a83aae"/>
    </style:style>
    <style:style style:name="P250" style:family="paragraph" style:parent-style-name="Heading_20_3" style:master-page-name="Activity_20_Page">
      <style:paragraph-properties style:page-number="auto"/>
      <style:text-properties officeooo:paragraph-rsid="01efb6a4"/>
    </style:style>
    <style:style style:name="P251" style:family="paragraph" style:parent-style-name="Heading_20_3" style:master-page-name="Activity_20_Page">
      <style:paragraph-properties style:page-number="auto"/>
      <style:text-properties officeooo:paragraph-rsid="01efbb63"/>
    </style:style>
    <style:style style:name="P252" style:family="paragraph" style:parent-style-name="Author_20_Bio" style:master-page-name="Section_20_Page">
      <style:paragraph-properties style:page-number="auto"/>
      <style:text-properties officeooo:paragraph-rsid="01d712f1"/>
    </style:style>
    <style:style style:name="P253" style:family="paragraph" style:parent-style-name="Author_20_Bio" style:master-page-name="Section_20_Page">
      <style:paragraph-properties style:page-number="auto"/>
      <style:text-properties officeooo:rsid="00c394a1" officeooo:paragraph-rsid="01c7e562"/>
    </style:style>
    <style:style style:name="P254" style:family="paragraph" style:parent-style-name="Author_20_Bio" style:list-style-name="">
      <style:text-properties officeooo:rsid="020e6f48" officeooo:paragraph-rsid="020e6f48"/>
    </style:style>
    <style:style style:name="P255" style:family="paragraph" style:parent-style-name="Author_20_Bio" style:list-style-name="">
      <style:text-properties officeooo:rsid="01593e97" officeooo:paragraph-rsid="01593e97"/>
    </style:style>
    <style:style style:name="P256" style:family="paragraph" style:parent-style-name="Front_20_Heading_20_1" style:master-page-name="Section_20_Page">
      <style:paragraph-properties style:page-number="auto"/>
    </style:style>
    <style:style style:name="P257" style:family="paragraph" style:parent-style-name="Front_20_Heading_20_1" style:master-page-name="Section_20_Page">
      <style:paragraph-properties style:page-number="auto"/>
      <style:text-properties officeooo:rsid="01b25c1e" officeooo:paragraph-rsid="01b25c1e"/>
    </style:style>
    <style:style style:name="P258" style:family="paragraph" style:parent-style-name="Front_20_Heading_20_1" style:master-page-name="Section_20_Page">
      <style:paragraph-properties style:page-number="auto"/>
      <style:text-properties officeooo:paragraph-rsid="00df33ae"/>
    </style:style>
    <style:style style:name="P259" style:family="paragraph" style:parent-style-name="Front_20_Heading_20_1" style:master-page-name="Contents_20_Page">
      <style:paragraph-properties style:page-number="auto"/>
    </style:style>
    <style:style style:name="P260" style:family="paragraph" style:parent-style-name="Activity_20_Body">
      <style:text-properties officeooo:rsid="01a2b351" officeooo:paragraph-rsid="01a2b351"/>
    </style:style>
    <style:style style:name="P261" style:family="paragraph" style:parent-style-name="Activity_20_Body" style:list-style-name="List_20_1">
      <style:text-properties officeooo:rsid="01ad54e1" officeooo:paragraph-rsid="026906ee"/>
    </style:style>
    <style:style style:name="P262" style:family="paragraph" style:parent-style-name="Activity_20_Body" style:list-style-name="List_20_1">
      <style:text-properties officeooo:rsid="01ae4895" officeooo:paragraph-rsid="01b4b319"/>
    </style:style>
    <style:style style:name="P263" style:family="paragraph" style:parent-style-name="Activity_20_Body" style:list-style-name="List_20_1">
      <style:text-properties fo:font-style="normal" officeooo:rsid="01ad54e1" officeooo:paragraph-rsid="026906ee" style:font-style-asian="normal" style:font-style-complex="normal"/>
    </style:style>
    <style:style style:name="P264" style:family="paragraph" style:parent-style-name="Activity_20_Body">
      <style:text-properties officeooo:rsid="01483549" officeooo:paragraph-rsid="01483549"/>
    </style:style>
    <style:style style:name="P265" style:family="paragraph" style:parent-style-name="Activity_20_Body" style:list-style-name="List_20_1">
      <style:text-properties officeooo:rsid="01483549" officeooo:paragraph-rsid="01483549"/>
    </style:style>
    <style:style style:name="P266" style:family="paragraph" style:parent-style-name="Activity_20_Body">
      <style:text-properties officeooo:rsid="01bbcd52" officeooo:paragraph-rsid="01bbcd52"/>
    </style:style>
    <style:style style:name="P267" style:family="paragraph" style:parent-style-name="Activity_20_Body">
      <style:text-properties officeooo:paragraph-rsid="0147722c"/>
    </style:style>
    <style:style style:name="P268" style:family="paragraph" style:parent-style-name="Activity_20_Body">
      <style:text-properties officeooo:rsid="01bd002f" officeooo:paragraph-rsid="01bd002f"/>
    </style:style>
    <style:style style:name="P269" style:family="paragraph" style:parent-style-name="Activity_20_Body">
      <style:text-properties officeooo:rsid="01bd796d" officeooo:paragraph-rsid="01bd796d"/>
    </style:style>
    <style:style style:name="P270" style:family="paragraph" style:parent-style-name="Activity_20_Body">
      <style:text-properties officeooo:rsid="01be56df" officeooo:paragraph-rsid="01be56df"/>
    </style:style>
    <style:style style:name="P271" style:family="paragraph" style:parent-style-name="Activity_20_Body">
      <style:text-properties officeooo:rsid="01ae6d24" officeooo:paragraph-rsid="01ae6d24"/>
    </style:style>
    <style:style style:name="P272" style:family="paragraph" style:parent-style-name="Activity_20_Body">
      <style:text-properties officeooo:rsid="02132a17" officeooo:paragraph-rsid="02132a17"/>
    </style:style>
    <style:style style:name="P273" style:family="paragraph" style:parent-style-name="Activity_20_Body">
      <style:text-properties officeooo:rsid="02137bbd" officeooo:paragraph-rsid="02137bbd"/>
    </style:style>
    <style:style style:name="P274" style:family="paragraph" style:parent-style-name="Activity_20_Body">
      <style:text-properties officeooo:rsid="01cb2d42" officeooo:paragraph-rsid="01cb2d42"/>
    </style:style>
    <style:style style:name="P275" style:family="paragraph" style:parent-style-name="Activity_20_Body">
      <style:text-properties officeooo:rsid="01cd31f1" officeooo:paragraph-rsid="01cd31f1"/>
    </style:style>
    <style:style style:name="P276" style:family="paragraph" style:parent-style-name="Activity_20_Body">
      <style:text-properties officeooo:rsid="01ce57a5" officeooo:paragraph-rsid="01ce57a5"/>
    </style:style>
    <style:style style:name="P277" style:family="paragraph" style:parent-style-name="Activity_20_Body" style:list-style-name="List_20_1">
      <style:text-properties officeooo:rsid="01ce57a5" officeooo:paragraph-rsid="01d22a02"/>
    </style:style>
    <style:style style:name="P278" style:family="paragraph" style:parent-style-name="Activity_20_Body">
      <style:text-properties officeooo:rsid="01d2b453" officeooo:paragraph-rsid="01d2b453"/>
    </style:style>
    <style:style style:name="P279" style:family="paragraph" style:parent-style-name="Activity_20_Body">
      <style:text-properties officeooo:rsid="01d3cf75" officeooo:paragraph-rsid="01d3cf75"/>
    </style:style>
    <style:style style:name="P280" style:family="paragraph" style:parent-style-name="Activity_20_Body">
      <style:text-properties officeooo:rsid="0213a7de" officeooo:paragraph-rsid="0213a7de"/>
    </style:style>
    <style:style style:name="P281" style:family="paragraph" style:parent-style-name="Activity_20_Body">
      <style:text-properties officeooo:rsid="01d982e5" officeooo:paragraph-rsid="01d982e5"/>
    </style:style>
    <style:style style:name="P282" style:family="paragraph" style:parent-style-name="Activity_20_Body">
      <style:text-properties officeooo:rsid="01dac0b5" officeooo:paragraph-rsid="01dac0b5"/>
    </style:style>
    <style:style style:name="P283" style:family="paragraph" style:parent-style-name="Activity_20_Body">
      <style:text-properties officeooo:rsid="01aa80a7" officeooo:paragraph-rsid="01aa80a7"/>
    </style:style>
    <style:style style:name="P284" style:family="paragraph" style:parent-style-name="Activity_20_Body">
      <style:text-properties officeooo:rsid="021584aa" officeooo:paragraph-rsid="021584aa"/>
    </style:style>
    <style:style style:name="P285" style:family="paragraph" style:parent-style-name="Activity_20_Body">
      <style:text-properties officeooo:rsid="0216f493" officeooo:paragraph-rsid="0216f493"/>
    </style:style>
    <style:style style:name="P286" style:family="paragraph" style:parent-style-name="Activity_20_Body">
      <style:text-properties officeooo:rsid="021794ca" officeooo:paragraph-rsid="021794ca"/>
    </style:style>
    <style:style style:name="P287" style:family="paragraph" style:parent-style-name="Bullet_20_List" style:list-style-name="L1"/>
    <style:style style:name="P288" style:family="paragraph" style:parent-style-name="Bullet_20_List" style:list-style-name="L2"/>
    <style:style style:name="P289" style:family="paragraph" style:parent-style-name="Bullet_20_List" style:list-style-name="L3"/>
    <style:style style:name="P290" style:family="paragraph" style:parent-style-name="Bullet_20_List" style:list-style-name="L4"/>
    <style:style style:name="P291" style:family="paragraph" style:parent-style-name="Bullet_20_List" style:list-style-name="L5"/>
    <style:style style:name="P292" style:family="paragraph" style:parent-style-name="Bullet_20_List" style:list-style-name="L5">
      <style:text-properties officeooo:paragraph-rsid="014f7cfe"/>
    </style:style>
    <style:style style:name="P293" style:family="paragraph" style:parent-style-name="Bullet_20_List" style:list-style-name="L6"/>
    <style:style style:name="P294" style:family="paragraph" style:parent-style-name="Bullet_20_List" style:list-style-name="L7"/>
    <style:style style:name="P295" style:family="paragraph" style:parent-style-name="Bullet_20_List" style:list-style-name="L8"/>
    <style:style style:name="P296" style:family="paragraph" style:parent-style-name="Bullet_20_List" style:list-style-name="L9"/>
    <style:style style:name="P297" style:family="paragraph" style:parent-style-name="Bullet_20_List" style:list-style-name="L10"/>
    <style:style style:name="P298" style:family="paragraph" style:parent-style-name="Bullet_20_List" style:list-style-name="L11"/>
    <style:style style:name="P299" style:family="paragraph" style:parent-style-name="Bullet_20_List" style:list-style-name="L12"/>
    <style:style style:name="P300" style:family="paragraph" style:parent-style-name="Bullet_20_List" style:list-style-name="L13"/>
    <style:style style:name="P301" style:family="paragraph" style:parent-style-name="Bullet_20_List" style:list-style-name="L14"/>
    <style:style style:name="P302" style:family="paragraph" style:parent-style-name="Bullet_20_List" style:list-style-name="L15"/>
    <style:style style:name="P303" style:family="paragraph" style:parent-style-name="Bullet_20_List" style:list-style-name="L16"/>
    <style:style style:name="P304" style:family="paragraph" style:parent-style-name="Bullet_20_List" style:list-style-name="L16">
      <style:text-properties officeooo:paragraph-rsid="01e23fa2"/>
    </style:style>
    <style:style style:name="P305" style:family="paragraph" style:parent-style-name="Bullet_20_List" style:list-style-name="L17"/>
    <style:style style:name="P306" style:family="paragraph" style:parent-style-name="Bullet_20_List" style:list-style-name="L18"/>
    <style:style style:name="P307" style:family="paragraph" style:parent-style-name="Bullet_20_List" style:list-style-name="L19"/>
    <style:style style:name="P308" style:family="paragraph" style:parent-style-name="Bullet_20_List" style:list-style-name="L19">
      <style:text-properties officeooo:paragraph-rsid="01926f5f"/>
    </style:style>
    <style:style style:name="P309" style:family="paragraph" style:parent-style-name="Bullet_20_List" style:list-style-name="L20"/>
    <style:style style:name="P310" style:family="paragraph" style:parent-style-name="Bullet_20_List" style:list-style-name="L21"/>
    <style:style style:name="P311" style:family="paragraph" style:parent-style-name="Bullet_20_List" style:list-style-name="L22"/>
    <style:style style:name="P312" style:family="paragraph" style:parent-style-name="Bullet_20_List" style:list-style-name="L23"/>
    <style:style style:name="P313" style:family="paragraph" style:parent-style-name="Bullet_20_List" style:list-style-name="L24"/>
    <style:style style:name="P314" style:family="paragraph" style:parent-style-name="Bullet_20_List" style:list-style-name="L25">
      <style:text-properties officeooo:rsid="01dc8f75" officeooo:paragraph-rsid="01dc8f75"/>
    </style:style>
    <style:style style:name="P315" style:family="paragraph" style:parent-style-name="Bullet_20_List" style:list-style-name="L26"/>
    <style:style style:name="P316" style:family="paragraph" style:parent-style-name="Bullet_20_List" style:list-style-name="L26">
      <style:text-properties officeooo:rsid="01112f24" officeooo:paragraph-rsid="01112f24"/>
    </style:style>
    <style:style style:name="P317" style:family="paragraph" style:parent-style-name="Bullet_20_List" style:list-style-name="L27"/>
    <style:style style:name="P318" style:family="paragraph" style:parent-style-name="Bullet_20_List" style:list-style-name="L28"/>
    <style:style style:name="P319" style:family="paragraph" style:parent-style-name="Bullet_20_List" style:list-style-name="L29"/>
    <style:style style:name="P320" style:family="paragraph" style:parent-style-name="Bullet_20_List" style:list-style-name="L30"/>
    <style:style style:name="P321" style:family="paragraph" style:parent-style-name="Bullet_20_List" style:list-style-name="L31"/>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c333d9" style:font-style-asian="normal" style:font-style-complex="normal"/>
    </style:style>
    <style:style style:name="T5" style:family="text">
      <style:text-properties fo:font-style="normal" officeooo:rsid="007a2087" style:font-style-asian="normal" style:font-style-complex="normal"/>
    </style:style>
    <style:style style:name="T6" style:family="text">
      <style:text-properties fo:font-style="normal" officeooo:rsid="01041dbe" style:font-style-asian="normal" style:font-style-complex="normal"/>
    </style:style>
    <style:style style:name="T7" style:family="text">
      <style:text-properties fo:font-style="normal" officeooo:rsid="00878cdc" style:font-style-asian="normal" style:font-style-complex="normal"/>
    </style:style>
    <style:style style:name="T8" style:family="text">
      <style:text-properties fo:font-style="normal" officeooo:rsid="00fb358e" style:font-style-asian="normal" style:font-style-complex="normal"/>
    </style:style>
    <style:style style:name="T9" style:family="text">
      <style:text-properties fo:font-style="normal" officeooo:rsid="00e3ae92" style:font-style-asian="normal" style:font-style-complex="normal"/>
    </style:style>
    <style:style style:name="T10" style:family="text">
      <style:text-properties fo:font-style="normal" officeooo:rsid="010f27b8" style:font-style-asian="normal" style:font-style-complex="normal"/>
    </style:style>
    <style:style style:name="T11" style:family="text">
      <style:text-properties fo:font-style="normal" officeooo:rsid="00ec08e3"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19ee2fa" style:font-style-asian="normal" style:font-style-complex="normal"/>
    </style:style>
    <style:style style:name="T14" style:family="text">
      <style:text-properties fo:font-style="normal" officeooo:rsid="015914ee" style:font-style-asian="normal" style:font-style-complex="normal"/>
    </style:style>
    <style:style style:name="T15" style:family="text">
      <style:text-properties fo:font-style="normal" officeooo:rsid="023b3f48" style:font-style-asian="normal" style:font-style-complex="normal"/>
    </style:style>
    <style:style style:name="T16" style:family="text">
      <style:text-properties fo:font-style="normal" officeooo:rsid="025c7b9e" style:font-style-asian="normal" style:font-style-complex="normal"/>
    </style:style>
    <style:style style:name="T17" style:family="text">
      <style:text-properties fo:font-style="normal" officeooo:rsid="0264be50" style:font-style-asian="normal" style:font-style-complex="normal"/>
    </style:style>
    <style:style style:name="T18" style:family="text">
      <style:text-properties fo:font-style="normal" officeooo:rsid="02681ec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2681ecf" style:font-style-asian="italic" style:font-style-complex="italic"/>
    </style:style>
    <style:style style:name="T23" style:family="text">
      <style:text-properties fo:font-style="italic" officeooo:rsid="026906ee" style:font-style-asian="italic" style:font-style-complex="italic"/>
    </style:style>
    <style:style style:name="T24" style:family="text">
      <style:text-properties officeooo:rsid="01067681"/>
    </style:style>
    <style:style style:name="T25" style:family="text">
      <style:text-properties officeooo:rsid="01077874"/>
    </style:style>
    <style:style style:name="T26" style:family="text">
      <style:text-properties officeooo:rsid="010d35f4"/>
    </style:style>
    <style:style style:name="T27" style:family="text">
      <style:text-properties officeooo:rsid="00865ba9"/>
    </style:style>
    <style:style style:name="T28" style:family="text">
      <style:text-properties officeooo:rsid="00fb358e"/>
    </style:style>
    <style:style style:name="T29" style:family="text">
      <style:text-properties officeooo:rsid="00f8423e"/>
    </style:style>
    <style:style style:name="T30" style:family="text">
      <style:text-properties officeooo:rsid="00f9db80"/>
    </style:style>
    <style:style style:name="T31" style:family="text">
      <style:text-properties officeooo:rsid="01008e22"/>
    </style:style>
    <style:style style:name="T32" style:family="text">
      <style:text-properties officeooo:rsid="01020561"/>
    </style:style>
    <style:style style:name="T33" style:family="text">
      <style:text-properties officeooo:rsid="01031d52"/>
    </style:style>
    <style:style style:name="T34" style:family="text">
      <style:text-properties officeooo:rsid="010aa277"/>
    </style:style>
    <style:style style:name="T35" style:family="text">
      <style:text-properties officeooo:rsid="012cba8f"/>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8cb2e"/>
    </style:style>
    <style:style style:name="T54" style:family="text">
      <style:text-properties officeooo:rsid="01cb2d42"/>
    </style:style>
    <style:style style:name="T55" style:family="text">
      <style:text-properties officeooo:rsid="01dac0b5"/>
    </style:style>
    <style:style style:name="T56" style:family="text">
      <style:text-properties officeooo:rsid="01dc8f75"/>
    </style:style>
    <style:style style:name="T57" style:family="text">
      <style:text-properties officeooo:rsid="01e23fa2"/>
    </style:style>
    <style:style style:name="T58" style:family="text">
      <style:text-properties officeooo:rsid="01ee6753"/>
    </style:style>
    <style:style style:name="T59" style:family="text">
      <style:text-properties officeooo:rsid="01efb6a4"/>
    </style:style>
    <style:style style:name="T60" style:family="text">
      <style:text-properties officeooo:rsid="01f260bd"/>
    </style:style>
    <style:style style:name="T61" style:family="text">
      <style:text-properties officeooo:rsid="01ffad3c"/>
    </style:style>
    <style:style style:name="T62" style:family="text">
      <style:text-properties officeooo:rsid="0208b904"/>
    </style:style>
    <style:style style:name="T63" style:family="text">
      <style:text-properties officeooo:rsid="012553ad"/>
    </style:style>
    <style:style style:name="T64" style:family="text">
      <style:text-properties officeooo:rsid="000fdb50"/>
    </style:style>
    <style:style style:name="T65" style:family="text">
      <style:text-properties officeooo:rsid="021584aa"/>
    </style:style>
    <style:style style:name="T66" style:family="text">
      <style:text-properties officeooo:rsid="0223bc84"/>
    </style:style>
    <style:style style:name="T67" style:family="text">
      <style:text-properties officeooo:rsid="0228e222"/>
    </style:style>
    <style:style style:name="T68" style:family="text">
      <style:text-properties officeooo:rsid="0229d376"/>
    </style:style>
    <style:style style:name="T69" style:family="text">
      <style:text-properties officeooo:rsid="022b12f3"/>
    </style:style>
    <style:style style:name="T70" style:family="text">
      <style:text-properties officeooo:rsid="023b2eb8"/>
    </style:style>
    <style:style style:name="T71" style:family="text">
      <style:text-properties officeooo:rsid="0241a704"/>
    </style:style>
    <style:style style:name="T72" style:family="text">
      <style:text-properties officeooo:rsid="0241e729"/>
    </style:style>
    <style:style style:name="T73" style:family="text">
      <style:text-properties officeooo:rsid="02430df4"/>
    </style:style>
    <style:style style:name="T74" style:family="text">
      <style:text-properties officeooo:rsid="024423ab"/>
    </style:style>
    <style:style style:name="T75" style:family="text">
      <style:text-properties officeooo:rsid="0246063c"/>
    </style:style>
    <style:style style:name="T76" style:family="text">
      <style:text-properties officeooo:rsid="0246f21e"/>
    </style:style>
    <style:style style:name="T77" style:family="text">
      <style:text-properties officeooo:rsid="0249e56a"/>
    </style:style>
    <style:style style:name="T78" style:family="text">
      <style:text-properties officeooo:rsid="024aba8f"/>
    </style:style>
    <style:style style:name="T79" style:family="text">
      <style:text-properties officeooo:rsid="024ae427"/>
    </style:style>
    <style:style style:name="T80" style:family="text">
      <style:text-properties officeooo:rsid="024ae69b"/>
    </style:style>
    <style:style style:name="T81" style:family="text">
      <style:text-properties officeooo:rsid="02508b74"/>
    </style:style>
    <style:style style:name="T82" style:family="text">
      <style:text-properties officeooo:rsid="0253533d"/>
    </style:style>
    <style:style style:name="T83" style:family="text">
      <style:text-properties officeooo:rsid="0254d59a"/>
    </style:style>
    <style:style style:name="T84" style:family="text">
      <style:text-properties style:text-position="super 58%"/>
    </style:style>
    <style:style style:name="T85" style:family="text">
      <style:text-properties officeooo:rsid="0259f629"/>
    </style:style>
    <style:style style:name="T86" style:family="text">
      <style:text-properties officeooo:rsid="025b877c"/>
    </style:style>
    <style:style style:name="T87" style:family="text">
      <style:text-properties officeooo:rsid="025b9b25"/>
    </style:style>
    <style:style style:name="T88" style:family="text">
      <style:text-properties officeooo:rsid="025c7b9e"/>
    </style:style>
    <style:style style:name="T89" style:family="text">
      <style:text-properties officeooo:rsid="025e2ada"/>
    </style:style>
    <style:style style:name="T90" style:family="text">
      <style:text-properties officeooo:rsid="0260f1e7"/>
    </style:style>
    <style:style style:name="T91" style:family="text">
      <style:text-properties officeooo:rsid="02629a70"/>
    </style:style>
    <style:style style:name="T92" style:family="text">
      <style:text-properties officeooo:rsid="0264be50"/>
    </style:style>
    <style:style style:name="T93" style:family="text">
      <style:text-properties officeooo:rsid="02681ecf"/>
    </style:style>
    <style:style style:name="T94" style:family="text">
      <style:text-properties officeooo:rsid="026906ee"/>
    </style:style>
    <style:style style:name="T95" style:family="text">
      <style:text-properties officeooo:rsid="02694e11"/>
    </style:style>
    <style:style style:name="T96" style:family="text">
      <style:text-properties officeooo:rsid="026a3fe5"/>
    </style:style>
    <style:style style:name="T97" style:family="text">
      <style:text-properties officeooo:rsid="026da063"/>
    </style:style>
    <style:style style:name="T98" style:family="text">
      <style:text-properties officeooo:rsid="026e0410"/>
    </style:style>
    <style:style style:name="T99" style:family="text">
      <style:text-properties officeooo:rsid="0272992b"/>
    </style:style>
    <style:style style:name="T100" style:family="text">
      <style:text-properties officeooo:rsid="0273c0ab"/>
    </style:style>
    <style:style style:name="T101" style:family="text">
      <style:text-properties officeooo:rsid="02758d88"/>
    </style:style>
    <style:style style:name="T102" style:family="text">
      <style:text-properties officeooo:rsid="027639c8"/>
    </style:style>
    <style:style style:name="T103" style:family="text">
      <style:text-properties officeooo:rsid="027a1bd6"/>
    </style:style>
    <style:style style:name="T104" style:family="text">
      <style:text-properties officeooo:rsid="027a6d20"/>
    </style:style>
    <style:style style:name="T105" style:family="text">
      <style:text-properties officeooo:rsid="0280c11b"/>
    </style:style>
    <style:style style:name="T106" style:family="text">
      <style:text-properties officeooo:rsid="02818f9f"/>
    </style:style>
    <style:style style:name="T107" style:family="text">
      <style:text-properties officeooo:rsid="02822408"/>
    </style:style>
    <style:style style:name="T108" style:family="text">
      <style:text-properties officeooo:rsid="0284a029"/>
    </style:style>
    <style:style style:name="T109" style:family="text">
      <style:text-properties officeooo:rsid="0285e7a5"/>
    </style:style>
    <style:style style:name="T110" style:family="text">
      <style:text-properties officeooo:rsid="0286ad6a"/>
    </style:style>
    <style:style style:name="T111" style:family="text">
      <style:text-properties officeooo:rsid="02870c0f"/>
    </style:style>
    <style:style style:name="T112" style:family="text">
      <style:text-properties officeooo:rsid="02888ffe"/>
    </style:style>
    <style:style style:name="T113" style:family="text">
      <style:text-properties officeooo:rsid="0289b08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7"><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59"><text:bookmark-start text:name="__RefHeading___Toc1312_518888843"/>Copyright<text:bookmark-end text:name="__RefHeading___Toc1312_518888843"/></text:p>
      <text:p text:style-name="P176">Copyright © 2017 Red Hat, Inc. All written content, as well as the cover image, licensed under a Creative Commons Attribution-ShareAlike 4.0 International License.<text:note text:id="ftn1" text:note-class="footnote"><text:note-citation>1</text:note-citation><text:note-body><text:p text:style-name="P112">http://creativecommons.org/licenses/by-sa/4.0/</text:p></text:note-body></text:note></text:p>
      <text:p text:style-name="P185">Mike Walker's <text:span text:style-name="T108">"Introduction to Part 1" originally appeared at ipsum dolor sit amet, consectetur adipiscing elit.</text:span></text:p>
      <text:p text:style-name="P178">Jono Bacon's <text:span text:style-name="T100">"What's an IT culture, anyway?" originally appeared at</text:span> <text:span text:style-name="T100">https://opensource.com/article/17/5/what-is-IT-culture</text:span>.</text:p>
      <text:p text:style-name="P176">Gene Kim's "Organizational learning: a new perspective on DevOps" originally appeared at https://opensource.com/business/15/2/organizational-learning-new-perspective-devops.</text:p>
      <text:p text:style-name="P176">Jim Whitehurst's "Innovation requires new approaches to feedback and failure" originally appeared at https://opensource.com/open-organization/16/12/building-culture-innovation-your-organization.</text:p>
      <text:p text:style-name="P176">Jordan Morgan's "Why a Buffer developer open sourced his code" originally appeared at https://opensource.com/open-organization/16/5/buffer-open-culture.</text:p>
      <text:p text:style-name="P176">Gordon Haff's "A user's guide to failing faster" originally appeared at https://opensource.com/open-organization/17/4/accountability-by-design.</text:p>
      <text:p text:style-name="P176">Matt Micene's "Changing the way we think of change" originally appeared at https://opensource.com/article/17/4/changing-way-we-think-change.</text:p>
      <text:p text:style-name="P177">Chris Short's <text:span text:style-name="T62">"Five</text:span> laws every aspiring DevOps engineer should know<text:span text:style-name="T62">" </text:span>originally <text:span text:style-name="T62">appeared</text:span> at https://opensource.com/open-organization/17/5/5-devops-laws.</text:p>
      <text:p text:style-name="P179">Ron McFarland's "How new communication technologies are affecting peer-to-peer engagement" originally appeared at https://opensource.com/open-organization/16/4/how-new-communication-technologies-are-affecting-peer-peer-engagement.</text:p>
      <text:p text:style-name="P180"><text:soft-page-break/>Jackie Yeaney's "What engineers and marketers can learn from each other" originally appeared at https://opensource.com/open-organization/17/1/engineers-marketers-can-learn.</text:p>
      <text:p text:style-name="P181">Matt Thompson's "How to strengthen your agile heartbeat with powerful retrospectives" originally appeared at https://opensource.com/open-organization/16/11/checking-your-agile-workflow.</text:p>
      <text:p text:style-name="P180">Chad Whitacre's "The benefits of tracking issues publicly" originally appeared at https://opensource.com/open-organization/17/2/tracking-issues-publicly.</text:p>
      <text:p text:style-name="P182">Rebecca Fernandez's "Three essential skills for fostering productive debate" originally appeared at https://opensource.com/open-organization/17/5/fostering-productive-debate.</text:p>
      <text:p text:style-name="P183">Laura Hilliger's "What to do when your open team has impostor syndrome" originally appeared at https://opensource.com/open-organization/17/5/team-impostor-syndrome.</text:p>
      <text:p text:style-name="P184">Allison Matlack's "When innovation trumps <text:span text:style-name="T58">process</text:span>" originally appeared at https://opensource.com/open-organization/17/4/doing-the-right-things.</text:p>
      <text:p text:style-name="P177"><text:span text:style-name="T63">Lauri Apple's "</text:span>Better IT culture via the Socratic method<text:span text:style-name="T62">" originally appeared at https://opensource.com/open-organization/17/5/better-it-socratic-method.</text:span></text:p>
      <text:p text:style-name="P176">Stephen Gold's "A formula for running an accountable IT organization" originally appeared at https://enterprisersproject.com/article/2016/7/cvs-health-cio-shares-his-formula-running-effective-it-organization.</text:p>
      <text:p text:style-name="P256"><text:bookmark-start text:name="__RefHeading___Toc2046_1315693447"/>Colophon<text:bookmark-end text:name="__RefHeading___Toc2046_1315693447"/></text:p>
      <text:p text:style-name="P90">Typeset in DejaVu<text:note text:id="ftn2" text:note-class="footnote"><text:note-citation>2</text:note-citation><text:note-body><text:p text:style-name="P136">http://dejavu-fonts.org/wiki/Main_Page</text:p></text:note-body></text:note> and Overpass.<text:note text:id="ftn3" text:note-class="footnote"><text:note-citation>3</text:note-citation><text:note-body><text:p text:style-name="P136">http://overpassfont.org/</text:p></text:note-body></text:note> Produced with LibreOffice<text:note text:id="ftn4" text:note-class="footnote"><text:note-citation>4</text:note-citation><text:note-body><text:p text:style-name="P136">https://www.libreoffice.org/</text:p></text:note-body></text:note>. Cover design by Libby Levi.</text:p>
      <text:p text:style-name="Front_20_Heading_20_1">A note on style</text:p>
      <text:p text:style-name="P84">This book uses the lower-case term "agile" as a general descriptor for various development methods that embrace flexibility and <text:span text:style-name="T53">value</text:span> responsiveness, and the capitalized <text:span text:style-name="T53">term </text:span>"Agile" as a proper noun naming the specific development <text:span text:style-name="T70">principles</text:span> outlined in The Agile Manifesto.</text:p>
      <text:p text:style-name="P191"><text:bookmark-start text:name="__RefHeading___Toc1976_1055601491"/>Version <text:span text:style-name="T1">1.0</text:span><text:bookmark-end text:name="__RefHeading___Toc1976_1055601491"/></text:p>
      <text:p text:style-name="P190">June 2017</text:p>
      <text:p text:style-name="P258">Also in the series</text:p>
      <text:p text:style-name="P192">From Harvard Business Review Press</text:p>
      <text:p text:style-name="P148"><text:span text:style-name="T19">The Open Organization: </text:span><text:span text:style-name="T20">Igniting Passion and Performance</text:span></text:p>
      <text:p text:style-name="P192">From Opensource.com</text:p>
      <text:p text:style-name="P148">The Open Organization Field Guide: <text:span text:style-name="T24">Practical Tips for Igniting Passion and Performance</text:span></text:p>
      <text:p text:style-name="P148"><text:span text:style-name="T2">The Open Organization: </text:span>Catalyst-In-Chief</text:p>
      <text:p text:style-name="P149"><text:span text:style-name="T25">T</text:span>he Open Organization Leaders Manual: Instructions for Building the Workplace of the Future</text:p>
      <text:p text:style-name="P259"><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95"><text:a xlink:type="simple" xlink:href="#__RefHeading___Toc2312_1525055821" text:style-name="Index_20_Link" text:visited-style-name="Index_20_Link">Preface<text:tab/>9</text:a></text:p>
          <text:p text:style-name="P194"><text:a xlink:type="simple" xlink:href="#__RefHeading___Toc2314_1525055821" text:style-name="Index_20_Link" text:visited-style-name="Index_20_Link">Bryan Behrenshausen<text:tab/><text:tab/></text:a></text:p>
          <text:p text:style-name="P195"><text:a xlink:type="simple" xlink:href="#__RefHeading___Toc164_2120980716" text:style-name="Index_20_Link" text:visited-style-name="Index_20_Link">Introduction<text:tab/>13</text:a></text:p>
          <text:p text:style-name="P194"><text:a xlink:type="simple" xlink:href="#__RefHeading___Toc394_2120980716" text:style-name="Index_20_Link" text:visited-style-name="Index_20_Link">Mike Kelly<text:tab/><text:tab/></text:a></text:p>
          <text:p text:style-name="P193"><text:a xlink:type="simple" xlink:href="#__RefHeading___Toc2114_518888843" text:style-name="Index_20_Link" text:visited-style-name="Index_20_Link">Part 1: Principles<text:tab/><text:tab/></text:a></text:p>
          <text:p text:style-name="P195"><text:a xlink:type="simple" xlink:href="#__RefHeading___Toc11239_1273335479" text:style-name="Index_20_Link" text:visited-style-name="Index_20_Link">Introduction to Part 1<text:tab/>17</text:a></text:p>
          <text:p text:style-name="P194"><text:a xlink:type="simple" xlink:href="#__RefHeading___Toc11241_1273335479" text:style-name="Index_20_Link" text:visited-style-name="Index_20_Link">Mike Walker<text:tab/><text:tab/></text:a></text:p>
          <text:p text:style-name="P195"><text:a xlink:type="simple" xlink:href="#__RefHeading___Toc2276_253951683" text:style-name="Index_20_Link" text:visited-style-name="Index_20_Link">What's an IT culture, anyway?<text:tab/>21</text:a></text:p>
          <text:p text:style-name="P194"><text:a xlink:type="simple" xlink:href="#__RefHeading___Toc394_2120980716974" text:style-name="Index_20_Link" text:visited-style-name="Index_20_Link">Jono Bacon<text:tab/><text:tab/></text:a></text:p>
          <text:p text:style-name="P195"><text:a xlink:type="simple" xlink:href="#__RefHeading___Toc490_1873192014" text:style-name="Index_20_Link" text:visited-style-name="Index_20_Link">Organizational learning: A new perspective on DevOps<text:tab/>29</text:a></text:p>
          <text:p text:style-name="P194"><text:a xlink:type="simple" xlink:href="#__RefHeading___Toc394_2120980716973" text:style-name="Index_20_Link" text:visited-style-name="Index_20_Link">Gene Kim<text:tab/><text:tab/></text:a></text:p>
          <text:p text:style-name="P195"><text:a xlink:type="simple" xlink:href="#__RefHeading___Toc11499_559071773" text:style-name="Index_20_Link" text:visited-style-name="Index_20_Link">Innovation requires new approaches to feedback and<text:line-break/>failure<text:tab/>35</text:a></text:p>
          <text:p text:style-name="P194"><text:a xlink:type="simple" xlink:href="#__RefHeading___Toc394_2120980716972" text:style-name="Index_20_Link" text:visited-style-name="Index_20_Link">Jim Whitehurst<text:tab/><text:tab/></text:a></text:p>
          <text:p text:style-name="P195"><text:a xlink:type="simple" xlink:href="#__RefHeading___Toc1937_1772280585" text:style-name="Index_20_Link" text:visited-style-name="Index_20_Link">Transparency, failure, and other things I've learned to<text:line-break/>enjoy<text:tab/>40</text:a></text:p>
          <text:p text:style-name="P194"><text:a xlink:type="simple" xlink:href="#__RefHeading___Toc1939_1772280585" text:style-name="Index_20_Link" text:visited-style-name="Index_20_Link">Nick Hall<text:tab/><text:tab/></text:a></text:p>
          <text:p text:style-name="P195"><text:a xlink:type="simple" xlink:href="#__RefHeading___Toc566_221856997" text:style-name="Index_20_Link" text:visited-style-name="Index_20_Link">Why a Buffer developer open sourced his code<text:tab/>51</text:a></text:p>
          <text:p text:style-name="P194"><text:a xlink:type="simple" xlink:href="#__RefHeading___Toc568_221856997" text:style-name="Index_20_Link" text:visited-style-name="Index_20_Link">Jordan Morgan<text:tab/><text:tab/></text:a></text:p>
          <text:p text:style-name="P195"><text:a xlink:type="simple" xlink:href="#__RefHeading___Toc1927_1451014005" text:style-name="Index_20_Link" text:visited-style-name="Index_20_Link">A user's guide to failing faster<text:tab/>59</text:a></text:p>
          <text:p text:style-name="P194"><text:a xlink:type="simple" xlink:href="#__RefHeading___Toc1929_1451014005" text:style-name="Index_20_Link" text:visited-style-name="Index_20_Link">Gordon Haff<text:tab/><text:tab/></text:a></text:p>
          <text:p text:style-name="P195"><text:a xlink:type="simple" xlink:href="#__RefHeading___Toc2273_924381082" text:style-name="Index_20_Link" text:visited-style-name="Index_20_Link">Changing the way we think of change<text:tab/>65</text:a></text:p>
          <text:p text:style-name="P194"><text:a xlink:type="simple" xlink:href="#__RefHeading___Toc394_2120980716971331" text:style-name="Index_20_Link" text:visited-style-name="Index_20_Link">Matt Micene<text:tab/><text:tab/></text:a></text:p>
          <text:p text:style-name="P195"><text:a xlink:type="simple" xlink:href="#__RefHeading___Toc2539_1889952292" text:style-name="Index_20_Link" text:visited-style-name="Index_20_Link">Five laws every aspiring DevOps engineer should know<text:tab/>74</text:a></text:p>
          <text:p text:style-name="P194"><text:a xlink:type="simple" xlink:href="#__RefHeading___Toc394_2120980716976" text:style-name="Index_20_Link" text:visited-style-name="Index_20_Link">Chris Short<text:tab/><text:tab/></text:a></text:p>
          <text:p text:style-name="P195"><text:a xlink:type="simple" xlink:href="#__RefHeading___Toc2275_924381082" text:style-name="Index_20_Link" text:visited-style-name="Index_20_Link">Why you should build a team of boundary spanners<text:tab/>80</text:a></text:p>
          <text:p text:style-name="P194"><text:a xlink:type="simple" xlink:href="#__RefHeading___Toc394_2120980716971332" text:style-name="Index_20_Link" text:visited-style-name="Index_20_Link">DeLisa Alexander<text:tab/><text:tab/></text:a></text:p>
          <text:p text:style-name="P195"><text:a xlink:type="simple" xlink:href="#__RefHeading___Toc21417_44760311" text:style-name="Index_20_Link" text:visited-style-name="Index_20_Link">A new approach to operations<text:tab/>86</text:a></text:p>
          <text:p text:style-name="P194"><text:a xlink:type="simple" xlink:href="#__RefHeading___Toc394_2120980716971111" text:style-name="Index_20_Link" text:visited-style-name="Index_20_Link">Chrissy Linzy<text:tab/><text:tab/></text:a></text:p>
          <text:p text:style-name="P195"><text:soft-page-break/><text:a xlink:type="simple" xlink:href="#__RefHeading___Toc1826_1451014005" text:style-name="Index_20_Link" text:visited-style-name="Index_20_Link">How new communication technologies are affecting<text:line-break/>peer-to-peer engagement<text:tab/>93</text:a></text:p>
          <text:p text:style-name="P194"><text:a xlink:type="simple" xlink:href="#__RefHeading___Toc394_2120980716975" text:style-name="Index_20_Link" text:visited-style-name="Index_20_Link">Ron McFarland<text:tab/><text:tab/></text:a></text:p>
          <text:p text:style-name="P195"><text:a xlink:type="simple" xlink:href="#__RefHeading___Toc14542_1273335479" text:style-name="Index_20_Link" text:visited-style-name="Index_20_Link">What engineers and marketers can learn from each<text:line-break/>other<text:tab/>100</text:a></text:p>
          <text:p text:style-name="P194"><text:a xlink:type="simple" xlink:href="#__RefHeading___Toc14544_1273335479" text:style-name="Index_20_Link" text:visited-style-name="Index_20_Link">Jackie Yeaney<text:tab/><text:tab/></text:a></text:p>
          <text:p text:style-name="P193"><text:a xlink:type="simple" xlink:href="#__RefHeading___Toc588_2023088379" text:style-name="Index_20_Link" text:visited-style-name="Index_20_Link">Part 2: Practices<text:tab/><text:tab/></text:a></text:p>
          <text:p text:style-name="P195"><text:a xlink:type="simple" xlink:href="#__RefHeading___Toc421_1627857621" text:style-name="Index_20_Link" text:visited-style-name="Index_20_Link">Introduction to Part 2<text:tab/>108</text:a></text:p>
          <text:p text:style-name="P194"><text:a xlink:type="simple" xlink:href="#__RefHeading___Toc394_2120980716971" text:style-name="Index_20_Link" text:visited-style-name="Index_20_Link">Jason Yee<text:tab/><text:tab/></text:a></text:p>
          <text:p text:style-name="P195"><text:a xlink:type="simple" xlink:href="#__RefHeading___Toc1009_1273335479" text:style-name="Index_20_Link" text:visited-style-name="Index_20_Link">How to strengthen your agile heartbeat with powerful retrospectives<text:tab/>111</text:a></text:p>
          <text:p text:style-name="P194"><text:a xlink:type="simple" xlink:href="#__RefHeading___Toc394_21209807169714" text:style-name="Index_20_Link" text:visited-style-name="Index_20_Link">Matt Thompson<text:tab/><text:tab/></text:a></text:p>
          <text:p text:style-name="P195"><text:a xlink:type="simple" xlink:href="#__RefHeading___Toc19835_1273335479" text:style-name="Index_20_Link" text:visited-style-name="Index_20_Link">The benefits of tracking issues publicly<text:tab/>117</text:a></text:p>
          <text:p text:style-name="P194"><text:a xlink:type="simple" xlink:href="#__RefHeading___Toc394_212098071697131" text:style-name="Index_20_Link" text:visited-style-name="Index_20_Link">Chad Whitacre<text:tab/><text:tab/></text:a></text:p>
          <text:p text:style-name="P195"><text:a xlink:type="simple" xlink:href="#__RefHeading___Toc1011_1273335479" text:style-name="Index_20_Link" text:visited-style-name="Index_20_Link">Three essential skills for fostering productive debate<text:line-break/>in your IT team<text:tab/>123</text:a></text:p>
          <text:p text:style-name="P194"><text:a xlink:type="simple" xlink:href="#__RefHeading___Toc394_21209807169713" text:style-name="Index_20_Link" text:visited-style-name="Index_20_Link">Rebecca Fernandez<text:tab/><text:tab/></text:a></text:p>
          <text:p text:style-name="P195"><text:a xlink:type="simple" xlink:href="#__RefHeading___Toc2089_1893603728" text:style-name="Index_20_Link" text:visited-style-name="Index_20_Link">Mastering feedback loops<text:tab/>128</text:a></text:p>
          <text:p text:style-name="P194"><text:a xlink:type="simple" xlink:href="#__RefHeading___Toc394_212098071697133" text:style-name="Index_20_Link" text:visited-style-name="Index_20_Link">Jimmy Sjölund<text:tab/><text:tab/></text:a></text:p>
          <text:p text:style-name="P195"><text:a xlink:type="simple" xlink:href="#__RefHeading___Toc2091_1893603728" text:style-name="Index_20_Link" text:visited-style-name="Index_20_Link">What to do when your open team has impostor<text:line-break/>syndrome<text:tab/>135</text:a></text:p>
          <text:p text:style-name="P194"><text:a xlink:type="simple" xlink:href="#__RefHeading___Toc394_212098071697134" text:style-name="Index_20_Link" text:visited-style-name="Index_20_Link">Laura Hilliger<text:tab/><text:tab/></text:a></text:p>
          <text:p text:style-name="P195"><text:a xlink:type="simple" xlink:href="#__RefHeading___Toc1506_353656629" text:style-name="Index_20_Link" text:visited-style-name="Index_20_Link">When innovation trumps process<text:tab/>142</text:a></text:p>
          <text:p text:style-name="P194"><text:a xlink:type="simple" xlink:href="#__RefHeading___Toc394_212098071697132" text:style-name="Index_20_Link" text:visited-style-name="Index_20_Link">Allison Matlack<text:tab/><text:tab/></text:a></text:p>
          <text:p text:style-name="P195"><text:a xlink:type="simple" xlink:href="#__RefHeading___Toc687_221856997" text:style-name="Index_20_Link" text:visited-style-name="Index_20_Link">Better IT culture via the Socratic method<text:tab/>147</text:a></text:p>
          <text:p text:style-name="P194"><text:a xlink:type="simple" xlink:href="#__RefHeading___Toc394_21209807169712" text:style-name="Index_20_Link" text:visited-style-name="Index_20_Link">Lauri Apple<text:tab/><text:tab/></text:a></text:p>
          <text:p text:style-name="P195"><text:a xlink:type="simple" xlink:href="#__RefHeading___Toc2682_1959779453" text:style-name="Index_20_Link" text:visited-style-name="Index_20_Link">Forming and onboarding an agile team<text:tab/>158</text:a></text:p>
          <text:p text:style-name="P194"><text:a xlink:type="simple" xlink:href="#__RefHeading___Toc394_212098071697" text:style-name="Index_20_Link" text:visited-style-name="Index_20_Link">Jen Krieger and Hina Popal<text:tab/><text:tab/></text:a></text:p>
          <text:p text:style-name="P195"><text:a xlink:type="simple" xlink:href="#__RefHeading___Toc3115_550796223" text:style-name="Index_20_Link" text:visited-style-name="Index_20_Link">A formula for running an accountable IT organization<text:tab/>168</text:a></text:p>
          <text:p text:style-name="P194"><text:a xlink:type="simple" xlink:href="#__RefHeading___Toc3117_550796223" text:style-name="Index_20_Link" text:visited-style-name="Index_20_Link">Stephen Gold<text:tab/><text:tab/></text:a></text:p>
          <text:p text:style-name="P195"><text:a xlink:type="simple" xlink:href="#__RefHeading___Toc3691_1761192065" text:style-name="Index_20_Link" text:visited-style-name="Index_20_Link">Institutionalizing experimentation with impact<text:line-break/>mapping<text:tab/>174</text:a></text:p>
          <text:p text:style-name="P194"><text:a xlink:type="simple" xlink:href="#__RefHeading___Toc394_21209807169711" text:style-name="Index_20_Link" text:visited-style-name="Index_20_Link">Justin Holmes<text:tab/><text:tab/></text:a></text:p>
          <text:p text:style-name="P195"><text:soft-page-break/><text:a xlink:type="simple" xlink:href="#__RefHeading___Toc3693_1761192065" text:style-name="Index_20_Link" text:visited-style-name="Index_20_Link">Assuming positive intent when working across teams<text:tab/>180</text:a></text:p>
          <text:p text:style-name="P194"><text:a xlink:type="simple" xlink:href="#__RefHeading___Toc394_212098071697111" text:style-name="Index_20_Link" text:visited-style-name="Index_20_Link">Jonas Rosland<text:tab/><text:tab/></text:a></text:p>
          <text:p text:style-name="P193"><text:a xlink:type="simple" xlink:href="#__RefHeading___Toc822_1232125672" text:style-name="Index_20_Link" text:visited-style-name="Index_20_Link">Appendix<text:tab/><text:tab/></text:a></text:p>
          <text:p text:style-name="P195"><text:a xlink:type="simple" xlink:href="#__RefHeading___Toc824_1232125672" text:style-name="Index_20_Link" text:visited-style-name="Index_20_Link">The Open Organization Definition<text:tab/>189</text:a></text:p>
          <text:p text:style-name="P193"><text:a xlink:type="simple" xlink:href="#__RefHeading___Toc842_1232125672" text:style-name="Index_20_Link" text:visited-style-name="Index_20_Link">Learn More<text:tab/><text:tab/></text:a></text:p>
          <text:p text:style-name="P195"><text:a xlink:type="simple" xlink:href="#__RefHeading___Toc2382_190016556" text:style-name="Index_20_Link" text:visited-style-name="Index_20_Link">Additional resources<text:tab/>198</text:a></text:p>
          <text:p text:style-name="P195"><text:a xlink:type="simple" xlink:href="#__RefHeading___Toc2384_190016556" text:style-name="Index_20_Link" text:visited-style-name="Index_20_Link">Get involved<text:tab/>199</text:a></text:p>
        </text:index-body>
      </text:table-of-content>
      <text:p text:style-name="P26"/>
      <text:h text:style-name="P201"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87">"Culture is one of the two or three most complicated words in the English language."—Raymond Williams<text:note text:id="ftn5" text:note-class="footnote"><text:note-citation>5</text:note-citation><text:note-body><text:p text:style-name="P137">See <text:span text:style-name="T19">Keywords</text:span>, 1976.</text:p></text:note-body></text:note></text:p>
      <text:p text:style-name="P111">I doubt I (or cultural theorist Raymond Williams, for that matter) need to convince you of culture's complexity. After all, you've <text:span text:style-name="T95">just opened a</text:span> book offering to guide you through the confusing and <text:span text:style-name="T69">confounding</text:span> nature of a thing that's suddenly front and center in so many <text:span text:style-name="T69">pressing</text:span> discussions.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text:span text:style-name="Emphasis">more so</text:span> as it pops into conversations anywhere and everywhere. <text:span text:style-name="T95">Attempting to </text:span>understand it, we need all the help we can get.</text:p>
      <text:p text:style-name="Text_20_body">Hence this book, in which more than two dozen writers, developers, organizational leaders, and influential technologists track the increasing interest in something called "IT culture." That's an evocative <text:span text:style-name="T81">term</text:span>, because it reminds us that "culture" is inseparable from another notion: "technology." Williams knew this too. In his book about a technology he found particularly im<text:soft-page-break/>portant for understanding social relationships in the late 20th century, <text:span text:style-name="Emphasis">Television</text:span>, he aired his frustrations with the ways people seem to talk about the relationship between the social and the technical.<text:note text:id="ftn6" text:note-class="footnote"><text:note-citation>6</text:note-citation><text:note-body><text:p text:style-name="P138">See "The Technology and the Society" in <text:span text:style-name="T19">Television: Technology and Cultural Form</text:span>, 1975.</text:p></text:note-body></text:note> <text:span text:style-name="T96">We tend, Williams observed, to imagine one as exclusively active and the other as lifelessly passive.</text:span> We'll often talk, for example, about certain technologies as simply the "byproducts" or "symptoms" of supposedly broader social forces <text:span text:style-name="T95">(</text:span>as if they were just the deposits of more important stuff that goes on between people<text:span text:style-name="T95">)</text:span>. Or we'll talk about certain technologies in the opposite way: as something able to single-handedly revamp and reconfigure entire aspects of society just by appearing on the scene <text:span text:style-name="T95">(</text:span>seemingly <text:span text:style-name="T96">from a vacuum)</text:span>.</text:p>
      <text:p text:style-name="P55">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55"><text:span text:style-name="T69">This book's contributors</text:span>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text:span text:style-name="T95">the</text:span> ways we desire to work together inevitably shape the technological choices and decisions we make. We can no longer pretend to somehow have one without the other.<text:note text:id="ftn7" text:note-class="footnote"><text:note-citation>7</text:note-citation><text:note-body><text:p text:style-name="P138">DevOps advocates will recognize the logic of this argument, as will fans of the Agile Manifesto. My thanks to Jason Hibbets and Lauri Apple.</text:p></text:note-body></text:note></text:p>
      <text:p text:style-name="P55"><text:soft-page-break/>So while this book is divided into two <text:span text:style-name="Emphasis">sections</text:span>, you should resist the temptation to treat it as consisting of two <text:span text:style-name="T69">discrete</text:span> <text:span text:style-name="Emphasis">parts</text:span>. They're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embrace <text:span text:style-name="T95">and express </text:span>the values necessary for driving innovations from the IT shop to the rest of a business. As the book's title makes clear, these must go hand-in-hand if technologists intend to weather the challenges they're facing today.</text:p>
      <text:p text:style-name="P55">One final note: We<text:note text:id="ftn8" text:note-class="footnote"><text:note-citation>8</text:note-citation><text:note-body><text:p text:style-name="P138">My thanks to colleague and collaborator Jason Hibbets, without whose help this book would not exist.</text:p></text:note-body></text:note> believe you're reading what is quite possibly the first edited volume developed according to the guidelines of the Open Decision Framework,<text:note text:id="ftn9" text:note-class="footnote"><text:note-citation>9</text:note-citation><text:note-body><text:p text:style-name="P138">https://opensource.com/open-organization/resources/open-decision-framework</text:p></text:note-body></text:note> an architecture for ensuring <text:span text:style-name="T105">that </text:span>both the principles and the practices of openness work in productive tandem to realize the stellar results only openness can. We're grateful to the dozens of <text:span text:style-name="T81">writers</text:span>, <text:span text:style-name="T81">advisers</text:span>, <text:span text:style-name="T77">proofreaders, </text:span>and source matter experts who helped shape this book into the extraordinary artifact you now possess. The book came to life—and continues to live—as a project on GitHub, which readers can visit to flag errors and suggest modifications.<text:note text:id="ftn10" text:note-class="footnote"><text:note-citation>10</text:note-citation><text:note-body><text:p text:style-name="P138">https://github.com/open-organization-ambassadors/open-org-it-culture</text:p></text:note-body></text:note></text:p>
      <text:p text:style-name="P55"><text:span text:style-name="T105">We hope you'll join our community</text:span>, both there and at Opensource.com, to continue this important conversation about one of the most complicated words in the English language.</text:p>
      <text:p text:style-name="P166"><text:soft-page-break/>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202" text:outline-level="2"><text:bookmark-start text:name="__RefHeading___Toc164_2120980716"/>Introduction<text:bookmark-end text:name="__RefHeading___Toc164_2120980716"/></text:h>
      <text:p text:style-name="P25"><text:bookmark-start text:name="__RefHeading___Toc394_2120980716"/>Mike Kelly<text:bookmark-end text:name="__RefHeading___Toc394_2120980716"/></text:p>
      <text:p text:style-name="P106">The IT department is uniquely positioned to handle change. Good IT teams <text:span text:style-name="Emphasis">manage</text:span> change. The best ones <text:span text:style-name="Emphasis">lead</text:span> change. As the pace of change accelerates today—and at a time when technology is in many respects <text:span text:style-name="Emphasis">the</text:span> asset of a company—organizations are demanding their IT departments demonstrate more leadership than ever before.</text:p>
      <text:p text:style-name="P56">Today's highest-performing IT teams are leveraging open principles to lead their organizations through monumental technological, social, and economic changes. They're becoming more collaborative and more transparent—and more agile and accountable as a result. They're rethinking organization boundaries that have constrained them for decades and forming new, productive relationships across the business. They're sharing resources with internal and external stakeholders as they seek to innovate in operationally excellent ways.</text:p>
      <text:p text:style-name="P56">This shift to open principles and practices creates an unprecedented challenge for IT leaders. As their teams become more inclusive and collaborative, leaders must shift their strategies and tactics to harness the energy this new style of work generates. They need to perfect their methods for drawing multiple parties into dialog and ensuring everyone feels heard. And they need to hone their abilities to connect the work their teams are doing to their organization's values, aims, and goals—to make sure everyone in the department understands that they're <text:soft-page-break/>part of something bigger than themselves (and their individual egos).</text:p>
      <text:p text:style-name="P56">In short: Today's IT leaders need to be <text:span text:style-name="Emphasis">culturally</text:span> competent as much as they are <text:span text:style-name="Emphasis">technically</text:span> competent. That's why a guide like this one is so important, and its chapters reinforce this point. As you read, I hope you'll recognize the powerful role you can play in guiding your organization to success.</text:p>
      <text:p text:style-name="P56">Change is intensely emotional. And because the IT department is always at the forefront of change, it's always involved in an organization's most emotional activities. Never forget that. Your effectiveness as a leader depends on it.</text:p>
      <text:p text:style-name="P167"><text:span text:style-name="T67">Mike Kelly</text:span> <text:span text:style-name="T68">is CIO at Red Hat. He's been recognized in the technology industry as a champion of talent development and leader of large multi-national, diverse, high-performance teams.</text:span></text:p>
      <text:p text:style-name="P252"/>
      <text:h text:style-name="P199" text:outline-level="1"><text:bookmark-start text:name="__RefHeading___Toc2114_518888843"/>Part 1: <text:span text:style-name="T66">Principles</text:span><text:bookmark-end text:name="__RefHeading___Toc2114_518888843"/></text:h>
      <text:h text:style-name="P200" text:outline-level="2"><text:bookmark-start text:name="__RefHeading___Toc11239_1273335479"/>Introduction <text:span text:style-name="T104">to Part 1</text:span><text:bookmark-end text:name="__RefHeading___Toc11239_1273335479"/></text:h>
      <text:p text:style-name="P9"><text:bookmark-start text:name="__RefHeading___Toc11241_1273335479"/>Mike Walker<text:bookmark-end text:name="__RefHeading___Toc11241_1273335479"/></text:p>
      <text:p text:style-name="First_20_Paragraph">In 2016, I launched Open Innovation Labs, a place where people seeking to leverage the principles of openness can work with a seasoned team to build innovative software that solves their most pressing business problems. It has been an exciting and daunting undertaking. Today, Open Innovation Labs imparts knowledge and best practices that emerge from the world's most successful open source projects, and we provide a residency-style experience that immerses teams in those practices.</text:p>
      <text:p text:style-name="P97">We generally partner with companies looking to do two things: Either they want to move quickly and be disruptive, or they see disruption as an existential threat and seek to adapt their behaviors to facilitate a more rapid pace of change.</text:p>
      <text:p text:style-name="P97">Our own team began as one of the former, but we suddenly found ourselves one of the latter. The lessons we learned as we made that transition—lessons about organizational culture and the power of openness to shape it—truly have made us better coaches today.</text:p>
      <text:p text:style-name="P97">Here's what happened.</text:p>
      <text:h text:style-name="Heading_20_3" text:outline-level="3">An identity crisis</text:h>
      <text:p text:style-name="P97">To launch <text:s/>Labs, I built a small, cross-functional team that immediately set to work doing the very things we encourage lab residents to do. First, we created hypothetical scenarios to <text:soft-page-break/>achieve our team's objective—which, in this case, was to accelerate our customers' work in a residency-style engagement and build enthusiasm for building applications the open source way. Then, we applied emerging technologies to build next-generation software that would help us explore those scenarios. We worked relentlessly to create a clever system for accelerating customers' efforts and delivering real value.</text:p>
      <text:p text:style-name="P97">We called that system "push-button infrastructure," or "PBI." PBI allows us to spin up a customer-ready Labs environment, built for speed and experimentation, in less than an hour. We took it to market as soon as we could (even before it was fully functional), and the reaction actually took us by surprise. "I want that!" was the most common response we received from customers and internal teams. We were onto something. The excitement was palpable.</text:p>
      <text:p text:style-name="P97">About nine months into the endeavor, one of my technical staff pointed out that another open source engineering team in the community had made a major breakthrough with their software—something that allowed them to create a system that could eventually replace much of what we'd built. What's more, this team was easily ten times larger than ours, with a huge ecosystem of partners to boot.</text:p>
      <text:p text:style-name="P97">I reached out to one of the project leaders, another open source advocate. He candidly told me that our group was the inspiration for much of their efforts. </text:p>
      <text:p text:style-name="P97">While I was flattered, my stomach also sank: Our little gem was already in danger of being disrupted by a more powerful force.</text:p>
      <text:p text:style-name="P97">The team took stock of the situation. We faced an identity crisis. If our core product became obsolete, then would we continue to exist? In that case, what was our core value proposition? What would we look like?</text:p>
      <text:h text:style-name="Heading_20_3" text:outline-level="3"><text:soft-page-break/>The primacy of principles</text:h>
      <text:p text:style-name="P97">We convened face-to-face to sketch our core value proposition in a group exercise called "mind mapping." It produced two strong revelations.</text:p>
      <text:p text:style-name="P97">The first was about PBI. As exciting as the technology was, it didn't actually define much of what made us special. In fact, it was barely on the mind map. If it came from another group, or was abandoned entirely, it still wouldn't stop us from achieving our mission. This was a big weight off of our collective shoulders.</text:p>
      <text:p text:style-name="P97">The second realization was about something more abstract: The team's most-valued asset was its shared belief system. We all named characteristics like "collaboration," "authenticity," "transparency," "accountability," "open decision making," "meritocracy," "adaptation," "experimentation," and "a focus on impacting people" as the things that made our team truly unique and capable of delivering value to our customers.</text:p>
      <text:p text:style-name="P97">These cultural principles came from our experience working in open source communities. We listed principles like:</text:p>
      <text:list xml:id="list1570614139999243647" text:style-name="L1">
        <text:list-item>
          <text:p text:style-name="P287">Shared problems are solved faster</text:p>
        </text:list-item>
        <text:list-item>
          <text:p text:style-name="P287">Transparency forces authenticity and honesty</text:p>
        </text:list-item>
        <text:list-item>
          <text:p text:style-name="P287">Participative communities are more open to change</text:p>
        </text:list-item>
        <text:list-item>
          <text:p text:style-name="P287">Open standards provide business agility</text:p>
        </text:list-item>
      </text:list>
      <text:p text:style-name="P97">Our core mission, we decided, was to share with our customers and partners these same principles over the course of our engagements with them—to help them leverage lessons from the open source world to build, better, more adaptive solutions to problems. This insight allowed us to pivot productively; we realized we should focus <text:span text:style-name="Emphasis">more</text:span> on imparting new ways of working together to catalyze organizational (and eventually cul<text:soft-page-break/>tural) change, and <text:span text:style-name="Emphasis">less</text:span> on any particular technical solution or offering.</text:p>
      <text:p text:style-name="P97">Shortly after that meeting, we made the bold choice to utilize the great work coming from the external community we'd viewed as an existential threat only days before. We adapted our software to take better advantage of that offering. Doing this meant halting development on some of what we initially considered core material in order to ride a bigger, better wave.</text:p>
      <text:p text:style-name="P97">I still keep the result of that mind map on my desktop. It reminds me that our shared beliefs endure far beyond any particular experiment or project. It centers our team in a way that allows us to transcend the individual, and become part of a bigger purpose, satisfying a fundamental human desire that lays in each of us.</text:p>
      <text:p text:style-name="P97">As you read the first section of this guide, I hope you too will discover the benefits of building an organizational culture on open principles—one that transcends any individual effort and creates an enduring, shared purpose capable of inspiring teams long after we're all gone.</text:p>
      <text:p text:style-name="P169">Mike Walker is the Global Director of Red Hat's Open Innovation Labs, whose mission is to make it easier and quicker for customers to bring innovative ideas to life. He has 16 years of IT engineering and consulting experience with emerging technologies, including specializations in application development, cloud computing, data integration, high-performance computing, and distributed systems.</text:p>
      <text:h text:style-name="P203" text:outline-level="2"><text:bookmark-start text:name="__RefHeading___Toc2276_253951683"/>What's an IT culture, anyway?<text:bookmark-end text:name="__RefHeading___Toc2276_253951683"/></text:h>
      <text:p text:style-name="P20"><text:bookmark-start text:name="__RefHeading___Toc394_2120980716974"/>Jono Bacon<text:bookmark-end text:name="__RefHeading___Toc394_2120980716974"/></text:p>
      <text:p text:style-name="P173">"Culture" is a pretty ambiguous word. Sure, reams of social science research explore exactly what exactly "culture" is, but to the average Joe and Josephine the word means something different than it does to academics. In most scenarios, "culture" <text:span text:style-name="T71">maps</text:span>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81">In a typical organization, you have a number of different "pipelines," as people external to the organization get connected to different teams. Examples include:</text:p>
      <text:list xml:id="list3083038568275083062" text:style-name="L2">
        <text:list-item>
          <text:p text:style-name="P288"><text:span text:style-name="Strong_20_Emphasis">Sales</text:span>: prospects → leads → opportunities → customers</text:p>
        </text:list-item>
        <text:list-item>
          <text:p text:style-name="P288"><text:span text:style-name="Strong_20_Emphasis">Community</text:span>: users/consumers → advocates → contributors</text:p>
        </text:list-item>
        <text:list-item>
          <text:p text:style-name="P288"><text:span text:style-name="Strong_20_Emphasis">Recruiting</text:span>: prospects → candidates → employees</text:p>
        </text:list-item>
        <text:list-item>
          <text:p text:style-name="P288"><text:span text:style-name="Strong_20_Emphasis">Marketing</text:span>: broader audience → qualified → connected</text:p>
        </text:list-item>
      </text:list>
      <text:p text:style-name="P43">You'll also find pipelines that relate to workflow. Examples here include:</text:p>
      <text:list xml:id="list1400949006449164414" text:style-name="L3">
        <text:list-item>
          <text:p text:style-name="P289"><text:soft-page-break/><text:span text:style-name="Strong_20_Emphasis">Engineering</text:span>: product features/bugs → specs → code → reviews → product</text:p>
        </text:list-item>
        <text:list-item>
          <text:p text:style-name="P289"><text:span text:style-name="Strong_20_Emphasis">Product</text:span>: requirements → ideas → backlog → scoped items</text:p>
        </text:list-item>
        <text:list-item>
          <text:p text:style-name="P289"><text:span text:style-name="Strong_20_Emphasis">Marketing</text:span>: key messages/features → ideas → scoped items</text:p>
        </text:list-item>
        <text:list-item>
          <text:p text:style-name="P289"><text:span text:style-name="Strong_20_Emphasis">Support</text:span>: requests → triaged requests → engagement</text:p>
        </text:list-item>
      </text:list>
      <text:p text:style-name="P43">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3">Done well, this reduces silos, integrates team cultures, and reduces complexity and road bumps along the way.</text:p>
      <text:h text:style-name="Heading_20_3" text:outline-level="3">2. Workflow should be asynchronous</text:h>
      <text:p text:style-name="P81">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81">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81"><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81">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81">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81">Remember that meritocracy is <text:span text:style-name="Emphasis">not</text:span> a framework or model. It <text:span text:style-name="T72">is </text:span>a philosophy. Meritocracy can be difficult to put into practice for all kinds of reasons, but I do think it is an important <text:span text:style-name="T72">guiding light for</text:span> our work.</text:p>
      <text:p text:style-name="P81">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81">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81">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81">As such, to really optimize an IT culture, we need to <text:span text:style-name="Emphasis">experiment</text:span>.</text:p>
      <text:p text:style-name="P81">The construction and execution of small<text:span text:style-name="T72">-</text:span> and large<text:span text:style-name="T72">-</text:span>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81"><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81">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4">Many people understand the value of embracing failure as a means to learn from it. Thousands of people read books and articles about this, and with the best will in the world seek to bring this into their organizations.<text:note text:id="ftn11" text:note-class="footnote"><text:note-citation>11</text:note-citation><text:note-body><text:p text:style-name="P139">See Gordon Haff's chapter in this volume.</text:p></text:note-body></text:note></text:p>
      <text:p text:style-name="P44">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4">The best IT leaders I've seen embrace failure have been remarkably upfront about failures, both organizationally and personally. They've said, "I screwed this up and this is how I <text:soft-page-break/>learned and became better from it.<text:span text:style-name="T44">"</text:span> These conversations can't be soundbites. They have to be authentic, and this can be tough for leaders of an organization to instill in their <text:span text:style-name="T73">daily routines</text:span>.</text:p>
      <text:p text:style-name="P44">Another element here is to <text:span text:style-name="T74">reinforce</text:span>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ext:span text:style-name="T73">they've grown</text:span> and <text:span text:style-name="T73">improved</text:span> <text:span text:style-name="T73">as a result of</text:span> them.</text:p>
      <text:p text:style-name="P44">Of course, I am merely scratching the surface of what great IT culture is, but I think if you can take these five areas and start building them in your organization, you will see some great results.</text:p>
      <text:p text:style-name="P153">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34" text:outline-level="3">Chapter discussion and review</text:h>
      <text:list xml:id="list4510624911260899975" text:style-name="List_20_1">
        <text:list-item>
          <text:p text:style-name="P260">"Culture is critical," writes Jono. "It's the lifeblood of an organization, but it's complicated to understand and shape." What does "culture" mean to you? What role does it play in your organization?</text:p>
        </text:list-item>
        <text:list-item>
          <text:p text:style-name="P260">Jono stresses the value of <text:span text:style-name="T19">asynchronous work</text:span><text:span text:style-name="T3"> in fast-moving IT cultures. Does your team or organization leverage the power of asynchronous work? Should it? How?</text:span></text:p>
        </text:list-item>
        <text:list-item>
          <text:p text:style-name="P260">Does your team or organization foster a culture of experimentation? Where might experimentation be most beneficial to your work?</text:p>
        </text:list-item>
        <text:list-item>
          <text:p text:style-name="P260">What is a "meritocracy," and how might it work in your IT organization?</text:p>
        </text:list-item>
      </text:list>
      <text:h text:style-name="P200" text:outline-level="2"><text:bookmark-start text:name="__RefHeading___Toc490_1873192014"/>Organizational learning: <text:span text:style-name="T30">A</text:span> new perspective on DevOps<text:bookmark-end text:name="__RefHeading___Toc490_1873192014"/></text:h>
      <text:p text:style-name="P4"><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text:span text:style-name="T93">O</text:span>ur code and environments are safe to change (and we can recover from mistakes quickly), ideally without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text:span text:style-name="T93">I</text:span>f we can't, at least enable quicker detection and recovery.</text:p>
      <text:p text:style-name="Text_20_body">And because we know that more important than <text:span text:style-name="T93">the </text:span><text:span text:style-name="T22">doing </text:span><text:span text:style-name="T18">of our </text:span>daily work is the <text:span text:style-name="Emphasis">improvement</text:span> of <text:span text:style-name="T93">our </text:span>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text:span text:style-name="T94">He suggests that</text:span> we need organizational learning because it enables helping our customers, ensures quality, creates competitive advantage and an energized and committed workforce, and it uncovers the truth.</text:p>
      <text:p text:style-name="Text_20_body"><text:span text:style-name="T94">We therefore</text:span> must create a culture that rewards learning, <text:span text:style-name="T94">even when it</text:span> comes from failure. Moreover, we must ensure that what we learn becomes embedded into our institutional memory so that future occurrences are prevented.</text:p>
      <text:h text:style-name="Heading_20_3" text:outline-level="3">Encourage and celebrate learning</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text:soft-page-break/><text:span text:style-name="T94">accidents</text:span>, so 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0"><text:span text:style-name="T94">Using s</text:span>tandards <text:span text:style-name="T94">that encompass</text:span> the sum of our organizational knowledge should be easier <text:span text:style-name="T94">than </text:span><text:span text:style-name="T23">not</text:span><text:span text:style-name="T94"> using standards</text:span>. One of the best places to put this knowledge is into a centralized source code repository that is shared throughout the organization, allowing the ability to quickly propagate knowledge. Some other characteristics of successful standards include:</text:p>
      <text:list xml:id="list7953007176735818994" text:style-name="L4">
        <text:list-item>
          <text:p text:style-name="P290">Shared source code repository and thorough documentation that can be searched and widely reused</text:p>
        </text:list-item>
        <text:list-item>
          <text:p text:style-name="P290">Internal discussion groups for each library and service (e.g. "github-users" or "puppet-users"); often people having questions will get responses from other users faster than from the developers</text:p>
        </text:list-item>
        <text:list-item>
          <text:p text:style-name="P29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1">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text:span text:style-name="T94">ensuring</text:span> that obstacles are removed so that whatever got in our way yesterday and today won't get in our way tomorrow.</text:p>
      <text:h text:style-name="Heading_20_3" text:outline-level="3">What does organizational learning look like in a real DevOps journey?</text:h>
      <text:p text:style-name="P62">I recently had a chance to hear about <text:span text:style-name="T94">organizational learning</text:span> from Jim Stoneham, CEO of Opsmatic. In 2009, he was the general manager of the Yahoo! Communities business unit, which Flickr became a part of. Stoneham shared:</text:p>
      <text:p text:style-name="Quotations"><text:span text:style-name="T29">"</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text:s/>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9">"</text:span></text:p>
      <text:p text:style-name="P62">I love how Jim Stoneham talks about the benefits about DevOps that sound very different than how we often talk about it as Dev or Ops. It's this capability of creating organizational learning that enables us to win in the marketplace.</text:p>
      <text:p text:style-name="P154">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35" text:outline-level="3">Chapter discussion and review</text:h>
      <text:list xml:id="list90404366329173" text:continue-list="list4510624911260899975" text:style-name="List_20_1">
        <text:list-item>
          <text:p text:style-name="P261">Gene argues that "<text:span text:style-name="T94">we therefore must create a culture that rewards learning, even when it comes from failure.</text:span>" <text:span text:style-name="T50">D</text:span>oes your team or organization cultivate a culture that rewards learning? <text:span text:style-name="T50">How? </text:span>How could it improve at doing this?</text:p>
        </text:list-item>
        <text:list-item>
          <text:p text:style-name="P262">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63">"<text:span text:style-name="T94">Using standards that encompass the sum of our organizational knowledge should be easier than </text:span><text:span text:style-name="Emphasis"><text:span text:style-name="T94">not</text:span></text:span><text:span text:style-name="T94"> using standards.</text:span>" Gene writes. What processes for standardization does your team or organization have in place? What can it standardize to enhance efficiency and reliability?</text:p>
        </text:list-item>
      </text:list>
      <text:h text:style-name="P204" text:outline-level="2"><text:bookmark-start text:name="__RefHeading___Toc11499_559071773"/>Innovation requires new approaches to feedback and failure<text:bookmark-end text:name="__RefHeading___Toc11499_559071773"/></text:h>
      <text:p text:style-name="P3"><text:bookmark-start text:name="__RefHeading___Toc394_2120980716972"/>Jim Whitehurst<text:bookmark-end text:name="__RefHeading___Toc394_2120980716972"/></text:p>
      <text:p text:style-name="P99">"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text:span text:style-name="T98">C</text:span>reating one is easier said than done.</text:p>
      <text:p text:style-name="Text_20_body">Here's how I'd recommend an organization approach that challenge.</text:p>
      <text:h text:style-name="Heading_20_3" text:outline-level="3"><text:soft-page-break/>A new method</text:h>
      <text:p text:style-name="P64"><text:span text:style-name="T11">One method for creating a culture of innovation involves focusing on how your organization treats </text:span><text:span text:style-name="Emphasis">feedback</text:span><text:span text:style-name="T11"> and </text:span><text:span text:style-name="Emphasis">failure</text:span>.</text:p>
      <text:p text:style-name="Text_20_body">In innovative organizations, feedback is continual and frank—in other words, it's open.<text:note text:id="ftn12" text:note-class="footnote"><text:note-citation>12</text:note-citation><text:note-body><text:p text:style-name="P132">See Jimmy Sjölund's chapter in this volume.</text:p></text:note-body></text:note> Dialogue about <text:span text:style-name="T98">associates' </text:span>ideas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call a bad idea a bad idea—and move forward. Creating a culture of respectful, frank disagreement is key to this.<text:note text:id="ftn13" text:note-class="footnote"><text:note-citation>13</text:note-citation><text:note-body><text:p text:style-name="P140">See Rebecca Fernandez's chapter in this volume.</text:p></text:note-body></text:note> The opposite of this kind of culture is one where feedback is a rarity—or, worse <text:span text:style-name="T98">yet</text:span>, where it's only positive. (<text:span text:style-name="T98">A</text:span>s I wrote in <text:span text:style-name="Emphasis">The Open Organization</text:span>, it's possible for organizations to be "terminally nice.")</text:p>
      <text:p text:style-name="Text_20_body">One of the things people receive feedback about is their failures. <text:span text:style-name="T98">C</text:span>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xt:soft-page-break/>tense, negative blowback; otherwise, they'll never attempt anything new.</text:p>
      <text:p text:style-name="Text_20_body">Traditionally, we've treated failure as a sign of personal failing. Someone faced with a tough choice didn't make the "right" decisions, so we need to punish the behavior that led to a certain outcome.</text:p>
      <text:p text:style-name="Text_20_body"><text:span text:style-name="T98">I</text:span>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14" text:note-class="footnote"><text:note-citation>14</text:note-citation><text:note-body><text:p text:style-name="P113">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text:span text:style-name="T98">r</text:span>e aligned with expectations someone set out <text:span text:style-name="Emphasis">before</text:span> undertaking a task. If these don't align, then someone, somewhere, has failed—and that's a bad thing.</text:p>
      <text:p text:style-name="Text_20_body">In innovative cultures, we need to balance that approach with one that actually rewards failure. Leaders must be able to <text:soft-page-break/>encourage certain <text:span text:style-name="Emphasis">motivations</text:span>, which are a key source of innovation. They're not as overt or quantifiable as outcomes,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text:span text:style-name="T98">I</text:span>f it does, please let me know!)</text:p>
      <text:p text:style-name="Text_20_body">But I do believe that focusing on the organizational structures that govern approaches to feedback and failure is a promising way to begin—much better than simply telling people to "be more innovative."</text:p>
      <text:p text:style-name="P151">Jim Whitehurst is President and Chief Executive Officer of Red Hat, the world's leading provider of open source enterprise IT products and services.</text:p>
      <text:h text:style-name="P236" text:outline-level="3">Chapter discussion and review</text:h>
      <text:list xml:id="list90404432425800" text:continue-numbering="true" text:style-name="List_20_1">
        <text:list-item>
          <text:p text:style-name="P264">"Organizational culture" is an important topic to IT leaders today. What does the term mean to you?</text:p>
        </text:list-item>
        <text:list-item>
          <text:p text:style-name="P264">How does your team currently handle feedback and address failure? How might you be able to change your approach to these issues?</text:p>
        </text:list-item>
        <text:list-item>
          <text:p text:style-name="P264">What do you think are your team's or organization's largest impediments to creating cultures of innovation?</text:p>
        </text:list-item>
        <text:list-item>
          <text:p text:style-name="P265">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205" text:outline-level="2"><text:bookmark-start text:name="__RefHeading___Toc1937_1772280585"/>Transparency, failure, and other things I've learned to enjoy<text:bookmark-end text:name="__RefHeading___Toc1937_1772280585"/></text:h>
      <text:p text:style-name="P12"><text:bookmark-start text:name="__RefHeading___Toc1939_1772280585"/>Nick Hall<text:note text:id="ftn15" text:note-class="footnote"><text:note-citation>15</text:note-citation><text:note-body><text:p text:style-name="P117">Abbreviated "NH" in the footnotes. Edited by Bryan Behrenshausen ("BB" in the footnotes<text:span text:style-name="T50">).</text:span></text:p></text:note-body></text:note><text:bookmark-end text:name="__RefHeading___Toc1939_1772280585"/></text:p>
      <text:p text:style-name="P174"><text:s/>We've all heard statements that begin with phrases like these<text:span text:style-name="T36">:</text:span></text:p>
      <text:list xml:id="list6908070578747515620" text:style-name="L5">
        <text:list-item>
          <text:p text:style-name="P291">"Full disclosure . . ."</text:p>
        </text:list-item>
        <text:list-item>
          <text:p text:style-name="P291">"I'll admit . . ."</text:p>
        </text:list-item>
        <text:list-item>
          <text:p text:style-name="P292">"I'll be honest . . .<text:span text:style-name="T92">"</text:span><text:note text:id="ftn16" text:note-class="footnote"><text:note-citation>16</text:note-citation><text:note-body><text:p text:style-name="P118">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9">And they're not always comfortable.<text:note text:id="ftn17" text:note-class="footnote"><text:note-citation>17</text:note-citation><text:note-body><text:p text:style-name="P118">Would be good to have an editors note or something with how many edits/revisions/changes/whatever went into the final form of this.—NH</text:p></text:note-body></text:note><text:span text:style-name="T84">,</text:span><text:note text:id="ftn18" text:note-class="footnote"><text:note-citation>18</text:note-citation><text:note-body><text:p text:style-name="P118">We can totally do that. <text:span text:style-name="T85">I'll leave the marginalia in the chapter as footnotes.</text:span>—BB</text:p></text:note-body></text:note></text:p>
      <text:p text:style-name="Text_20_body">This discomfort isn't the result of some aversion to honesty; it's just that the full story is rarely convenient or glamorous. When someone starts with one of those phrases, we <text:soft-page-break/>react immediately: <text:span text:style-name="Emphasis">This conversation is taking a different path 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6">It might not be comfortable, but it can be incredibly rewarding.</text:p>
      <text:p text:style-name="P67">I'm going to explain that positive outcome—how transparency and failures can work hand-in-hand, and how coming from a place of discomfort, vulnerability, and disappointment can be a good thing, not only for us individually, but for our projects and our teams.<text:note text:id="ftn19" text:note-class="footnote"><text:note-citation>19</text:note-citation><text:note-body><text:p text:style-name="P118">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span text:style-name="T84">,</text:span><text:note text:id="ftn20" text:note-class="footnote"><text:note-citation>20</text:note-citation><text:note-body><text:p text:style-name="P118">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6">Consider this chapter one of my projects.</text:p>
      <text:h text:style-name="Heading_20_3" text:outline-level="3">The transformative power of transparency</text:h>
      <text:p text:style-name="P67">One key benefit of transparency is its transformative power.<text:note text:id="ftn21" text:note-class="footnote"><text:note-citation>21</text:note-citation><text:note-body><text:p text:style-name="P118">Another editorial option would be to actually begin the chapter here, which the reflexive approach of speaking to the chapter itself, as that's how you've currently ended the piece.—BB</text:p></text:note-body></text:note><text:span text:style-name="T84">,</text:span><text:note text:id="ftn22" text:note-class="footnote"><text:note-citation>22</text:note-citation><text:note-body><text:p text:style-name="P118">I kept the opening you have, but I think we highlighted the chapter itself a bit more with some of the changes.—NH</text:p></text:note-body></text:note></text:p>
      <text:p text:style-name="P66"><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6">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6">It's a cycle that is built on failure and transparency. Thus, one way to think about failure is to consider it the ultimate form of development.</text:p>
      <text:h text:style-name="Heading_20_3" text:outline-level="3">Failing to develop, developing failure</text:h>
      <text:p text:style-name="P67">I was discussing all of this with one of my mentors recently. She mentioned a development exercise she'd undertaken, which involved self-assessing and soliciting feedback from oth<text:soft-page-break/>ers. The goal was to identify areas for professional improvement.<text:note text:id="ftn23" text:note-class="footnote"><text:note-citation>23</text:note-citation><text:note-body><text:p text:style-name="P118">I'd like to see you elaborate this section somewhat, to really make the takeaway more concrete for readers. How can it function as a better bridge for the sections that come before and after it? How can it connect them?—BB</text:p></text:note-body></text:note></text:p>
      <text:p text:style-name="P66">The results, in her case, were not particularly useful. They didn't really give her any clear area for improvement. And she said that made her uncomfortable.</text:p>
      <text:p text:style-name="P66"><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6">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6">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8"><text:soft-page-break/>Like we said earlier: It might not be comfortable, but it can be incredibly rewarding.</text:p>
      <text:p text:style-name="P68">And what does that look like?</text:p>
      <text:p text:style-name="P68">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8">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8">Transparency is the key to personal growth and development, and it is critical for cultivating a culture where people are interested in improving together.</text:p>
      <text:p text:style-name="P68">That leads us <text:span text:style-name="T86">to </text:span>our next point about the great interpersonal value in transparency and openness around failure.<text:note text:id="ftn24" text:note-class="footnote"><text:note-citation>24</text:note-citation><text:note-body><text:p text:style-name="P119">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8">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8">In other words, then, failure has both <text:span text:style-name="Emphasis">personal</text:span> and <text:span text:style-name="Emphasis">interpersonal</text:span> value.</text:p>
      <text:p text:style-name="P68">Failure is personally valuable when it spurs you to overcome hardship and become better in the process (think of all those iterations of that old adage: "What doesn't kill you makes you stronger").</text:p>
      <text:p text:style-name="P68">That's all well and good, but failure's interpersonal value might be even more substantial.</text:p>
      <text:p text:style-name="P68">Failure, specifically when combined with that culture of transparency, can be incredibly motivating and engaging for others who witness it.</text:p>
      <text:p text:style-name="P68">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8">When someone tries, fails, owns, and vocalizes their failure to their peers—well, <text:span text:style-name="Emphasis">I'll admit</text:span>, that can be very powerful.</text:p>
      <text:p text:style-name="P68">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8">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8">It makes sense: By creating that trust and mutual support, <text:s/>you'll see how the dysfunctions can begin to right themselves.<text:note text:id="ftn25" text:note-class="footnote"><text:note-citation>25</text:note-citation><text:note-body><text:p text:style-name="P119">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8">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8">It sounds easier than it is in practice, but that foundation of trust—built on transparency—is the first step.<text:note text:id="ftn26" text:note-class="footnote"><text:note-citation>26</text:note-citation><text:note-body><text:p text:style-name="P119">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8">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8">What else is there to say about the value that comes from a culture where you can be transparent and open about failing?</text:p>
      <text:p text:style-name="P68"><text:span text:style-name="Emphasis">Let me be clear</text:span>: It can be fun.</text:p>
      <text:p text:style-name="P68">Certainly it isn't <text:span text:style-name="Emphasis">always</text:span> fun. But embracing the inevitability of things that do not go as we expected can be rather valuable.</text:p>
      <text:p text:style-name="P68">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8">Whenever team tensions were high—when people were stressed, and the job just became a bit too much—this manager would take the opportunity to get his hands dirty and pitch in wherever he could.</text:p>
      <text:p text:style-name="P68">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8"><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8">Cultivating a transparent culture is no easy task. But I hope I've shown you the value of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8">So what are some useful takeaways and tips to get <text:span text:style-name="Emphasis">there</text:span> from <text:span text:style-name="Emphasis">here</text:span>—wherever <text:span text:style-name="Emphasis">here</text:span> is?</text:p>
      <text:list xml:id="list5046227996610973527" text:style-name="L6">
        <text:list-item>
          <text:p text:style-name="P293"><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93"><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93"><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93"><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text:span text:style-name="T87">-</text:span>or<text:span text:style-name="T87">-</text:span>death matter, so perspective is important. You can always take corrective steps, and there are always <text:span text:style-name="T86">opportunities for getting </text:span>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70">As are all chapters.<text:note text:id="ftn27" text:note-class="footnote"><text:note-citation>27</text:note-citation><text:note-body><text:p text:style-name="P120">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37" text:outline-level="3">Chapter discussion and review</text:h>
      <text:list xml:id="list90403587764419" text:continue-list="list90404432425800" text:style-name="List_20_1">
        <text:list-item>
          <text:p text:style-name="P266">How transparent is your team? How transparent is your organization? Can you identify areas in which greater transparency could enhance your collective work?</text:p>
        </text:list-item>
        <text:list-item>
          <text:p text:style-name="P266">Do you agree with Nick when he argues that increased transparency leads to increased accountability in an organization? Why or why not? What limits to transparency must you acknowledge in your organization?</text:p>
        </text:list-item>
        <text:list-item>
          <text:p text:style-name="P266">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200" text:outline-level="2"><text:bookmark-start text:name="__RefHeading___Toc566_221856997"/>Why a Buffer developer open sourced his code<text:bookmark-end text:name="__RefHeading___Toc566_221856997"/></text:h>
      <text:p text:style-name="P5"><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8" text:note-class="footnote"><text:note-citation>28</text:note-citation><text:note-body><text:p text:style-name="P114">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9" text:note-class="footnote"><text:note-citation>29</text:note-citation><text:note-body><text:p text:style-name="P114">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2">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2">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2">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2">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2">It</text:span> felt like a perfect fit for our workplace and culture.</text:p>
      <text:h text:style-name="Heading_20_3" text:outline-level="3">Personal growth</text:h>
      <text:p text:style-name="Text_20_body"><text:span text:style-name="T32">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2">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2">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often face. It felt like the perfect place to start.</text:p>
      <text:p text:style-name="Text_20_body"><text:span text:style-name="T32">Eventually</text:span> it was. But first, I experienced an open source reality check: This was code that I wrote, and I didn't write it thinking that the world would one day examine it. <text:span text:style-name="T90">I</text:span>mpostor syndrome and doubt quickly crept in.<text:note text:id="ftn30" text:note-class="footnote"><text:note-citation>30</text:note-citation><text:note-body><text:p text:style-name="P133">See Laura Hilliger's chapter in this volume.</text:p></text:note-body></text:note> I started asking myself:</text:p>
      <text:list xml:id="list2512190290101673365" text:style-name="L7">
        <text:list-item>
          <text:p text:style-name="P294"><text:span text:style-name="T32">What</text:span> if this isn't any good?</text:p>
        </text:list-item>
        <text:list-item>
          <text:p text:style-name="P294">What if there are some mistakes?</text:p>
        </text:list-item>
        <text:list-item>
          <text:p text:style-name="P294">What if people think I didn't write the best parts (it was based on an existing open source project)</text:p>
        </text:list-item>
        <text:list-item>
          <text:p text:style-name="P294">What if I missed important shortcuts, like using the right APIs?</text:p>
        </text:list-item>
      </text:list>
      <text:p text:style-name="P63">In only a matter of hours, I experienced some important growth as an engineer. And that growth stemmed directly from two things:</text:p>
      <text:list xml:id="list3907761652468665778" text:style-name="L8">
        <text:list-item>
          <text:p text:style-name="P295">Working at a company who believed in us to share our code, and that it was the right thing to do</text:p>
        </text:list-item>
        <text:list-item>
          <text:p text:style-name="P295">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3">I </text:span>think this experience is an important one for software engineers to encounter. It made me realize that I had an incredi<text:soft-page-break/>ble learning opportunity in front of me. As the old adage goes: "Nobody bats <text:span text:style-name="T91">a thousand</text:span>." There were bound to be mistakes or rough edges, and that was completely okay. So, I shared the code.<text:note text:id="ftn31" text:note-class="footnote"><text:note-citation>31</text:note-citation><text:note-body><text:p text:style-name="P114">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4">README</text:span> file—and most of all, they were just thankful we released it!</text:p>
      <text:p text:style-name="Text_20_body"><text:span text:style-name="T33">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3">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3">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like "What is the most helpful code to open source?" <text:soft-page-break/>"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text:span text:style-name="T91">better</text:span>,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50">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38" text:outline-level="3">Chapter discussion and review</text:h>
      <text:list xml:id="list90403581040263" text:continue-list="list90403587764419" text:style-name="List_20_1">
        <text:list-item>
          <text:p text:style-name="P267"><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66">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66">Sharing allowed Jordan's team "to learn from those people who are doing it so much better, and we'll strive to hit that high bar." What do you think you could learn from others if they decided to share with you and your team? What's the best way to facilitate that kind of sharing?</text:p>
        </text:list-item>
      </text:list>
      <text:h text:style-name="P206" text:outline-level="2"><text:bookmark-start text:name="__RefHeading___Toc1927_1451014005"/>A user's guide to failing faster<text:bookmark-end text:name="__RefHeading___Toc1927_1451014005"/></text:h>
      <text:p text:style-name="P14"><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images of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ext:span text:style-name="T82">those</text:span>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32" text:note-class="footnote"><text:note-citation>32</text:note-citation><text:note-body><text:p text:style-name="P121">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text:span text:style-name="T82">i</text:span>nternet has a field day with both the individuals and the organizations.</text:p>
      <text:p text:style-name="Text_20_body">But how do we square that with the frequent <text:span text:style-name="T83">demand</text:span> to embrace failure in your DevOps culture?<text:note text:id="ftn33" text:note-class="footnote"><text:note-citation>33</text:note-citation><text:note-body><text:p text:style-name="P121">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P93">In that book, <text:span text:style-name="T83">McArdle</text:span> describes the Marshmallow Challenge, an experiment<text:span text:style-name="T83"> </text:span>Peter Skillman, the former VP of design at Palm, originally concocted.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34" text:note-class="footnote"><text:note-citation>34</text:note-citation><text:note-body><text:p text:style-name="P134">See Stephen Gold's chapter in this volume.</text:p></text:note-body></text:note></text:p>
      <text:h text:style-name="Heading_20_3" text:outline-level="3"><text:soft-page-break/>Designing for accountability</text:h>
      <text:p text:style-name="P72">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text:span text:style-name="T83">(a</text:span>nd if you don't have failures, <text:span text:style-name="T83">then </text:span>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text:note text:id="ftn35" text:note-class="footnote"><text:note-citation>35</text:note-citation><text:note-body><text:p text:style-name="P142">See Jen Krieger's and Hina Popal's co-authored chapter in this volume.</text:p></text:note-body></text:note>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text:soft-page-break/>flow that uses monitoring, feedback loops, and automated test suites to catch failures as early in the process as possible.</text:p>
      <text:p text:style-name="Text_20_body"><text:span text:style-name="Strong_20_Emphasis">Incentives.</text:span> The right incentives align rewards and behavior with desirable outcomes. Incentives (such as advancement, money, recognition) need to reward trust, cooperation, and innovation.<text:note text:id="ftn36" text:note-class="footnote"><text:note-citation>36</text:note-citation><text:note-body><text:p text:style-name="P143">See Jim Whitehurst's chapter in this volume.</text:p></text:note-body></text:note>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37" text:note-class="footnote"><text:note-citation>37</text:note-citation><text:note-body><text:p text:style-name="P121">https://pdfs.semanticscholar.org/e456/4b88ca2349962a707b76be4c75076ad6bd43.pdf</text:p></text:note-body></text:note></text:p>
      <text:p text:style-name="P73">Properly dealing with accountability and failure in agile IT does require appropriate architectures, tools, and processes. Low-impact experimentation on a fragile, monolithic application will be difficult. <text:span text:style-name="T83">Avoiding </text:span>costly failures and subsequent blame will be <text:span text:style-name="T83">difficult</text:span>.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39" text:outline-level="3">Chapter discussion and review</text:h>
      <text:list xml:id="list90404387593079" text:continue-numbering="true" text:style-name="List_20_1">
        <text:list-item>
          <text:p text:style-name="P266">What's the relationship between failure and accountability?</text:p>
        </text:list-item>
        <text:list-item>
          <text:p text:style-name="P266">Do you agree with Gordon when he asserts that one can "fail well"? What does "failing well" involve? What does it look like?</text:p>
        </text:list-item>
        <text:list-item>
          <text:p text:style-name="P268">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207" text:outline-level="2"><text:bookmark-start text:name="__RefHeading___Toc2273_924381082"/>Changing the way we think of change<text:bookmark-end text:name="__RefHeading___Toc2273_924381082"/></text:h>
      <text:p text:style-name="P18"><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8">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1"><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7">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7">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Sloanianism get solidified and come to appear immovable.</text:p>
      <text:p text:style-name="P87">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7">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7">Unfortunately, those boundaries create tensions, and those tensions are a direct result of opposing goals set by different management chains with different objectives. For example:</text:p>
      <text:p text:style-name="P172">Agility ⟷ Stability</text:p>
      <text:p text:style-name="P171">Drawing new users ⟷ Existing users' experience</text:p>
      <text:p text:style-name="P171">Application getting features ⟷ Application available to use</text:p>
      <text:p text:style-name="P171">Beating the competition ⟷ Protecting revenue</text:p>
      <text:p text:style-name="P171">Fixing problems that come up ⟷ Preventing problems before they happen</text:p>
      <text:p text:style-name="P77"><text:span text:style-name="T12">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7">"</text:span><text:span text:style-name="T12"><text:note text:id="ftn38" text:note-class="footnote"><text:note-citation>38</text:note-citation><text:note-body><text:p text:style-name="P124">https://thenewstack.io/parity-check-dont-afraid-shadow-yet/</text:p></text:note-body></text:note></text:span><text:span text:style-name="T12"> is the flip side of the coin; </text:span><text:soft-page-break/><text:span text:style-name="T12">recent estimates peg nearly 30 percent of IT spend outside the control of the IT organization. <text:s/></text:span></text:p>
      <text:p text:style-name="P27">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7">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7">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9">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39" text:note-class="footnote"><text:note-citation>39</text:note-citation><text:note-body><text:p text:style-name="P125">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80">A colleague once told me he could explain DevOps to a project manager using only the vocabulary of the Information Technology Infrastructure Library framework.<text:note text:id="ftn40" text:note-class="footnote"><text:note-citation>40</text:note-citation><text:note-body><text:p text:style-name="P125">https://en.wikipedia.org/wiki/ITIL</text:p></text:note-body></text:note></text:p>
      <text:p text:style-name="P80">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ext:span text:style-name="T75">on</text:span>to the iron silo structures of management (silos don't need to be demolished if they can be mastered). In these cases, <text:span text:style-name="Emphasis">resistance</text:span> to change isn't an indicator of success; an embrace of change is.</text:p>
      <text:p text:style-name="P42">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40" text:outline-level="3">Chapter discussion and review</text:h>
      <text:list xml:id="list90403249001164" text:continue-numbering="true" text:style-name="List_20_1">
        <text:list-item>
          <text:p text:style-name="P269">What is Matt's argument about the relationship between "culture" and "tools" in organizations?</text:p>
        </text:list-item>
        <text:list-item>
          <text:p text:style-name="P269">What kinds of "received wisdom" or "legacy thinking" guide your team's or organization's approaches to work today? Are these still beneficial? Should you change or reframe them? How might you begin doing this?</text:p>
        </text:list-item>
        <text:list-item>
          <text:p text:style-name="P269">How would you say your organization currently feels about the issue of "change"?</text:p>
        </text:list-item>
        <text:list-item>
          <text:p text:style-name="P269">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208" text:outline-level="2"><text:bookmark-start text:name="__RefHeading___Toc2539_1889952292"/>Five laws every aspiring DevOps engineer should know<text:bookmark-end text:name="__RefHeading___Toc2539_1889952292"/></text:h>
      <text:p text:style-name="P19"><text:bookmark-start text:name="__RefHeading___Toc394_2120980716976"/>Chris Short<text:bookmark-end text:name="__RefHeading___Toc394_2120980716976"/></text:p>
      <text:p text:style-name="P173"><text:bookmark text:name="docs-internal-guid-8a3719f0-8151-d32f-61b1-1f480b42efb1"/>"A good engineer is a lazy engineer," some <text:span text:style-name="T75">may</text:span>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phrase makes is the verbal equivalent of throwing your hands up in defeat (before you ever <text:span text:style-name="T75">start</text:span>). Banishing the phrase is difficult. <text:span text:style-name="T75">S</text:span>aying, "I'll have to do some research," or "I know someone that might be able to point me in the right direction," sounds much better. The point is: If you're discussing something as a possible task, chances are that <text:span text:style-name="T75">you'll</text:span> end up doing it. The fact you or anyone else in the room does not know anything about it is irrelevant.</text:p>
      <text:p text:style-name="Text_20_body">Treat every task as an opportunity to learn. Dedicate the time necessary to become the resident expert in the task at <text:soft-page-break/>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text:span text:style-name="T75">and s</text:span>olutions to complex problems are at our fingertips. Make an effort to <text:span text:style-name="Emphasis">not</text:span> ask your peers how something works without reading its documentation first.</text:p>
      <text:p text:style-name="P91">Your peers spent time writing that documentation for a reason.</text:p>
      <text:p text:style-name="P91">Time is life's most precious resource, <text:span text:style-name="T75">so don't waste others' time.</text:span> If you have questions <text:span text:style-name="Emphasis">after</text:span> reading the documentation, then feel free to ask. The same goes for man pages. Developers spent time creating those documents, <text:span text:style-name="T75">and</text:span>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ext:span text:style-name="T75">12</text:span>-factor app<text:note text:id="ftn41" text:note-class="footnote"><text:note-citation>41</text:note-citation><text:note-body><text:p text:style-name="P126">https://12factor.net/</text:p></text:note-body></text:note> make sure you understand where it falls short. When you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ext:span text:style-name="T75">and </text:span>then needed to ask how to do it? The answer is likely "zero." You probably have team members <text:span text:style-name="T75">who</text:span> can answer most of your questions. On the rare <text:span text:style-name="T75">occasion that</text:span> you must consult your manager, make sure you have at least searched for possible answers. <text:span text:style-name="T75">Someone once</text:span> told me, "Don't bring me problems; <text:span text:style-name="T75">p</text:span>resent solutions to me." It's quite a simple statement that has such a deep meaning in DevOps. If you are discussing a problem, you'll likely play a part in its solution. Instead of going to your leadership with a problem, <text:span text:style-name="T75">p</text:span>resent the problem and your solution to it.</text:p>
      <text:p text:style-name="Text_20_body">The solution to your problem will not fall out of the sky. Solving new problems requires searching for new answers. We live in an amazing time. <text:span text:style-name="T75">A</text:span>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text:span text:style-name="T75">sense that </text:span>team members <text:span text:style-name="T75">feel </text:span>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what's <text:span text:style-name="Emphasis">physically</text:span> possible. You're also limited by time, <text:span text:style-name="T76">with </text:span>business <text:soft-page-break/>deadlines <text:span text:style-name="T76">being the most common limiters.</text:span>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 <text:span text:style-name="T76">(</text:span>or even simple scripts<text:span text:style-name="T76">) </text:span>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text:span text:style-name="T76">b</text:span>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text:span text:style-name="T76">T</text:span>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text:span text:style-name="T76">the one willing to say </text:span>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ext:span text:style-name="T76">not theirs,</text:span> to understand the complexity of the systems and stacks you are <text:soft-page-break/>supporting. Put your foot down if you have to. Keep in <text:span text:style-name="T76">mind that </text:span>if you are having to put your foot down, <text:span text:style-name="T76">then</text:span> chances are you need to align yourself closer to the beginning of the project's feedback loops.<text:note text:id="ftn42" text:note-class="footnote"><text:note-citation>42</text:note-citation><text:note-body><text:p text:style-name="P131">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P92"><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text:note text:id="ftn43" text:note-class="footnote"><text:note-citation>43</text:note-citation><text:note-body><text:p text:style-name="P142">See Chrissy Linzy's chapter in this volume</text:p></text:note-body></text:note> To become one of them, make preventing future technical debts a constant focus of your work.</text:p>
      <text:p text:style-name="P92">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40" text:outline-level="3">Chapter discussion and review</text:h>
      <text:list xml:id="list90404419919759" text:continue-numbering="true" text:style-name="List_20_1">
        <text:list-item>
          <text:p text:style-name="P269">Chris cites <text:span text:style-name="T51">an</text:span> old adage that "a good engineer is a lazy engineer." What does this mean? Was it ever true? Is it true today? Why or why not?</text:p>
        </text:list-item>
        <text:list-item>
          <text:p text:style-name="P269">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70">"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209" text:outline-level="2"><text:bookmark-start text:name="__RefHeading___Toc2275_924381082"/>Why you should build a team of boundary spanners<text:bookmark-end text:name="__RefHeading___Toc2275_924381082"/></text:h>
      <text:p text:style-name="P16"><text:bookmark-start text:name="__RefHeading___Toc394_2120980716971332"/>DeLisa Alexander<text:bookmark-end text:name="__RefHeading___Toc394_2120980716971332"/></text:p>
      <text:p text:style-name="P102">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39">We can learn a lot from this kind of open collaboration, and it's rapidly becoming an essential capability for IT teams and organizations. </text:p>
      <text:p text:style-name="P39">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39">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39">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39">If your project teams currently include only IT representatives, extend an invitation to someone from each of your customers' or partners' teams to join the project meetings. Give them clear roles and responsibilities within the project.</text:p>
      <text:p text:style-name="P39">If you<text:span text:style-name="T97">r</text:span>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6">Another way to encourage boundary spanning is to reach out to one of your peers in another department, and find potential mentors and mentees to pair up between your teams. </text:p>
      <text:p text:style-name="P76">The cross-functional aspect of these relationships is particularly powerful when the mentors' and mentees' roles and responsibilities are different, as the conversations go beyond technical topics, and instead focus on career development.</text:p>
      <text:p text:style-name="P76">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6">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6">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6">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63">DeLisa Alexander is Executive Vice President and Chief People Officer at Red Hat.</text:p>
      <text:h text:style-name="P241" text:outline-level="3">Chapter discussion and review</text:h>
      <text:list xml:id="list90403309363877" text:continue-numbering="true" text:style-name="List_20_1">
        <text:list-item>
          <text:p text:style-name="P271">What opportunities for "boundary spanning" do you see in your current team or organization?</text:p>
        </text:list-item>
        <text:list-item>
          <text:p text:style-name="P271">If you could shadow someone on your team or in your organization for a day, who would you choose? Why? What would be the most valuable insight you'd achieve by doing this?</text:p>
        </text:list-item>
        <text:list-item>
          <text:p text:style-name="P270">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71">Does your organization facilitate cross-platform mentorships? Could it? What might be the value of doing (or not doing) this?</text:p>
        </text:list-item>
      </text:list>
      <text:h text:style-name="P210" text:outline-level="2"><text:bookmark-start text:name="__RefHeading___Toc21417_44760311"/>A new approach to operations<text:bookmark-end text:name="__RefHeading___Toc21417_44760311"/></text:h>
      <text:p text:style-name="P23"><text:bookmark-start text:name="__RefHeading___Toc394_2120980716971111"/>Chrissy Linzy<text:bookmark-end text:name="__RefHeading___Toc394_2120980716971111"/></text:p>
      <text:p text:style-name="P175">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text:span text:style-name="T78">can scale and be maintained easily</text:span>. These are the teams that help automate deployments for new applications or updates to existing applications, and they handle the monitoring for all of these applications, databases, and the physical hardware, too.</text:p>
      <text:p text:style-name="P54">As more applications enter the infrastructure, operations teams are expected to become experts in all levels of support and application management. In recent years, the role of the jack-of-all-trades IT professional <text:span text:style-name="T78">began</text:spa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implemented and maintained <text:span text:style-name="T78">properly</text:span>.</text:p>
      <text:p text:style-name="P54">This need for specialization has driven many IT organizations to begin focusing on a DevOps model, or <text:span text:style-name="T78">a </text:span>model that incorporates both developers and infrastructure <text:span text:style-name="T78">with</text:span> operations team members in one area. This <text:span text:style-name="T78">model </text:span>allows these team mem<text:soft-page-break/>bers to better understand the environment from end to end, <text:span text:style-name="T78">while allowing</text:span> for a more collaborative workplace, one with more opportunities for everyone.</text:p>
      <text:p text:style-name="P54"><text:span text:style-name="T78">T</text:span>raditional approaches to operations are changing. Today, <text:span text:style-name="T78">it's</text:span>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text:span text:style-name="T78">T</text:span>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realistic. A developer <text:span text:style-name="T78">who</text:span> can clarify requirements from customers, develop code, design the infrastructure for the application, design a simple and intuitive user interface for the application, and complete all quality testing on the application is a rare creature, to say the least. <text:span text:style-name="T78">When you add</text:span> operational support for the application and the infrastructure to the mix, the full stack engineer fallacy becomes even more apparent.</text:p>
      <text:p text:style-name="Text_20_body">Expecting someone to be proficient in all of these areas does not <text:span text:style-name="T78">prepare </text:span>this employee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text:span text:style-name="T78">S</text:span>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be moved <text:span text:style-name="T79">safely</text:span>? Whose responsibility is this? More importantly, as applications migrate to these shared environments, <text:span text:style-name="T79">how </text:span>are application development teams handling the support and scaleability of the environments while keeping an eye on the true cost of their applications? These sorts of infrastructure requirements have historically been handled by the operations teams. Today, these teams must work closely to allow development to happen more quickly.</text:p>
      <text:h text:style-name="Heading_20_3" text:outline-level="3">Sharing knowledge</text:h>
      <text:p text:style-name="P54">A DevOps mindset can also resolve some of the common knowledge-sharing challenges operations teams face today. Spreading knowledge across a specialized team that consists of developers and operations engineers can help the team work collaboratively and deliver result <text:span text:style-name="T79">quicker.</text:span><text:note text:id="ftn44" text:note-class="footnote"><text:note-citation>44</text:note-citation><text:note-body><text:p text:style-name="P142">See Chris Short's chapter in this volume.</text:p></text:note-body></text:note> This makes managing new technology that is just coming to the market easier to adopt.</text:p>
      <text:p text:style-name="P54"><text:soft-page-break/>If a developer is already familiar with the functions of a specific application, including the ways it integrates with the underlying infrastructure, then sharing this knowledge can help a team pivot <text:span text:style-name="T79">quicker</text:span>. A full-stack team of developers and operations engineers can work together to find potential pitfalls with the implementation of these new tools. If these teams are not working together, finding issues and identifying the proper deployment process <text:span text:style-name="T79">becomes</text:span> more difficult.</text:p>
      <text:p text:style-name="P54">At the other end of the application lifecycle is the task of retiring outdated technology. All too often, <text:span text:style-name="T79">the </text:span>organizational focus is on deploying new tools to solve pressing business problems, and IT departments end up with a mix of old and new technologies to support. Without a team focusing on the entire application lifecycle, operations teams can <text:span text:style-name="T79">get</text:span> bogged down in the ongoing support of too many applications. By <text:span text:style-name="T79">using</text:span> the DevOps model, teams have more control over their offerings, and they can ensure that there are no applications in need of retirement. Having an operations engineer on the team helps to identify any potential gaps when migrating to a new tool, and <text:span text:style-name="T79">it</text:span> helps streamline the entire lifecycle process.</text:p>
      <text:p text:style-name="P54">By allowing the operations teams to be part of the application development lifecycle, teams are in a better position to understand the impact of neglecting to retire applications in a timely manner. Operations teams are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text:soft-page-break/>entire DevOps team) <text:span text:style-name="T79">becomes</text:span> much easier. When these teams are not working together, this kind of ongoing support can become someone else's problem.</text:p>
      <text:h text:style-name="Heading_20_3" text:outline-level="3">Doing more with less</text:h>
      <text:p text:style-name="P54">IT operations teams have always worked to find the balance in maintaining existing infrastructure while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IT professionals are some of the most resourceful problem-solvers in the world, and operations teams are at the top of the list. </text:p>
      <text:p text:style-name="P54">This may mean a focus on automation, streamlining supported tools and services, or asking engineers to perform multiple tasks. By allowing teams to have end<text:span text:style-name="T80">-</text:span>to<text:span text:style-name="T80">-</text:span>end support of their applications and services, IT departments can now consolidate applications with similar functions into smaller teams. And by then standardizing tools across these teams, developers and operations engineers can function <text:span text:style-name="T80">as a team </text:span>to help meet development deadlines or deployment projects.</text:p>
      <text:p text:style-name="P54">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text:span text:style-name="T80">A</text:span>s the number of environments to support continues to grow faster than the size of the team, automating monitoring and deployment processes free up operations engineers to focus on <text:soft-page-break/>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4">As developers and operations teams move to align with <text:span text:style-name="T80">the </text:span>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54"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25" text:outline-level="3"><text:soft-page-break/>Chapter discussion and review</text:h>
      <text:list xml:id="list90404378767693" text:continue-numbering="true" text:style-name="List_20_1">
        <text:list-item>
          <text:p text:style-name="P272">What is a "full stack team," in your opinion? Is your team a full stack team? What would it need <text:span text:style-name="T80">if it were to</text:span> become one?</text:p>
        </text:list-item>
        <text:list-item>
          <text:p text:style-name="P273">What coordinated knowledge-sharing practices does your team employ? How does your team store and share knowledge it gathers from all points in an application's <text:span text:style-name="T80">lifecycle</text:span>? Are your teams current methods adequate?</text:p>
        </text:list-item>
        <text:list-item>
          <text:p text:style-name="P273">Chrissy suggests that "focusing on standardization means that the infrastructure teams will not need to learn how to configure an environment for multiple test environments or code repositories." <text:span text:style-name="T80">W</text:span>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211" text:outline-level="2"><text:bookmark-start text:name="__RefHeading___Toc1826_1451014005"/>How new communication technologies are affecting peer-to-peer engagement<text:bookmark-end text:name="__RefHeading___Toc1826_1451014005"/></text:h>
      <text:p text:style-name="P13"><text:bookmark-start text:name="__RefHeading___Toc394_2120980716975"/>Ron McFarland<text:bookmark-end text:name="__RefHeading___Toc394_2120980716975"/></text:p>
      <text:p text:style-name="P109"><text:span text:style-name="T14">Both </text:span><text:span text:style-name="Emphasis"><text:span text:style-name="T52">The Open Organization</text:span></text:span><text:span text:style-name="T14"> and </text:span><text:span text:style-name="Emphasis"><text:span text:style-name="T52">The Open Organization Field Guide</text:span></text:span><text:span text:style-name="Emphasis"><text:span text:style-name="T52"><text:note text:id="ftn45" text:note-class="footnote"><text:note-citation>45</text:note-citation><text:note-body><text:p text:style-name="P144">https://opensource.com/open-organization/resources</text:p></text:note-body></text:note></text:span></text:span><text:span text:style-name="T14">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text:span><text:span text:style-name="T16">More specifically, t</text:span><text:span text:style-name="T14">hey're effecting the way peer-to-peer decision-making practices function in organizations today.</text:span></text:p>
      <text:h text:style-name="Heading_20_3" text:outline-level="3">Four approaches to communication technology</text:h>
      <text:p text:style-name="P35">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5"><text:soft-page-break/>In fact, we can actually chart the four types of technology-adopters according to those two variables: investment and utilization.</text:p>
      <text:p text:style-name="P36">Some companies are underinvested in new communication technologies, considering their needs and the relatively lower costs of these technologies today. And they're not using to capacity what they <text:span text:style-name="Emphasis">do</text:span> have. I call these companies communication technology "slow movers" (low investment/low utilization). Others buy whatever is available at any cost, but don't fully put <text:span text:style-name="T88">to use </text:span>what they've purchased.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4">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1">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1">New technologies in these "communication superstar" companies are leading to quicker information acquisition, feedback, and flow between front-line members in the organizations, even if they are very widely disbursed. Using the metaphor of adjusting the temperature of water coming out of a faucet, I would describe the effect this way: If you move the handle but the temperature changes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1">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1">Information travels more quickly when the business communication channels are adequate. <text:span text:style-name="T89">It's </text:span>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people literally all over the world <text:span text:style-name="T89">can develop </text:span>communication channels.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text:span text:style-name="T89">competencies</text:span>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oup<text:span text:style-name="T89">s</text:span> <text:span text:style-name="T89">with </text:span>widely disbursed members <text:span text:style-name="T89">can participate in </text:span>greater information exchange.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55"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42" text:outline-level="3">Chapter discussion and review</text:h>
      <text:list xml:id="list90404785940427" text:continue-numbering="true" text:style-name="List_20_1">
        <text:list-item>
          <text:p text:style-name="P271">Do you think your organization adequately fosters front-line, peer-to-peer activity and engagement? If not, what could it do to better cultivate this?</text:p>
        </text:list-item>
        <text:list-item>
          <text:p text:style-name="P271">Ron says that effective decisions consider four factors: volume, speed, quality, and distribution. Can you think of others? Would you revise this list in light of the decisions you and your teammates must make regularly?</text:p>
        </text:list-item>
        <text:list-item>
          <text:p text:style-name="P271">How would you describe your team's approach to peer-to-peer communication technologies? Does it utilize them sufficiently? Too little? Too much?</text:p>
        </text:list-item>
      </text:list>
      <text:h text:style-name="P200"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59966430437718847" text:style-name="L9">
        <text:list-item>
          <text:p text:style-name="P296">"Marketing is a waste of money that we should be putting into actual product development."</text:p>
        </text:list-item>
        <text:list-item>
          <text:p text:style-name="P296">"Those marketers just throw stuff against the wall and hope it sticks. Where's the discipline?"</text:p>
        </text:list-item>
        <text:list-item>
          <text:p text:style-name="P296">"Does anyone actually read this stuff?"</text:p>
        </text:list-item>
        <text:list-item>
          <text:p text:style-name="P296">"The best thing a marketer can tell me is how to unsubscribe, unfollow, and unfriend."</text:p>
        </text:list-item>
      </text:list>
      <text:p text:style-name="P170">And here's my personal favorite:</text:p>
      <text:p text:style-name="Text_20_body"><text:span text:style-name="Emphasis">"Marketing is all </text:span><text:span text:style-name="Emphasis"><text:span text:style-name="T101">fluff</text:span></text:span><text:span text:style-name="Emphasis">."</text:span></text:p>
      <text:p text:style-name="Text_20_body">That last one is simply incorrect—but more than that, <text:span text:style-name="T103">i</text:span>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46" text:note-class="footnote"><text:note-citation>46</text:note-citation><text:note-body><text:p text:style-name="P115">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text:span text:style-name="T101">y</text:span><text:note text:id="ftn47" text:note-class="footnote"><text:note-citation>47</text:note-citation><text:note-body><text:p text:style-name="P115">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1816384455967993613" text:style-name="L10">
        <text:list-item>
          <text:p text:style-name="P297">Passion</text:p>
        </text:list-item>
        <text:list-item>
          <text:p text:style-name="P297">Open-mindedness</text:p>
        </text:list-item>
        <text:list-item>
          <text:p text:style-name="P297"><text:soft-page-break/>Curiosity</text:p>
        </text:list-item>
        <text:list-item>
          <text:p text:style-name="P297">Cultivation of craft</text:p>
        </text:list-item>
        <text:list-item>
          <text:p text:style-name="P297">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P98">You bet. <text:span text:style-name="T110">I saw</text:span> it firsthand <text:span text:style-name="T110">when I was Executive Vice President of Marketing and Strategy for Red Hat</text:span>, where <text:span text:style-name="T110">I was</text:span>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text:soft-page-break/>lion years would I have thought to do it by asking our CEO to 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5">is </text:span>Chief Marketing Officer at Ellucian.</text:p>
      <text:h text:style-name="P233" text:outline-level="3"><text:bookmark-start text:name="__RefHeading___Toc260_190016556"/>Chapter discussion and review<text:bookmark-end text:name="__RefHeading___Toc260_190016556"/></text:h>
      <text:list xml:id="list90404179503408" text:continue-list="list90404785940427" text:style-name="List_20_1">
        <text:list-item>
          <text:p text:style-name="P271">How would you describe the relationship between the engineers and the marketers in your organization? Are you satisfied with that <text:span text:style-name="T102">relationship</text:span>? Would you change it? If so, how?</text:p>
        </text:list-item>
        <text:list-item>
          <text:p text:style-name="P271">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71">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96"/>
      <text:h text:style-name="P198" text:outline-level="1"><text:bookmark-start text:name="__RefHeading___Toc588_2023088379"/>Part 2: <text:span text:style-name="T66">Practices</text:span><text:bookmark-end text:name="__RefHeading___Toc588_2023088379"/></text:h>
      <text:h text:style-name="P212" text:outline-level="2"><text:bookmark-start text:name="__RefHeading___Toc421_1627857621"/>Introduction <text:span text:style-name="T99">to Part 2</text:span><text:bookmark-end text:name="__RefHeading___Toc421_1627857621"/></text:h>
      <text:p text:style-name="P10"><text:bookmark-start text:name="__RefHeading___Toc394_2120980716971"/>Jason Yee<text:bookmark-end text:name="__RefHeading___Toc394_2120980716971"/></text:p>
      <text:p text:style-name="P107">In Part 2, we'll share ways you can convert ideas into behaviors—principles into practices.</text:p>
      <text:p text:style-name="P57">Culture isn't only a set of ideas; it's a set of ideas <text:span text:style-name="Emphasis">that guides collective action</text:span>. The key word there is "collective"; culture is only as effective as the <text:span text:style-name="Emphasis">group</text:span> of people enacting it. So as someone attempting to catalyze cultural change, you face a challenge: convincing others to follow you in this transformation.</text:p>
      <text:p text:style-name="P57">It can seem intimidating at the outset. You may even be wondering if you're the right person to lead this change. But as Chris Short writes in Part 1 of this book, "If you are discussing a problem, you'll likely play a part in its solution." I'd like to extend that: If you're considering an open culture, then you'll have to play a part in that transformation.</text:p>
      <text:p text:style-name="P57">I've seen cultural transformation ignite at every level of an organization, from upper management leading inspiring top-down changes, to motivated engineers initiating grassroots movements. I've even seen middle managers fight—and win—two-front battles, transforming both the teams under their direction and the leadership to which they report.</text:p>
      <text:p text:style-name="P57">No matter where you are in the hierarchy of an organization, <text:span text:style-name="Emphasis">you can affect change</text:span>.</text:p>
      <text:p text:style-name="P57">And I believe that others in your organization want you to succeed. Creating an open culture is, as Allison Matlack writes, <text:soft-page-break/>about "doing the right thing." It's about valuing the business over the processes. When we follow Jonas Rosland's advice to "assume positive intent," then we have to assume that others also want to do the "right thing" and want the benefits that an open culture brings to the organization. They just may not realize it!</text:p>
      <text:p text:style-name="P57">Building an open culture and convincing teammates to join your effort require the same skills. As you read Rebecca Fernandez's chapter on productive debate, consider how you can apply that practice to both general business decisions and also to potential critics of cultural change. Similarly consider how you can make cultural decisions publicly as you would the technical decisions that Chad Whitacre addresses. Also keep in mind Lauri Apple's lessons from the Socratic method and ask if you're setting up your own "invisible walls and imaginary authority figures" who will stop you from trying to implement change.</text:p>
      <text:p text:style-name="P57">Matt Thompson leads Part 2 of this book by writing about agile heartbeats, but he mentions the word "ritual" with respect to regularly occurring practices. I love that word. Rituals draw people together. They turn groups into communities and provide opportunities for celebrating personal growth. Consider, for example, the way harvest rituals transform farming (the tedious work of gathering crops) into a celebration of community and sharing, or the way coming-of-age rituals strengthen cultural communities by inspiring younger members as they celebrate the growth of older members. As coworkers and teammates join you in your cultural transformation, reflect on the rituals you create—either purposefully or unintentionally—to welcome them and inspire them to spread change.</text:p>
      <text:p text:style-name="P57"><text:soft-page-break/>Cultural transformation is a process. Work openly and continue to iterate. And as Jimmy Sjölund writes, "Little by little, you and the organization around you will improve."</text:p>
      <text:p text:style-name="P168">Jason Yee is a technical writer and evangelist at Datadog, where he works to inspire developers and ops engineers with the power of metrics and helps write the technical documentation to enable them to harness that power. He's also a co-organizer of DevOpsDays Portland. </text:p>
      <text:h text:style-name="P213" text:outline-level="2"><text:bookmark-start text:name="__RefHeading___Toc1009_1273335479"/>How to strengthen your agile heartbeat with powerful retrospectives<text:bookmark-end text:name="__RefHeading___Toc1009_1273335479"/></text:h>
      <text:p text:style-name="P7"><text:bookmark-start text:name="__RefHeading___Toc394_21209807169714"/>Matt Thompson<text:bookmark-end text:name="__RefHeading___Toc394_21209807169714"/></text:p>
      <text:p text:style-name="P100">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7072942396437428746" text:style-name="L11">
        <text:list-item>
          <text:p text:style-name="P298">what you accomplished in the last sprint,</text:p>
        </text:list-item>
        <text:list-item>
          <text:p text:style-name="P298">what you learned from it, <text:span text:style-name="T106">and</text:span></text:p>
        </text:list-item>
        <text:list-item>
          <text:p text:style-name="P298">what you're going to tackle in the next one.</text:p>
        </text:list-item>
      </text:list>
      <text:h text:style-name="P226" text:outline-level="3">From <text:span text:style-name="T54">'</text:span>sprints<text:span text:style-name="T54">'</text:span> to <text:span text:style-name="T54">'</text:span>heartbeats,<text:span text:style-name="T54">'</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2">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text:span text:style-name="T106">(a</text:span>s opposed to the "make it up as you go along" / gazillion emails and meetings / Bataan Death March of Multi-Tasking that gobbles up most projects by default.)</text:p>
      <text:h text:style-name="Heading_20_3" text:outline-level="3"><text:span text:style-name="T54">'</text:span>Too busy to think<text:span text:style-name="T54">'</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 of the process. Done right, it can help you work smarter instead of harder.</text:p>
      <text:p text:style-name="P32">But: Retrospectives are also often the most neglected or <text:span text:style-name="T106">easily skipped over</text:span> part of the process—especially for time-starved teams already suffering from Too Many Meetings Syndrome. Here's why <text:span text:style-name="T106">the r</text:span>etrospective <text:span text:style-name="T106">is</text:span>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1462880573677870123" text:style-name="L12">
        <text:list-item>
          <text:p text:style-name="P299">What went well in the last heartbeat?</text:p>
        </text:list-item>
        <text:list-item>
          <text:p text:style-name="P299">What could have gone better?</text:p>
        </text:list-item>
        <text:list-item>
          <text:p text:style-name="P299">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 In particular, retrospectives can help to:</text:p>
      <text:list xml:id="list4627751997095076895" text:style-name="L13">
        <text:list-item>
          <text:p text:style-name="P300"><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300"><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300"><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300"><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300"><text:span text:style-name="Strong_20_Emphasis">Pull up.</text:span> Good retrospectives invite altitude adjustment. Go back to your original strategy/roadmap and remind yourself what you said was important: <text:span text:style-name="T107">t</text:span>he stuff that actually <text:span text:style-name="Emphasis">matters,</text:span> as opposed to just being "busy." How are we doing? How has our thinking changed? How do we re-connect our big picture goals to day-to-day tasks?</text:p>
        </text:list-item>
        <text:list-item>
          <text:p text:style-name="P300"><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300"><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5">Some common pitfalls:</text:p>
      <text:list xml:id="list8499663359399871207" text:style-name="L14">
        <text:list-item>
          <text:p text:style-name="P301"><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301"><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301"><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301"><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301"><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57">Matt Thompson is <text:span text:style-name="T37">a 2017 Mozilla Fellow and an Agile trainer for non-profit organizations.</text:span></text:p>
      <text:h text:style-name="P243" text:outline-level="3">Chapter discussion and review</text:h>
      <text:list xml:id="list90403697154930" text:continue-list="list90404179503408" text:style-name="List_20_1">
        <text:list-item>
          <text:p text:style-name="P274">Does your team perform regular "health checks" and "heartbeats"? If not, do you think your team would benefit from these? Why or why not? If so, what do you think are the most important benefits of conducting them?</text:p>
        </text:list-item>
        <text:list-item>
          <text:p text:style-name="P274">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74">Have you ever experienced what Matt calls a "bad" retrospective? What made it ineffective? How can you help your team avoid bad retrospectives?</text:p>
        </text:list-item>
      </text:list>
      <text:h text:style-name="P200" text:outline-level="2"><text:bookmark-start text:name="__RefHeading___Toc19835_1273335479"/>The benefits of tracking issues publicly<text:bookmark-end text:name="__RefHeading___Toc19835_1273335479"/></text:h>
      <text:p text:style-name="P8"><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text:span text:style-name="T88">In simplest terms</text:span>, an issue tracker is <text:span text:style-name="Emphasis">a shared to-do list.</text:span> Think of scribbling a quick list of errands to run: buy bread, mail package, drop off library books, <text:span text:style-name="T109">etc.</text:span> As you drive around town, <text:span text:style-name="T109">crossing </text:span>each item off your list <text:span text:style-name="T109">feels good</text:span>.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text:span text:style-name="Emphasis">privacy</text:span> in a post about <text:span text:style-name="Emphasis">public</text:span> issue trackers. But we must remember that openness is not an end in itself,<text:note text:id="ftn48" text:note-class="footnote"><text:note-citation>48</text:note-citation><text:note-body><text:p text:style-name="P116">https://opensource.com/open-organization/16/9/openness-means-to-what-end</text:p></text:note-body></text:note> and that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49" text:note-class="footnote"><text:note-citation>49</text:note-citation><text:note-body><text:p text:style-name="P116">http://inside.gratipay.com/howto/seek-consent</text:p></text:note-body></text:note> Okay! Now that we're clear on that, let's proceed.</text:p>
      <text:p text:style-name="Text_20_body"><text:span text:style-name="Strong_20_Emphasis">1. Default to deciding in public.</text:span> If you make decisions in private, you're losing out on <text:span text:style-name="T110">several</text:span>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give your community time to respond before finalizing the decision. This is the first step towards using your issue tracker to unlock the power of open for your organization. <text:span text:style-name="T110">I</text:span>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ext:span text:style-name="T110">an</text:span>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text:span text:style-name="T110">W</text:span>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text:span text:style-name="T110">you've resolved an</text:span> issue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your issue tracker <text:span text:style-name="T110">will </text:span>be <text:span text:style-name="T110">naturally </text:span>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text:span text:style-name="T110">company </text:span>name, in a public issue tracker we call "Inside Gratipay." Yes, this can get a little <text:soft-page-break/>chaotic 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text:span text:style-name="T110">I</text:span>nvite potential colleagues to create their own onboarding ticket. If they've never used your particular issue tracker before, <text:span text:style-name="T110">this</text:span>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text:span text:style-name="T110">people's</text:span> onboarding ticket<text:span text:style-name="T110">s</text:span>. This is your new colleague<text:span text:style-name="T110">s'</text:span>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you end up granting this person. Crucially, this can start to happen before they're even hired.<text:note text:id="ftn50" text:note-class="footnote"><text:note-citation>50</text:note-citation><text:note-body><text:p text:style-name="P116">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provide). I may care about an issue that someone else is actively <text:soft-page-break/>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51" text:note-class="footnote"><text:note-citation>51</text:note-citation><text:note-body><text:p text:style-name="P116">https://github.com/gratipay/bot</text:p></text:note-body></text:note> Admittedly, this is a somewhat advanced use case. If you reach this point, you will be far along in <text:span text:style-name="T110">the process of </text:span>using a public issue tracker to open up your organization!</text:p>
      <text:p text:style-name="P33">Those are some of the practices we've found most helpful at Gratipay in using our issue tracker to "engage participative communities both inside and out," as Jim Whitehurst puts it <text:span text:style-name="T110">in </text:span><text:span text:style-name="Emphasis"><text:span text:style-name="T110">The Open Organization</text:span></text:span>. <text:span text:style-name="T110">But </text:span>we<text:span text:style-name="T110">'re</text:span> are always learning.</text:p>
      <text:p text:style-name="P158">Chad Whitacre is the founder of Gratipay, an open organization with a mission to cultivate an economy of gratitude, generosity, and love. Gratipay offers pay-what-you-want payments and take-what-you-want payouts for open organizations.</text:p>
      <text:h text:style-name="P244" text:outline-level="3">Chapter discussion and review</text:h>
      <text:list xml:id="list90403182609763" text:continue-numbering="true" text:style-name="List_20_1">
        <text:list-item>
          <text:p text:style-name="P275">Does your team use a public issue tracker to make its goals and activities visible to the rest of the organization? To parties outside the organization? If not, what might change if you began tracking issues this way?</text:p>
        </text:list-item>
        <text:list-item>
          <text:p text:style-name="P275">Think about an item on your personal to-do list. How might making that item public impact the way you work on it?</text:p>
        </text:list-item>
        <text:list-item>
          <text:p text:style-name="P275">Are you able to "default to deciding in public," as Chad puts it? Why or why not? What barriers prevent you from doing this? Could you (or should you) overcome them?</text:p>
        </text:list-item>
        <text:list-item>
          <text:p text:style-name="P275">What's the relationship between transparency and accountability? How might your team's sense of accountability change if members adopted public issue trackers?</text:p>
        </text:list-item>
      </text:list>
      <text:h text:style-name="P214" text:outline-level="2"><text:bookmark-start text:name="__RefHeading___Toc1011_1273335479"/><text:span text:style-name="T45">Three</text:span> essential skills for fostering productive debate in your IT team<text:bookmark-end text:name="__RefHeading___Toc1011_1273335479"/></text:h>
      <text:p text:style-name="P17"><text:bookmark-start text:name="__RefHeading___Toc394_21209807169713"/>Rebecca Fernandez<text:bookmark-end text:name="__RefHeading___Toc394_21209807169713"/></text:p>
      <text:p text:style-name="P108">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6">When you share an idea or a proposal, invite others' feedback. Ask them questions that invite productive dissent, and open your own mind to different views. </text:p>
      <text:p text:style-name="P76">Examples of helpful questions include:</text:p>
      <text:list xml:id="list8767022288336847393" text:style-name="L15">
        <text:list-item>
          <text:p text:style-name="P302">If this idea didn't work out, what would be the most likely reason?</text:p>
        </text:list-item>
        <text:list-item>
          <text:p text:style-name="P302">If you were going to make one change to this idea, what would it be, and why?</text:p>
        </text:list-item>
        <text:list-item>
          <text:p text:style-name="P302">What challenges do you think we might run into, if we went this route?</text:p>
        </text:list-item>
        <text:list-item>
          <text:p text:style-name="P302"><text:soft-page-break/>What are some things I'm not thinking about, but should be?</text:p>
        </text:list-item>
      </text:list>
      <text:h text:style-name="Heading_20_3" text:outline-level="3">2. Resist the urge to immediately defend ideas</text:h>
      <text:p text:style-name="P39">If your organization's culture isn't known for its tolerance of conflict, you will need to work hard to create a safe space for disagreement.</text:p>
      <text:p text:style-name="P39">When someone is brave enough to criticize an idea, respond with curiosity and a desire to fully understand their perspective, rather than jumping to defend your own. </text:p>
      <text:p text:style-name="P39">A good technique is to repeat their concerns using your own words, and then ask whether you've understood them correctly.<text:note text:id="ftn52" text:note-class="footnote"><text:note-citation>52</text:note-citation><text:note-body><text:p text:style-name="P145">See Lauri Apple's chapter in this volume.</text:p></text:note-body></text:note> After you reach clarity on their perspective, respond respectfully to any points of disagreement.</text:p>
      <text:p text:style-name="P39">Here again, you want to encourage continued dialog with a good follow-up prompt, such as: "So that's how I see it. But what are your thoughts?"</text:p>
      <text:p text:style-name="P39">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39">Then turn to a quiet team member and say, "Ok, now I'd like to hear your thoughts. Which parts of that do you agree with, and where do you see things differently?"</text:p>
      <text:p text:style-name="P39">When the more vocal team member interrupts, keep your focus on the quiet team member and say firmly, "Hold on, I want to hear the rest of what _____ has to say first. Please, continue."</text:p>
      <text:h text:style-name="Heading_20_3" text:outline-level="3"><text:soft-page-break/>3. Call people up, not out</text:h>
      <text:p text:style-name="P40">In almost any passionate conversation—particularly in organizations where people are inexperienced with productive conflict—at some point, one person will step out of line and start to make things feel personal.</text:p>
      <text:p text:style-name="P40">There's often a moment where things start to turn ugly, and you will be tempted to respond by "calling them out" on their poor behavior. </text:p>
      <text:p text:style-name="P40">The key to returning the debate to a productive place is to respond as soon as you see this happening—and not to call them <text:span text:style-name="Emphasis">out</text:span>, but to instead call them <text:span text:style-name="Emphasis">up</text:span>.</text:p>
      <text:p text:style-name="P40">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0">Focus on the essence of what they've said—even if you have to dig and guess a little to figure out what that is—and be unfailingly polite and reasonable as you invite productive dialog. </text:p>
      <text:p text:style-name="P40">You might say something like: "So, what I think I'm hearing is that you're really worried about this, and you're frustrated because it seems like nobody's listening. Or maybe you're concerned that we're missing the significance of it. Is that about right?"</text:p>
      <text:p text:style-name="P40">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0"><text:soft-page-break/>If the person is very upset, anticipate that it will take a few minutes of patient attempts to de-escalate before they can respond in a helpful way. In most cases, they will come around, and ultimately your team's trust and respect for each other will grow as a result.</text:p>
      <text:p text:style-name="P40">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59">Rebecca Fernandez is a principal employment branding and communications specialist at Red Hat, as well as the maintainer of the Open Decision Framework.</text:p>
      <text:h text:style-name="P245" text:outline-level="3">Chapter discussion and review</text:h>
      <text:list xml:id="list90404759504931" text:continue-list="list90403182609763" text:style-name="List_20_1">
        <text:list-item>
          <text:p text:style-name="P276">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77">What strategies for engaging team members who might not always speak up in meetings have you found successful? What can you do to collect critical feedback from everyone in your organization?</text:p>
        </text:list-item>
        <text:list-item>
          <text:p text:style-name="P276">Rebecca advocates "calling people up" rather than "calling people out." What does this mean to you? What's the difference? Why is that difference important?</text:p>
        </text:list-item>
        <text:list-item>
          <text:p text:style-name="P276">"Ultimately," writes Rebecca, "you want to help your team make the connection between these productive debates and the better outcomes they drive." Do you think your team does this effectively? If not, what can you do to change that?</text:p>
        </text:list-item>
      </text:list>
      <text:h text:style-name="P215" text:outline-level="2"><text:bookmark-start text:name="__RefHeading___Toc2089_1893603728"/>Mastering feedback loops<text:bookmark-end text:name="__RefHeading___Toc2089_1893603728"/></text:h>
      <text:p text:style-name="P22"><text:bookmark-start text:name="__RefHeading___Toc394_212098071697133"/>Jimmy Sjölund<text:bookmark-end text:name="__RefHeading___Toc394_212098071697133"/></text:p>
      <text:p text:style-name="P103">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7">And it's a process we can always improve. This chapter offers some advice for doing just that.</text:p>
      <text:h text:style-name="Heading_20_3" text:outline-level="3">What are feedback loops?</text:h>
      <text:p text:style-name="P47">Feedback loops are supposed to be great and solve all sorts of problems. So what are they, exactly?</text:p>
      <text:p text:style-name="P47">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7">That was an early feedback loop for you: A process that fed into itself, like the snake eating its own tail.</text:p>
      <text:p text:style-name="P47">You might be familiar with another early feedback loop called the "Deming Cycle":</text:p>
      <text:p text:style-name="Quotations"><text:span text:style-name="Emphasis">Plan – Do – Check – Act</text:span></text:p>
      <text:p text:style-name="P28"/>
      <text:p text:style-name="P48"><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3">Similar cycles or processes are The Shewhart Cycle, Six Sigma (<text:span text:style-name="Emphasis">Define – Measure – Analyze – Improve – Control</text:span>), and The Lean Startup (<text:span text:style-name="Emphasis">Build – Measure – Learn</text:span>).</text:p>
      <text:p text:style-name="P83">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7">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7">Various agile software development methods consider short feedback loops important for <text:span text:style-name="Emphasis">being</text:span> agile and producing the <text:span text:style-name="Emphasis">right result</text:span> in the shortest amount of time.</text:p>
      <text:p text:style-name="P47">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7">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7">In IT organizations, being transparent is a prerequisite to giving and receiving feedback. People can be transparent about both their ongoing and their planned work.</text:p>
      <text:p text:style-name="P47">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7">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7"><text:soft-page-break/>This all sounds simple enough. So why is this often so hard to put into place? What are some of the most common blockers, and what can you do to improve or facilitate better feedback?</text:p>
      <text:p text:style-name="P47">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3">Remember: Keep your feedback loops short. You should seek feedback before investing too much time or money into something. Then changing things isn't so difficult, should you need to do it.</text:p>
      <text:p text:style-name="P83">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3">The best kind of feedback you can receive is that which comes directly from an actual user or customer—but what do you do when you're working with infrastructure several layers <text:span text:style-name="Emphasis">away</text:span> from the customers?</text:p>
      <text:p text:style-name="P83">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3">If you have regular meetings with your customers, you could invite people from other parts of the organization as guests every once in a while. In my experience, all parties have appreciated this kind of initiative.</text:p>
      <text:p text:style-name="P83">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3">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49">In the end, a team's ability to feedback loops boils down to two factors: communication and transparency.</text:p>
      <text:p text:style-name="P49">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49">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60">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46" text:outline-level="3">Chapter discussion and review</text:h>
      <text:list xml:id="list90403052788129" text:continue-numbering="true" text:style-name="List_20_1">
        <text:list-item>
          <text:p text:style-name="P278">Does your team or organization effectively address the feedback loops at its disposal? Why or why not? Would a change to your team's culture have any effect on the way it approaches feedback?</text:p>
        </text:list-item>
        <text:list-item>
          <text:p text:style-name="P278">Jimmy suggests that "Practice doesn't make perfect. Practice makes permanent. Feedback makes perfect." What does this mean to you? Is it relevant to the work your team or organization is doing?</text:p>
        </text:list-item>
        <text:list-item>
          <text:p text:style-name="P278">What do you think is the most valuable form of feedback your team can receive while it's working on projects? Do you frequently receive this feedback? Why or why not? Can you refine your feedback processes or mechanisms in any way?</text:p>
        </text:list-item>
      </text:list>
      <text:h text:style-name="P216" text:outline-level="2"><text:bookmark-start text:name="__RefHeading___Toc2091_1893603728"/>What to do when your open team has impostor syndrome<text:bookmark-end text:name="__RefHeading___Toc2091_1893603728"/></text:h>
      <text:p text:style-name="P15"><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53" text:note-class="footnote"><text:note-citation>53</text:note-citation><text:note-body><text:p text:style-name="P122">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54" text:note-class="footnote"><text:note-citation>54</text:note-citation><text:note-body><text:p text:style-name="P123">https://opensource.com/search/apachesolr_search/%22impostor%20syndrome%22</text:p></text:note-body></text:note> which (as Nicole Engard notes in her piece,<text:note text:id="ftn55" text:note-class="footnote"><text:note-citation>55</text:note-citation><text:note-body><text:p text:style-name="P123">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5"><text:span text:style-name="T12">Perhaps we can relate this collective inadequacy to a version of the Iron Triangle.</text:span><text:span text:style-name="T12"><text:note text:id="ftn56" text:note-class="footnote"><text:note-citation>56</text:note-citation><text:note-body><text:p text:style-name="P123">https://opensource.com/open-organization/17/2/new-perspective-meritocracy</text:p></text:note-body></text:note></text:span></text:p>
      <text:p text:style-name="P38">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8">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P95">These aren't SMART<text:note text:id="ftn57" text:note-class="footnote"><text:note-citation>57</text:note-citation><text:note-body><text:p text:style-name="P123">https://www.projectsmart.co.uk/smart-goals.php</text:p></text:note-body></text:note> goals;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58" text:note-class="footnote"><text:note-citation>58</text:note-citation><text:note-body><text:p text:style-name="P123">https://opensource.com/open-organization/16/8/managers-do-you-delegate-or-donate</text:p></text:note-body></text:note></text:p>
      <text:h text:style-name="Heading_20_3" text:outline-level="3">Listen to yourself</text:h>
      <text:p text:style-name="P74">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61">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47" text:outline-level="3">Chapter discussion and review</text:h>
      <text:list xml:id="list90404386015633" text:continue-numbering="true" text:style-name="List_20_1">
        <text:list-item>
          <text:p text:style-name="P279">What is "impostor syndrome," and have you ever experienced it? Has your team?</text:p>
        </text:list-item>
        <text:list-item>
          <text:p text:style-name="P279">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79">Laura stresses the importance of fostering "a positive semantic relationship with time" in your team and organization. What does this mean? Do you think your team and organization have this kind of relationship to time?</text:p>
        </text:list-item>
      </text:list>
      <text:h text:style-name="P217" text:outline-level="2"><text:bookmark-start text:name="__RefHeading___Toc1506_353656629"/>When innovation trumps <text:span text:style-name="T58">process</text:span><text:bookmark-end text:name="__RefHeading___Toc1506_353656629"/></text:h>
      <text:p text:style-name="P11"><text:bookmark-start text:name="__RefHeading___Toc394_212098071697132"/>Allison Matlack<text:bookmark-end text:name="__RefHeading___Toc394_212098071697132"/></text:p>
      <text:p text:style-name="P101">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 organizations <text:span text:style-name="T111">need </text:span>to reexamine their approach<text:span text:style-name="T111">es</text:span> to stakeholder and change management if they want to keep up. <text:span text:style-name="T111">They must now balance</text:span> <text:span text:style-name="T111">d</text:span><text:span text:style-name="Emphasis">oing things right</text:span> not only with <text:span text:style-name="Emphasis">doing things fast</text:span> but also with <text:span text:style-name="Emphasis">doing the right things</text:span>—whatever the <text:span text:style-name="T111">"</text:span>right things<text:span text:style-name="T111">"</text:span>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text:span text:style-name="Emphasis">what</text:span>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doing things right. And as the organization begins to identify which processes are necessary and which can be changed to leave room for more flexibility, both the customer and the organization win.</text:p>
      <text:p text:style-name="P156">Allison Matlack has been a member of the Red Hat Customer Portal team since 2011. She's been an Open Organization Ambassador since 2016, helping others find ways to put open principles into practice.</text:p>
      <text:h text:style-name="P248" text:outline-level="3">Chapter discussion and review</text:h>
      <text:list xml:id="list90403770698498" text:continue-numbering="true" text:style-name="List_20_1">
        <text:list-item>
          <text:p text:style-name="P279">What's the difference between "doing things right now," "doing things right," and "doing the right things," as you see it? Does your team seem to favor any one of these three approaches to work?</text:p>
        </text:list-item>
        <text:list-item>
          <text:p text:style-name="P279">"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79">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218" text:outline-level="2"><text:bookmark-start text:name="__RefHeading___Toc687_221856997"/>Better IT culture via the Socratic method<text:bookmark-end text:name="__RefHeading___Toc687_221856997"/></text:h>
      <text:p text:style-name="P6"><text:bookmark-start text:name="__RefHeading___Toc394_21209807169712"/>Lauri Apple<text:bookmark-end text:name="__RefHeading___Toc394_21209807169712"/></text:p>
      <text:p text:style-name="P110">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59" text:note-class="footnote"><text:note-citation>59</text:note-citation><text:note-body><text:p text:style-name="P127">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60" text:note-class="footnote"><text:note-citation>60</text:note-citation><text:note-body><text:p text:style-name="P127">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text:span text:style-name="T112">n</text:span>.<text:span text:style-name="T112">"</text:span><text:note text:id="ftn61" text:note-class="footnote"><text:note-citation>61</text:note-citation><text:note-body><text:p text:style-name="P127">http://www.law.uchicago.edu/prospectives/lifeofthemind/socraticmethod</text:p></text:note-body></text:note> A catchier description, offered by this quick how-to for using the method with children,<text:note text:id="ftn62" text:note-class="footnote"><text:note-citation>62</text:note-citation><text:note-body><text:p text:style-name="P127">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88"><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text:span text:style-name="T113">grade point average</text:span>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63" text:note-class="footnote"><text:note-citation>63</text:note-citation><text:note-body><text:p text:style-name="P127">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8">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64" text:note-class="footnote"><text:note-citation>64</text:note-citation><text:note-body><text:p text:style-name="P127">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88">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65" text:note-class="footnote"><text:note-citation>65</text:note-citation><text:note-body><text:p text:style-name="P127">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88"><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66" text:note-class="footnote"><text:note-citation>66</text:note-citation><text:note-body><text:p text:style-name="P127">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89">And lastly, using the Socratic method can help people become more comfortable with failure.<text:note text:id="ftn67" text:note-class="footnote"><text:note-citation>67</text:note-citation><text:note-body><text:p text:style-name="P127">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89">That's where the Socratic method shines.</text:p>
      <text:h text:style-name="Heading_20_3" text:outline-level="3"><text:soft-page-break/>How I Socratic method'ed</text:h>
      <text:p text:style-name="P89">Recently I used the Socratic method with several developer-colleagues on my team. We're still in something of a "storming" phase, but heading toward norming. It's a great bunch of guys: Productive, accountable, humble, and experienced—software craftsmen all the way.</text:p>
      <text:p text:style-name="P89">We've needed to work on our communication flow: How much, when, by whom, and to whom. We've talked about communication in retrospectives, planning meetings, team autonomy health checks, and elsewhere, but communication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note text:id="ftn68" text:note-class="footnote"><text:note-citation>68</text:note-citation><text:note-body><text:p text:style-name="P142">See Justin Holmes' chapter in this volume.</text:p></text:note-body></text:note></text:p>
      <text:p text:style-name="P89">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 blockers, outcomes, and aspirations. The concepts we'd covered ranged from emotional to tactical: The word "fun" at the top, signifying what's possible, and an unhappy-face (what happens when we don't ask for help, or what <text:soft-page-break/>we need to avoid taking on too much of one thing we don't like) at the bottom, in a kind of whiteboard-dungeon. </text:p>
      <text:p text:style-name="P89">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9">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9">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ext:soft-page-break/>this here, but you've also said this opposite thing there. How do you reconcile the two?"</text:p>
      <text:p text:style-name="P89">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a rigorous, open way to get to know my colleagues better and collaborate for solving our communication issues.</text:p>
      <text:p text:style-name="P89">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9">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69" text:note-class="footnote"><text:note-citation>69</text:note-citation><text:note-body><text:p text:style-name="P135">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9">If you're planning to use the Socratic method yourself, remember:</text:p>
      <text:list xml:id="list7131903738184391857" text:style-name="L16">
        <text:list-item>
          <text:p text:style-name="P303"><text:soft-page-break/>Don't assume that you have all of the answers. Leave room for yourself to be surprised and informed (after all, you're also a student).</text:p>
        </text:list-item>
        <text:list-item>
          <text:p text:style-name="P303">Stay neutral and supportive, so the other person or team feels like they can be wrong or experiment with their thoughts without being judged or reprimanded.</text:p>
        </text:list-item>
        <text:list-item>
          <text:p text:style-name="P303">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303">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303">Reiterate that your goal is to gain clarity and awareness, to help the team or organization strengthen its foundation for future decision-making or actions.</text:p>
        </text:list-item>
        <text:list-item>
          <text:p text:style-name="P304">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7">one-on-one meetings</text:span> focused on a single question at a time, before the awareness sticks.</text:p>
        </text:list-item>
      </text:list>
      <text:p text:style-name="Text_20_body"><text:soft-page-break/>But, hey—don't take my word for all this. Try it for yourself. All I know is that I know nothing.<text:note text:id="ftn70" text:note-class="footnote"><text:note-citation>70</text:note-citation><text:note-body><text:p text:style-name="P128">https://en.wikipedia.org/wiki/I_know_that_I_know_nothing</text:p></text:note-body></text:note></text:p>
      <text:p text:style-name="P155">Lauri Apple develops and evangelizes Zalando's open source efforts. She's also a producer/<text:span text:style-name="T43">A</text:span>gile project manager for the company's core search engineering team and co-leads Zalando's InnerSource initiative. She's based in Berlin.</text:p>
      <text:h text:style-name="P248" text:outline-level="3">Chapter discussion and review</text:h>
      <text:list xml:id="list90404930077502" text:continue-list="list90403770698498" text:style-name="List_20_1">
        <text:list-item>
          <text:p text:style-name="P280">Have you ever used (or participated in) the Socratic method as part of team culture-building? If so, have you found the exercise useful? Why or why not?</text:p>
        </text:list-item>
        <text:list-item>
          <text:p text:style-name="P280">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80">How often should teams reflect on the assumptions underpinning the work they do? Does your team currently have plans to do this?</text:p>
        </text:list-item>
        <text:list-item>
          <text:p text:style-name="P280">Lauri notes that "the Socratic method provides an opportunity to act as a servant-leader." What do you think this means? Have you ever played this role? Does anyone else on your team assume this role? What are its benefits?</text:p>
        </text:list-item>
      </text:list>
      <text:h text:style-name="P219" text:outline-level="2"><text:bookmark-start text:name="__RefHeading___Toc2682_1959779453"/>Forming and onboarding an agile team<text:bookmark-end text:name="__RefHeading___Toc2682_1959779453"/></text:h>
      <text:p text:style-name="P21"><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5">When beginning with a new initiative, you will want to observe current conditions and assess what the organizational structure will allow you to do. You need to:</text:p>
      <text:list xml:id="list6971923710839287321" text:style-name="L17">
        <text:list-item>
          <text:p text:style-name="P305">understand the environment of your organization, team and work</text:p>
        </text:list-item>
        <text:list-item>
          <text:p text:style-name="P305">figure out what you can leverage</text:p>
        </text:list-item>
        <text:list-item>
          <text:p text:style-name="P305">be aware of rules you have to abide by</text:p>
        </text:list-item>
      </text:list>
      <text:p text:style-name="P45">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963457618725211004" text:style-name="L18">
        <text:list-item>
          <text:p text:style-name="P306">Are departments isolated within their respective disciplines?</text:p>
        </text:list-item>
        <text:list-item>
          <text:p text:style-name="P306">Is collaboration between teams and individuals encouraged?</text:p>
        </text:list-item>
        <text:list-item>
          <text:p text:style-name="P306">Are there a mix of roles in different departments or do teams consist of one role? </text:p>
        </text:list-item>
        <text:list-item>
          <text:p text:style-name="P306">How do different departments communicate with each other?</text:p>
        </text:list-item>
      </text:list>
      <text:p text:style-name="P45">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6">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6">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6">These are factors people often overlook before they begin—but when assessed beforehand, they can be game-changers for your team in terms of setting managing expectations.</text:p>
      <text:p text:style-name="P46"><text:span text:style-name="Strong_20_Emphasis">Assess the team.</text:span> The next part of the assessment—and the most important—concerns people.</text:p>
      <text:p text:style-name="P46">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6">You also want to know how long they've been working together. Is there going be a level of "New Kid" syndrome—where new members feel left out surrounded by others with established relationships—or are team members already comfortable with one another?</text:p>
      <text:p text:style-name="P46">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6"><text:span text:style-name="Strong_20_Emphasis">Assess the work.</text:span> Now that you've evaluated the team, it's time to figure out what it needs to deliver.</text:p>
      <text:p text:style-name="P46">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6">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2">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2">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2"><text:soft-page-break/>The first thing you'll want to accomplish when kickstarting a team is getting team members together for an initial kickoff meeting. We encourage covering the following topics.</text:p>
      <text:p text:style-name="P82"><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2">We also want new teams to understand and expect certain types of behavior from themselves and others early in the formation of a team. Generally, three key concepts apply here. They're rooted in the foundation of Agile, as well as kanban:</text:p>
      <text:list xml:id="list9153405689173353353" text:style-name="L19">
        <text:list-item>
          <text:p text:style-name="P307">If it takes you more than two emails to resolve a conversation, pick up the phone (or video conference!). In our experience, conversations held face-to-face always resolve faster than over a text-based form of communication. </text:p>
        </text:list-item>
        <text:list-item>
          <text:p text:style-name="P307">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308">As David Anderson puts it: "Stop starting, start finishing." We encourage team members to limit their work in progress.</text:p>
        </text:list-item>
      </text:list>
      <text:p text:style-name="P82"><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2"><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2"><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2">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2">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2">The following are examples of Agile processes that incorporate feedback loops:</text:p>
      <text:list xml:id="list1751579936745209054" text:style-name="L20">
        <text:list-item>
          <text:p text:style-name="P309">Code Review</text:p>
        </text:list-item>
        <text:list-item>
          <text:p text:style-name="P309">Continuous Integration</text:p>
        </text:list-item>
        <text:list-item>
          <text:p text:style-name="P309">Continuous Delivery</text:p>
        </text:list-item>
        <text:list-item>
          <text:p text:style-name="P309">Retrospective</text:p>
        </text:list-item>
        <text:list-item>
          <text:p text:style-name="P309">Sprint Review</text:p>
        </text:list-item>
      </text:list>
      <text:p text:style-name="P82"><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2">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2"><text:span text:style-name="Strong_20_Emphasis">Adapting to benefit.</text:span> Here are the benefits we've observed when working with teams who have gotten the gist of the "inspect and adapt" concept:</text:p>
      <text:list xml:id="list4754653675649071764" text:style-name="L21">
        <text:list-item>
          <text:p text:style-name="P310"><text:soft-page-break/>They learned to tackle what they could fix rather than talk about the things outside of their control. This helped improved morale and general happiness.</text:p>
        </text:list-item>
        <text:list-item>
          <text:p text:style-name="P310">They learned to use metrics to identify when their process wasn't working. They reduced the time between their feedback loops and could show the improvement using data.</text:p>
        </text:list-item>
        <text:list-item>
          <text:p text:style-name="P310">They learned that it's ok to be friends and have fun—that work doesn't always have to be stressful. This helped the team gel.</text:p>
        </text:list-item>
        <text:list-item>
          <text:p text:style-name="P310">They learned that a retrospective wasn't a punishment meeting, but a chance to address the things that aren't working.</text:p>
        </text:list-item>
      </text:list>
      <text:h text:style-name="Heading_20_3" text:outline-level="3">Conclusion</text:h>
      <text:p text:style-name="P82">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text:note text:id="ftn71" text:note-class="footnote"><text:note-citation>71</text:note-citation><text:note-body><text:p text:style-name="P146">See Jimmy Sjölund's chapter in this volume.</text:p></text:note-body></text:note> If the team does take that process seriously, the overall end result will likely be the same–it will just take them longer to get there.</text:p>
      <text:p text:style-name="P152"><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52">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48" text:outline-level="3">Chapter discussion and review</text:h>
      <text:list xml:id="list90404378108442" text:continue-list="list90404930077502" text:style-name="List_20_1">
        <text:list-item>
          <text:p text:style-name="P281">Jen and Hina outline a three-step process for forming an<text:span text:style-name="T55">d</text:span> onboarding agile teams. "Most people skip Phase 1 (Assessment) and never give Phase 3 (Inspection) a second thought," they say. Why do you think this is the case?</text:p>
        </text:list-item>
        <text:list-item>
          <text:p text:style-name="P282">Have you ever been part of a newly formed, agile-focused team? What was the experience like, especially at the beginning? What would you change about your own oboarding process?</text:p>
        </text:list-item>
        <text:list-item>
          <text:p text:style-name="P282">What does "agile" mean to you? What the benefits of being agile? What are the drawbacks? Does your team consider itself an agile team? Why or why not?</text:p>
        </text:list-item>
      </text:list>
      <text:h text:style-name="P200"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86"><text:span text:style-name="Emphasis"><text:span text:style-name="T48">"</text:span></text:span><text:span text:style-name="Emphasis">Joe, I can't come to work today."</text:span></text:p>
      <text:p text:style-name="P186">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49" text:outline-level="3">Chapter discussion and review</text:h>
      <text:list xml:id="list90403654416242" text:continue-numbering="true" text:style-name="List_20_1">
        <text:list-item>
          <text:p text:style-name="P283">How would you describe the difference between an "accountable organization" and "an organization that is held accountable"? Why is that distinction important when trying to run an accountable IT organization?</text:p>
        </text:list-item>
        <text:list-item>
          <text:p text:style-name="P283">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83">In what other ways can you cultivate and reward collaboration and tenacity in your IT organization?</text:p>
        </text:list-item>
      </text:list>
      <text:h text:style-name="P220" text:outline-level="2"><text:bookmark-start text:name="__RefHeading___Toc3691_1761192065"/>Institutionalizing experimentation with impact mapping<text:bookmark-end text:name="__RefHeading___Toc3691_1761192065"/></text:h>
      <text:p text:style-name="P24"><text:bookmark-start text:name="__RefHeading___Toc394_21209807169711"/>Justin Holmes<text:bookmark-end text:name="__RefHeading___Toc394_21209807169711"/></text:p>
      <text:p text:style-name="P104">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0">The simplest way to understand impact mapping is to unpack the phrase itself.</text:p>
      <text:p text:style-name="P50">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0">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2198893990645885622" text:style-name="L22">
        <text:list-item>
          <text:p text:style-name="P311">a specific deliverable will lead to a specific behavioral change</text:p>
        </text:list-item>
        <text:list-item>
          <text:p text:style-name="P311">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0">Given the high value of the outputs of impact mapping, you may be surprised to learn that facilitating the technique is actually fast and cheap. It requires no expensive tools or training,<text:note text:id="ftn72" text:note-class="footnote"><text:note-citation>72</text:note-citation><text:note-body><text:p text:style-name="P129">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0">The result is an engaging, approachable, and high-value workshop that will guide your project from its beginning through its conclusion.</text:p>
      <text:h text:style-name="Heading_20_3" text:outline-level="3">Making experimentation expected behavior</text:h>
      <text:p text:style-name="P50">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73" text:note-class="footnote"><text:note-citation>73</text:note-citation><text:note-body><text:p text:style-name="P130">See Allison Matlack's chapter in this volume.</text:p></text:note-body></text:note> But for leaders willing to adapt their management strategies in order to institutionally foster innovation, impact mapping offers much more.</text:p>
      <text:p text:style-name="P50">Much of modern management theory can trace its roots to Taylor's <text:span text:style-name="Emphasis">Principles of Scientific Management</text:span>, which <text:span text:style-name="T59">suggests</text:span> that management should systematically design the <text:span text:style-name="Emphasis">what</text:span> and <text:span text:style-name="Emphasis">how</text:span> of all work in an organization.<text:note text:id="ftn74" text:note-class="footnote"><text:note-citation>74</text:note-citation><text:note-body><text:p text:style-name="P130">See Matt Mic<text:span text:style-name="T61">e</text:span>ne's chapter in <text:span text:style-name="T65">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1"><text:soft-page-break/>So how do leaders optimize for experimentation and ensure that their organizations deliver necessary outcomes?</text:p>
      <text:p text:style-name="P51">Economic decision rules offer one straightforward and proven approach. Documented by Donald Reinertsen,<text:note text:id="ftn75" text:note-class="footnote"><text:note-citation>75</text:note-citation><text:note-body><text:p text:style-name="P130">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1">In the context of an organization's IT culture specifically, the application of economic decision rules derived from impact mapping has two significant implications: </text:p>
      <text:list xml:id="list4335892111023344988" text:style-name="L23">
        <text:list-item>
          <text:p text:style-name="P312">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312"><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76" text:note-class="footnote"><text:note-citation>76</text:note-citation><text:note-body><text:p text:style-name="P130">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64">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50" text:outline-level="3">Chapter discussion and review</text:h>
      <text:list xml:id="list90404232838403" text:continue-list="list90403654416242" text:style-name="List_20_1">
        <text:list-item>
          <text:p text:style-name="P284">Have you ever participated in an impact mapping session? How would you describe the experience to someone who never has?</text:p>
        </text:list-item>
        <text:list-item>
          <text:p text:style-name="P284">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85">Impact mapping, Justin writes, is one way to "incentivize risk." What does this mean to you? And do you agree? How does your team handle "risk" today, and should this approach change?</text:p>
        </text:list-item>
      </text:list>
      <text:h text:style-name="P221" text:outline-level="2"><text:bookmark-start text:name="__RefHeading___Toc3693_1761192065"/>Assuming positive intent when working across teams<text:bookmark-end text:name="__RefHeading___Toc3693_1761192065"/></text:h>
      <text:p text:style-name="P24"><text:bookmark-start text:name="__RefHeading___Toc394_212098071697111"/>Jonas Rosland<text:bookmark-end text:name="__RefHeading___Toc394_212098071697111"/></text:p>
      <text:p text:style-name="P105">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text:span text:style-name="T88">T</text:span>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2">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2">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note text:id="ftn77" text:note-class="footnote"><text:note-citation>77</text:note-citation><text:note-body><text:p text:style-name="P141">See Laura Hilliger's chapter in this volume.</text:p></text:note-body></text:note></text:p>
      <text:p text:style-name="P96"><text:soft-page-break/><text:span text:style-name="T64">Research from the Harvard Business School</text:span><text:span text:style-name="T64"><text:note text:id="ftn78" text:note-class="footnote"><text:note-citation>78</text:note-citation><text:note-body><text:p text:style-name="P147">http://www.hbs.edu/faculty/Publication%20Files/13-016_5a1d0819-eab1-48d9-8923-a1d83c98b7a7.pdf</text:p></text:note-body></text:note></text:span><text:span text:style-name="T64"> shows that there are three mechanisms that may account for the decline in productivity within teams when certain individuals are seen and treated at rockstars:</text:span></text:p>
      <text:list xml:id="list3174098087961580320" text:style-name="L24">
        <text:list-item>
          <text:p text:style-name="P313">A reduction in effort (I don't see the point in trying)</text:p>
        </text:list-item>
        <text:list-item>
          <text:p text:style-name="P313">Increased risk-taking (I must do something amazing to be noticed)</text:p>
        </text:list-item>
        <text:list-item>
          <text:p text:style-name="P313">Deterioration in cognitive processing (I make more mistakes)</text:p>
        </text:list-item>
      </text:list>
      <text:p text:style-name="P53">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3">Celebrating valuable contributions such as customer interactions, education of others and innovative ideas give teams a more varied view of what it means to be successful than by just pulling all-nighters in front of a screen.</text:p>
      <text:p text:style-name="P53">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3">As a result of assuming positive intent when working across teams, organizations and international borders, open source community members working together towards common goals can make projects very successful in their mission. This <text:soft-page-break/>applies for a wide variety of projects such as the Linux kernel, the Go programming language—and this book.</text:p>
      <text:p text:style-name="P165">Jonas Rosland is a community builder, open source advocate, blogger, and speaker at many open source focused events. As Open Source Community Manager at {code} by Dell EMC, he is responsible for the growth and prosperity of the {code} community.</text:p>
      <text:h text:style-name="P251" text:outline-level="3">Chapter discussion and review</text:h>
      <text:list xml:id="list90404530599367" text:continue-list="list90404232838403" text:style-name="List_20_1">
        <text:list-item>
          <text:p text:style-name="P286">What does "assuming positive intent" mean? What does it look like in practice? What are its benefits? And what are some challenges or barriers to it?</text:p>
        </text:list-item>
        <text:list-item>
          <text:p text:style-name="P286">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86">Does your team have "rockstars," and, if so, does it tend to let them influence decisions in ways that other team members can't? Does your team benefit from "rockstar culture," or should it work to change this culture?</text:p>
        </text:list-item>
      </text:list>
      <text:p text:style-name="P253"/>
      <text:h text:style-name="P198" text:outline-level="1"><text:bookmark-start text:name="__RefHeading___Toc822_1232125672"/>Appendix<text:bookmark-end text:name="__RefHeading___Toc822_1232125672"/></text:h>
      <text:h text:style-name="P222" text:outline-level="2"><text:bookmark-start text:name="__RefHeading___Toc824_1232125672"/>The Open Organization Definition<text:bookmark-end text:name="__RefHeading___Toc824_1232125672"/></text:h>
      <text:h text:style-name="Heading_20_3" text:outline-level="3">Preamble</text:h>
      <text:p text:style-name="P85">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7390904475093529601" text:style-name="L25">
        <text:list-item>
          <text:p text:style-name="P314"><text:span text:style-name="Strong_20_Emphasis">Greater agility</text:span>, as members are more capable of working toward goals in unison and with shared vision;</text:p>
        </text:list-item>
        <text:list-item>
          <text:p text:style-name="P314"><text:span text:style-name="Strong_20_Emphasis">Faster innovation</text:span>, as ideas from both inside and outside the organization receive more equitable consideration and rapid experimentation, and;</text:p>
        </text:list-item>
        <text:list-item>
          <text:p text:style-name="P314"><text:span text:style-name="Strong_20_Emphasis">Increased engagement</text:span>, as members clearly see connections between their particular activities and an organization's overarching values, mission, and spirit.</text:p>
        </text:list-item>
      </text:list>
      <text:p text:style-name="P85">But openness is fluid. Openness is multifaceted. Openness is contested.</text:p>
      <text:p text:style-name="P85">While every organization is different—and therefore every example of an open organization is unique—we believe these five characteristics serve as the basic conditions for openness in most contexts:</text:p>
      <text:list xml:id="list4202387996979819350" text:style-name="L26">
        <text:list-item>
          <text:p text:style-name="P315">Transparency</text:p>
        </text:list-item>
        <text:list-item>
          <text:p text:style-name="P315">Inclusivity</text:p>
        </text:list-item>
        <text:list-item>
          <text:p text:style-name="P315">Adaptability</text:p>
        </text:list-item>
        <text:list-item>
          <text:p text:style-name="P315">Collaboration</text:p>
        </text:list-item>
        <text:list-item>
          <text:p text:style-name="P316">Community</text:p>
        </text:list-item>
      </text:list>
      <text:h text:style-name="Heading_20_3" text:outline-level="3"><text:soft-page-break/>Characteristics of an open organization</text:h>
      <text:p text:style-name="P85">Open organizations take many shapes. Their sizes, compositions, and missions vary. But the following five characteristics are the hallmarks of any open organization.</text:p>
      <text:p text:style-name="P85">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5">That fact makes explaining any one of the characteristics difficult without reference to the others.</text:p>
      <text:h text:style-name="Heading_20_3" text:outline-level="3">Transparency</text:h>
      <text:p text:style-name="P86">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5">In open organizations, <text:span text:style-name="T60">transparency</text:span> looks like:</text:p>
      <text:list xml:id="list2869384044146863700" text:style-name="L27">
        <text:list-item>
          <text:p text:style-name="P317">Everyone working on a project or initiative has access to all pertinent materials by default.</text:p>
        </text:list-item>
        <text:list-item>
          <text:p text:style-name="P317">People willingly disclose their work, invite participation on projects before those projects are complete and/or <text:soft-page-break/>"final," and respond positively to request for additional details.</text:p>
        </text:list-item>
        <text:list-item>
          <text:p text:style-name="P317">People affected by decisions can access and review the processes and arguments that lead to those decisions, and they can comment on and respond to them.</text:p>
        </text:list-item>
        <text:list-item>
          <text:p text:style-name="P317">Leaders encourage others to tell stories about both their failures and their successes without fear of repercussion; associates are forthcoming about both.</text:p>
        </text:list-item>
        <text:list-item>
          <text:p text:style-name="P317">People value both success and failures for the lessons they provide.</text:p>
        </text:list-item>
        <text:list-item>
          <text:p text:style-name="P317">Goals are public and explicit, and people working on projects clearly indicate roles and responsibilities to enhance accountability.</text:p>
        </text:list-item>
      </text:list>
      <text:h text:style-name="Heading_20_3" text:outline-level="3">Inclusivity</text:h>
      <text:p text:style-name="P86">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5">In open organizations, inclusivity looks like:</text:p>
      <text:list xml:id="list3129519408552138364" text:style-name="L28">
        <text:list-item>
          <text:p text:style-name="P318">Technical channels and social norms for encouraging diverse points of view are well-established and obvious.</text:p>
        </text:list-item>
        <text:list-item text:start-value="1">
          <text:p text:style-name="P318">Protocols and procedures for participation are clear, widely available, and acknowledged, allowing for constructive inclusion of diverse perspectives.</text:p>
        </text:list-item>
        <text:list-item>
          <text:p text:style-name="P318"><text:soft-page-break/>The organization features multiple channels and/or methods for receiving feedback in order to accommodate people's preferences.</text:p>
        </text:list-item>
        <text:list-item>
          <text:p text:style-name="P318">Leaders regularly assess and respond to feedback they receive, and cultivate a culture that encourages frequent dialog regarding this feedback.</text:p>
        </text:list-item>
        <text:list-item>
          <text:p text:style-name="P318">Leaders are conscious of voices not present in dialog and actively seek to include or incorporate them.</text:p>
        </text:list-item>
        <text:list-item>
          <text:p text:style-name="P318">People feel a duty to voice opinions on issues relevant to their work or about which they are passionate.</text:p>
        </text:list-item>
        <text:list-item>
          <text:p text:style-name="P318">People work transparently and share materials via common standards and/or agreed-upon platforms that do not prevent others from accessing or modifying them.</text:p>
        </text:list-item>
      </text:list>
      <text:h text:style-name="Heading_20_3" text:outline-level="3">Adaptability</text:h>
      <text:p text:style-name="P86">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5">In open organizations, adaptability looks like:</text:p>
      <text:list xml:id="list7459094408779553457" text:style-name="L29">
        <text:list-item>
          <text:p text:style-name="P319">Feedback mechanisms are accessible both to members of the organization and to outside members, who can offer suggestions.</text:p>
        </text:list-item>
        <text:list-item>
          <text:p text:style-name="P319"><text:soft-page-break/>Feedback mechanisms allow and encourage peers to assist one another without managerial oversight, if necessary.</text:p>
        </text:list-item>
        <text:list-item>
          <text:p text:style-name="P319">Leaders work to ensure that feedback loops genuinely and materially impact the ways people in the organization operate.</text:p>
        </text:list-item>
        <text:list-item>
          <text:p text:style-name="P319">Processes for collective problem solving, collaborative decision making, and continuous learning are in place, and the organization rewards both personal and team learning to reinforce a growth mindset.</text:p>
        </text:list-item>
        <text:list-item>
          <text:p text:style-name="P319">People tend to understand the context for the changes they're making or experiencing.</text:p>
        </text:list-item>
        <text:list-item>
          <text:p text:style-name="P31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6">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llaboration looks like:</text:p>
      <text:list xml:id="list5705078794634762129" text:style-name="L30">
        <text:list-item>
          <text:p text:style-name="P320">People tend to believe that working together produces better results.</text:p>
        </text:list-item>
        <text:list-item>
          <text:p text:style-name="P320"><text:soft-page-break/>People tend to begin work collaboratively, rather than "add collaboration" after they've each completed individual components of work.</text:p>
        </text:list-item>
        <text:list-item>
          <text:p text:style-name="P320">People tend to engage partners outside their immediate teams when undertaking new projects.</text:p>
        </text:list-item>
        <text:list-item>
          <text:p text:style-name="P320">Work produced collaboratively is easily available internally for others to build upon.</text:p>
        </text:list-item>
        <text:list-item>
          <text:p text:style-name="P320">Work produced collaboratively is available externally for creators outside the organization to use in potentially unforeseen ways.</text:p>
        </text:list-item>
        <text:list-item>
          <text:p text:style-name="P320">People can discover, provide feedback on, and join work in progress easily—and are welcomed to do so.</text:p>
        </text:list-item>
      </text:list>
      <text:h text:style-name="P227"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5">In open organizations, community looks like:</text:p>
      <text:list xml:id="list4263457709229560864" text:style-name="L31">
        <text:list-item>
          <text:p text:style-name="P321">Shared values and principles that inform decision-making and assessment processes are clear and obvious to members.</text:p>
        </text:list-item>
        <text:list-item>
          <text:p text:style-name="P321">People feel equipped and empowered to make meaningful contributions to collaborative work.</text:p>
        </text:list-item>
        <text:list-item>
          <text:p text:style-name="P321">Leaders mentor others and demonstrate strong accountability to the group by modeling shared values and principles.</text:p>
        </text:list-item>
        <text:list-item>
          <text:p text:style-name="P321"><text:soft-page-break/>People have a common language and work together to ensure that ideas do not get "lost in translation," and they are comfortable sharing their knowledge and stories to further the group's work.</text:p>
        </text:list-item>
      </text:list>
      <text:p text:style-name="P162">Version <text:span text:style-name="T56">2</text:span>.0<text:line-break/><text:span text:style-name="T56">April</text:span> 201<text:span text:style-name="T56">7</text:span><text:line-break/>The Open Organization Ambassadors at Opensource.com</text:p>
      <text:p text:style-name="P196"/>
      <text:h text:style-name="P198" text:outline-level="1"><text:bookmark-start text:name="__RefHeading___Toc842_1232125672"/>Learn More<text:bookmark-end text:name="__RefHeading___Toc842_1232125672"/></text:h>
      <text:h text:style-name="P223" text:outline-level="2"><text:bookmark-start text:name="__RefHeading___Toc2382_190016556"/>Additional <text:span text:style-name="T27">resources</text:span><text:bookmark-end text:name="__RefHeading___Toc2382_190016556"/></text:h>
      <text:h text:style-name="P228" text:outline-level="3">The <text:span text:style-name="T19">Open Organization </text:span><text:span text:style-name="T10">mailing list</text:span></text:h>
      <text:p text:style-name="P61"><text:span text:style-name="T8">Our community of writers, practitioners, and ambassadors regularly exchange resources and discuss the future of work, management, and leadership. Chime in </text:span><text:span text:style-name="T6">at www.redhat.com/mailman/listinfo/openorg-list.</text:span></text:p>
      <text:h text:style-name="P229" text:outline-level="3">The "Open Organization Highlights" newsletter</text:h>
      <text:p text:style-name="P61"><text:span text:style-name="T4">Get open organization stories sent directly to your inbox. Visit </text:span><text:span text:style-name="T6">opensource.com/open-organization</text:span><text:span text:style-name="T4"> to sign up.</text:span></text:p>
      <text:h text:style-name="P230" text:outline-level="3">Discussion <text:span text:style-name="T28">g</text:span>uides</text:h>
      <text:p text:style-name="P60"><text:span text:style-name="T7">Want to start your own </text:span><text:span text:style-name="T21">Open Organization</text:span><text:span text:style-name="T7"> book club? Download </text:span><text:span text:style-name="T13">free </text:span><text:span text:style-name="T7">discussion guides for help getting started. </text:span><text:span text:style-name="T6">Just visit opensource.com/open-organization/resources/.</text:span></text:p>
      <text:h text:style-name="P230" text:outline-level="3"><text:span text:style-name="T6">#</text:span><text:span text:style-name="T3">OpenOrgChat</text:span></text:h>
      <text:p text:style-name="P29">Our community enjoys gathering on Twitter to <text:span text:style-name="T31">discuss open organizations</text:span>. Find the hashtag #OpenOrgChat, check the schedule at opensource.com/open-organization/resources/twitter-chats, and make your voice heard.</text:p>
      <text:h text:style-name="P224" text:outline-level="2"><text:bookmark-start text:name="__RefHeading___Toc2384_190016556"/>Get involved<text:bookmark-end text:name="__RefHeading___Toc2384_190016556"/></text:h>
      <text:h text:style-name="P230" text:outline-level="3">Share this book</text:h>
      <text:p text:style-name="P58">We've licensed this book with a Creative Commons license, so you're free to share a copy with anyone who might benefit from learning more about the ways open source values are changing organizations today. See the copyright statement for more detail.</text:p>
      <text:h text:style-name="P231" text:outline-level="3">Tell your story</text:h>
      <text:p text:style-name="P59">Every week, Opensource.com publishes stories about the ways open principles are changing the way we work, manage, and lead. <text:span text:style-name="T26">You can read them at opensource.com/open-organization. Do you have a story to tell? </text:span>Please consider submitting it to us at opensource.com/story.</text:p>
      <text:h text:style-name="P232" text:outline-level="3">Join the community</text:h>
      <text:p text:style-name="P94"><text:span text:style-name="T4">Are you passionate about using open source ideas to enhance organizational life? You might be eligible for the Open Organization Ambassadors program </text:span><text:span text:style-name="T5">(read more at opensource.com/resources/open-organization-ambassadors-program)</text:span><text:span text:style-name="T4">. </text:span><text:span text:style-name="T5">Share your knowledge and </text:span><text:span text:style-name="T15">your </text:span><text:span text:style-name="T5">experience—and join us </text:span><text:span text:style-name="T9">at github.com/open-organization-ambassadors.</text:span></text:p>
      <text:p text:style-name="P19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11DT5H36M58S</meta:editing-duration>
    <meta:editing-cycles>305</meta:editing-cycles>
    <dc:title>Open Organization Book</dc:title>
    <dc:date>2017-05-19T09:00:31.155133976</dc:date>
    <meta:document-statistic meta:table-count="0" meta:image-count="0" meta:object-count="0" meta:page-count="200" meta:paragraph-count="1179" meta:word-count="40724" meta:character-count="253136" meta:non-whitespace-character-count="213876"/>
    <meta:template xlink:type="simple" xlink:actuate="onRequest" xlink:title="Open Organization Book" xlink:href="../../../../../.config/libreoffice/4/user/template/Open%20Organization%20Book.ott" meta:date="2017-03-02T13:55:41.957328267"/>
  </office:meta>
</office:document-meta>
</file>